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463cm" table:align="left" style:may-break-between-rows="false"/>
    </style:style>
    <style:style style:name="Table1.A" style:family="table-column">
      <style:table-column-properties style:column-width="17.46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621cm" fo:margin-left="-0.016cm" table:align="left"/>
    </style:style>
    <style:style style:name="Table11.A" style:family="table-column">
      <style:table-column-properties style:column-width="17.621cm"/>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7.621cm" fo:margin-left="-0.016cm" table:align="left"/>
    </style:style>
    <style:style style:name="Table8.A" style:family="table-column">
      <style:table-column-properties style:column-width="17.621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7.621cm" fo:margin-left="-0.016cm" table:align="left"/>
    </style:style>
    <style:style style:name="Table12.A" style:family="table-column">
      <style:table-column-properties style:column-width="17.621cm"/>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621cm" fo:margin-left="-0.016cm" table:align="left"/>
    </style:style>
    <style:style style:name="Table9.A" style:family="table-column">
      <style:table-column-properties style:column-width="17.621cm"/>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621cm" fo:margin-left="-0.016cm" table:align="left"/>
    </style:style>
    <style:style style:name="Table10.A" style:family="table-column">
      <style:table-column-properties style:column-width="17.621cm"/>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621cm" fo:margin-left="-0.016cm" table:align="left"/>
    </style:style>
    <style:style style:name="Table13.A" style:family="table-column">
      <style:table-column-properties style:column-width="17.621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621cm" fo:margin-left="-0.016cm" table:align="left"/>
    </style:style>
    <style:style style:name="Table14.A" style:family="table-column">
      <style:table-column-properties style:column-width="17.621cm"/>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621cm" fo:margin-left="-0.016cm" table:align="left"/>
    </style:style>
    <style:style style:name="Table15.A" style:family="table-column">
      <style:table-column-properties style:column-width="17.621cm"/>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6" style:family="table">
      <style:table-properties style:width="17.621cm" fo:margin-left="-0.016cm" table:align="left"/>
    </style:style>
    <style:style style:name="Table16.A" style:family="table-column">
      <style:table-column-properties style:column-width="17.621cm"/>
    </style:style>
    <style:style style:name="Table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0" style:family="table">
      <style:table-properties style:width="17.621cm" fo:margin-left="-0.016cm" table:align="left"/>
    </style:style>
    <style:style style:name="Table20.A" style:family="table-column">
      <style:table-column-properties style:column-width="17.621cm"/>
    </style:style>
    <style:style style:name="Table2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1" style:family="table">
      <style:table-properties style:width="17.621cm" fo:margin-left="-0.016cm" table:align="left"/>
    </style:style>
    <style:style style:name="Table21.A" style:family="table-column">
      <style:table-column-properties style:column-width="17.621cm"/>
    </style:style>
    <style:style style:name="Table2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2" style:family="table">
      <style:table-properties style:width="17.621cm" fo:margin-left="-0.016cm" table:align="left"/>
    </style:style>
    <style:style style:name="Table22.A" style:family="table-column">
      <style:table-column-properties style:column-width="17.621cm"/>
    </style:style>
    <style:style style:name="Table2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3" style:family="table">
      <style:table-properties style:width="17.621cm" fo:margin-left="-0.016cm" table:align="left"/>
    </style:style>
    <style:style style:name="Table23.A" style:family="table-column">
      <style:table-column-properties style:column-width="17.621cm"/>
    </style:style>
    <style:style style:name="Table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4" style:family="table">
      <style:table-properties style:width="17.621cm" fo:margin-left="-0.016cm" table:align="left"/>
    </style:style>
    <style:style style:name="Table24.A" style:family="table-column">
      <style:table-column-properties style:column-width="17.621cm"/>
    </style:style>
    <style:style style:name="Table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5" style:family="table">
      <style:table-properties style:width="17.621cm" fo:margin-left="-0.016cm" table:align="left"/>
    </style:style>
    <style:style style:name="Table25.A" style:family="table-column">
      <style:table-column-properties style:column-width="17.621cm"/>
    </style:style>
    <style:style style:name="Table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7" style:family="table">
      <style:table-properties style:width="17.621cm" fo:margin-left="-0.016cm" table:align="left"/>
    </style:style>
    <style:style style:name="Table27.A" style:family="table-column">
      <style:table-column-properties style:column-width="17.621cm"/>
    </style:style>
    <style:style style:name="Table2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 style:family="table">
      <style:table-properties style:width="17.621cm" fo:margin-left="-0.016cm" table:align="left"/>
    </style:style>
    <style:style style:name="Table28.A" style:family="table-column">
      <style:table-column-properties style:column-width="17.621cm"/>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621cm" fo:margin-left="-0.016cm" table:align="left"/>
    </style:style>
    <style:style style:name="Table26.A" style:family="table-column">
      <style:table-column-properties style:column-width="17.621cm"/>
    </style:style>
    <style:style style:name="Table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 style:family="table">
      <style:table-properties style:width="17.621cm" fo:margin-left="-0.016cm" table:align="left"/>
    </style:style>
    <style:style style:name="Table29.A" style:family="table-column">
      <style:table-column-properties style:column-width="17.621cm"/>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621cm" fo:margin-left="-0.016cm" table:align="left"/>
    </style:style>
    <style:style style:name="Table30.A" style:family="table-column">
      <style:table-column-properties style:column-width="17.621cm"/>
    </style:style>
    <style:style style:name="Table3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1" style:family="table">
      <style:table-properties style:width="17.621cm" fo:margin-left="-0.016cm" table:align="left"/>
    </style:style>
    <style:style style:name="Table31.A" style:family="table-column">
      <style:table-column-properties style:column-width="17.621cm"/>
    </style:style>
    <style:style style:name="Table3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2" style:family="table">
      <style:table-properties style:width="17.621cm" fo:margin-left="-0.016cm" table:align="left"/>
    </style:style>
    <style:style style:name="Table32.A" style:family="table-column">
      <style:table-column-properties style:column-width="17.621cm"/>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621cm" fo:margin-left="-0.016cm" table:align="left"/>
    </style:style>
    <style:style style:name="Table33.A" style:family="table-column">
      <style:table-column-properties style:column-width="17.621cm"/>
    </style:style>
    <style:style style:name="Table3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4" style:family="table">
      <style:table-properties style:width="17.621cm" fo:margin-left="-0.016cm" table:align="left"/>
    </style:style>
    <style:style style:name="Table34.A" style:family="table-column">
      <style:table-column-properties style:column-width="17.621cm"/>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621cm" fo:margin-left="-0.016cm" table:align="left"/>
    </style:style>
    <style:style style:name="Table35.A" style:family="table-column">
      <style:table-column-properties style:column-width="17.621cm"/>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7.621cm" fo:margin-left="-0.016cm" table:align="left"/>
    </style:style>
    <style:style style:name="Table36.A" style:family="table-column">
      <style:table-column-properties style:column-width="17.621cm"/>
    </style:style>
    <style:style style:name="Table3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7.621cm" fo:margin-left="-0.016cm" table:align="left"/>
    </style:style>
    <style:style style:name="Table37.A" style:family="table-column">
      <style:table-column-properties style:column-width="17.621cm"/>
    </style:style>
    <style:style style:name="Table3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8" style:family="table">
      <style:table-properties style:width="17.621cm" fo:margin-left="-0.016cm" table:align="left"/>
    </style:style>
    <style:style style:name="Table38.A" style:family="table-column">
      <style:table-column-properties style:column-width="17.621cm"/>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621cm" fo:margin-left="-0.016cm" table:align="left"/>
    </style:style>
    <style:style style:name="Table40.A" style:family="table-column">
      <style:table-column-properties style:column-width="17.621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9" style:family="table">
      <style:table-properties style:width="17.621cm" fo:margin-left="-0.016cm" table:align="left"/>
    </style:style>
    <style:style style:name="Table39.A" style:family="table-column">
      <style:table-column-properties style:column-width="17.621cm"/>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1" style:family="table">
      <style:table-properties style:width="17.621cm" fo:margin-left="-0.016cm" table:align="left"/>
    </style:style>
    <style:style style:name="Table41.A" style:family="table-column">
      <style:table-column-properties style:column-width="17.621cm"/>
    </style:style>
    <style:style style:name="Table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2" style:family="table">
      <style:table-properties style:width="17.621cm" fo:margin-left="-0.016cm" table:align="left"/>
    </style:style>
    <style:style style:name="Table42.A" style:family="table-column">
      <style:table-column-properties style:column-width="17.621cm"/>
    </style:style>
    <style:style style:name="Table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3" style:family="table">
      <style:table-properties style:width="17.621cm" fo:margin-left="-0.016cm" table:align="left"/>
    </style:style>
    <style:style style:name="Table43.A" style:family="table-column">
      <style:table-column-properties style:column-width="17.621cm"/>
    </style:style>
    <style:style style:name="Table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4" style:family="table">
      <style:table-properties style:width="17.621cm" fo:margin-left="-0.016cm" table:align="left"/>
    </style:style>
    <style:style style:name="Table44.A" style:family="table-column">
      <style:table-column-properties style:column-width="17.621cm"/>
    </style:style>
    <style:style style:name="Table4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5" style:family="table">
      <style:table-properties style:width="17.621cm" fo:margin-left="-0.016cm" table:align="left"/>
    </style:style>
    <style:style style:name="Table45.A" style:family="table-column">
      <style:table-column-properties style:column-width="17.621cm"/>
    </style:style>
    <style:style style:name="Table4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6" style:family="table">
      <style:table-properties style:width="17.621cm" fo:margin-left="-0.016cm" table:align="left"/>
    </style:style>
    <style:style style:name="Table46.A" style:family="table-column">
      <style:table-column-properties style:column-width="17.621cm"/>
    </style:style>
    <style:style style:name="Table4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7" style:family="table">
      <style:table-properties style:width="17.621cm" fo:margin-left="-0.016cm" table:align="left"/>
    </style:style>
    <style:style style:name="Table47.A" style:family="table-column">
      <style:table-column-properties style:column-width="17.621cm"/>
    </style:style>
    <style:style style:name="Table4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8" style:family="table">
      <style:table-properties style:width="17.621cm" fo:margin-left="-0.016cm" table:align="left"/>
    </style:style>
    <style:style style:name="Table48.A" style:family="table-column">
      <style:table-column-properties style:column-width="17.621cm"/>
    </style:style>
    <style:style style:name="Table4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9" style:family="table">
      <style:table-properties style:width="17.621cm" fo:margin-left="-0.016cm" table:align="left"/>
    </style:style>
    <style:style style:name="Table49.A" style:family="table-column">
      <style:table-column-properties style:column-width="17.621cm"/>
    </style:style>
    <style:style style:name="Table4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0" style:family="table">
      <style:table-properties style:width="17.621cm" fo:margin-left="-0.016cm" table:align="left"/>
    </style:style>
    <style:style style:name="Table50.A" style:family="table-column">
      <style:table-column-properties style:column-width="17.621cm"/>
    </style:style>
    <style:style style:name="Table5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 style:family="table">
      <style:table-properties style:width="17.621cm" fo:margin-left="-0.016cm" table:align="left"/>
    </style:style>
    <style:style style:name="Table51.A" style:family="table-column">
      <style:table-column-properties style:column-width="17.621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2" style:family="table">
      <style:table-properties style:width="17.621cm" fo:margin-left="-0.016cm" table:align="left"/>
    </style:style>
    <style:style style:name="Table52.A" style:family="table-column">
      <style:table-column-properties style:column-width="17.621cm"/>
    </style:style>
    <style:style style:name="Table5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3" style:family="table">
      <style:table-properties style:width="17.621cm" fo:margin-left="-0.016cm" table:align="left"/>
    </style:style>
    <style:style style:name="Table53.A" style:family="table-column">
      <style:table-column-properties style:column-width="17.621cm"/>
    </style:style>
    <style:style style:name="Table5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4" style:family="table">
      <style:table-properties style:width="17.621cm" fo:margin-left="-0.016cm" table:align="left"/>
    </style:style>
    <style:style style:name="Table54.A" style:family="table-column">
      <style:table-column-properties style:column-width="17.621cm"/>
    </style:style>
    <style:style style:name="Table5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5" style:family="table">
      <style:table-properties style:width="17.621cm" fo:margin-left="-0.016cm" table:align="left"/>
    </style:style>
    <style:style style:name="Table55.A" style:family="table-column">
      <style:table-column-properties style:column-width="17.621cm"/>
    </style:style>
    <style:style style:name="Table5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6" style:family="table">
      <style:table-properties style:width="17.621cm" fo:margin-left="-0.016cm" table:align="left"/>
    </style:style>
    <style:style style:name="Table56.A" style:family="table-column">
      <style:table-column-properties style:column-width="17.621cm"/>
    </style:style>
    <style:style style:name="Table5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7" style:family="table">
      <style:table-properties style:width="17.621cm" fo:margin-left="-0.016cm" table:align="left"/>
    </style:style>
    <style:style style:name="Table57.A" style:family="table-column">
      <style:table-column-properties style:column-width="17.621cm"/>
    </style:style>
    <style:style style:name="Table5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8" style:family="table">
      <style:table-properties style:width="17.621cm" fo:margin-left="-0.016cm" table:align="left"/>
    </style:style>
    <style:style style:name="Table58.A" style:family="table-column">
      <style:table-column-properties style:column-width="17.621cm"/>
    </style:style>
    <style:style style:name="Table5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9" style:family="table">
      <style:table-properties style:width="17.621cm" fo:margin-left="-0.016cm" table:align="left"/>
    </style:style>
    <style:style style:name="Table59.A" style:family="table-column">
      <style:table-column-properties style:column-width="17.621cm"/>
    </style:style>
    <style:style style:name="Table5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1" style:family="table">
      <style:table-properties style:width="17.621cm" fo:margin-left="-0.016cm" table:align="left"/>
    </style:style>
    <style:style style:name="Table61.A" style:family="table-column">
      <style:table-column-properties style:column-width="17.621cm"/>
    </style:style>
    <style:style style:name="Table6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2" style:family="table">
      <style:table-properties style:width="17.621cm" fo:margin-left="-0.016cm" table:align="left"/>
    </style:style>
    <style:style style:name="Table62.A" style:family="table-column">
      <style:table-column-properties style:column-width="17.621cm"/>
    </style:style>
    <style:style style:name="Table6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0" style:family="table">
      <style:table-properties style:width="17.621cm" fo:margin-left="-0.016cm" table:align="left"/>
    </style:style>
    <style:style style:name="Table60.A" style:family="table-column">
      <style:table-column-properties style:column-width="17.621cm"/>
    </style:style>
    <style:style style:name="Table6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3" style:family="table">
      <style:table-properties style:width="17.621cm" fo:margin-left="-0.016cm" table:align="left"/>
    </style:style>
    <style:style style:name="Table63.A" style:family="table-column">
      <style:table-column-properties style:column-width="17.621cm"/>
    </style:style>
    <style:style style:name="Table6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4" style:family="table">
      <style:table-properties style:width="17.621cm" fo:margin-left="-0.016cm" table:align="left"/>
    </style:style>
    <style:style style:name="Table64.A" style:family="table-column">
      <style:table-column-properties style:column-width="17.621cm"/>
    </style:style>
    <style:style style:name="Table6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5" style:family="table">
      <style:table-properties style:width="17.621cm" fo:margin-left="-0.016cm" table:align="left"/>
    </style:style>
    <style:style style:name="Table65.A" style:family="table-column">
      <style:table-column-properties style:column-width="17.621cm"/>
    </style:style>
    <style:style style:name="Table6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6" style:family="table">
      <style:table-properties style:width="17.621cm" fo:margin-left="-0.016cm" table:align="left"/>
    </style:style>
    <style:style style:name="Table66.A" style:family="table-column">
      <style:table-column-properties style:column-width="17.621cm"/>
    </style:style>
    <style:style style:name="Table6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style:width="17.621cm" fo:margin-left="-0.016cm" table:align="left"/>
    </style:style>
    <style:style style:name="Table7.A" style:family="table-column">
      <style:table-column-properties style:column-width="17.621cm"/>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 style:family="table">
      <style:table-properties style:width="17.621cm" fo:margin-left="-0.016cm" table:align="left"/>
    </style:style>
    <style:style style:name="Tableau1.A" style:family="table-column">
      <style:table-column-properties style:column-width="17.621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 style:family="table">
      <style:table-properties style:width="17.621cm" fo:margin-left="-0.016cm" table:align="left"/>
    </style:style>
    <style:style style:name="Tableau2.A" style:family="table-column">
      <style:table-column-properties style:column-width="17.621cm"/>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2pt" officeooo:rsid="00011e3c" officeooo:paragraph-rsid="00011e3c" style:font-size-asian="12pt" style:font-size-complex="12pt"/>
    </style:style>
    <style:style style:name="P2" style:family="paragraph" style:parent-style-name="Standard">
      <style:text-properties fo:font-size="12pt" officeooo:rsid="00011e3c" officeooo:paragraph-rsid="000aa82f" style:font-size-asian="12pt" style:font-size-complex="12pt"/>
    </style:style>
    <style:style style:name="P3" style:family="paragraph" style:parent-style-name="Standard">
      <style:text-properties fo:font-size="12pt" officeooo:rsid="0002bf58" officeooo:paragraph-rsid="0016b646" style:font-size-asian="12pt" style:font-size-complex="12pt"/>
    </style:style>
    <style:style style:name="P4" style:family="paragraph" style:parent-style-name="Standard">
      <style:text-properties fo:font-size="12pt" officeooo:rsid="0002bf58" officeooo:paragraph-rsid="003617f4" style:font-size-asian="12pt" style:font-size-complex="12pt"/>
    </style:style>
    <style:style style:name="P5" style:family="paragraph" style:parent-style-name="Standard">
      <style:text-properties fo:font-size="12pt" officeooo:rsid="0002bf58" officeooo:paragraph-rsid="0002bf58" style:font-size-asian="12pt" style:font-size-complex="12pt"/>
    </style:style>
    <style:style style:name="P6" style:family="paragraph" style:parent-style-name="Standard">
      <style:text-properties fo:font-size="12pt" officeooo:rsid="0002bf58" officeooo:paragraph-rsid="000361d7" style:font-size-asian="12pt" style:font-size-complex="12pt"/>
    </style:style>
    <style:style style:name="P7" style:family="paragraph" style:parent-style-name="Standard">
      <style:text-properties fo:font-size="12pt" officeooo:rsid="0002bf58" officeooo:paragraph-rsid="000bdcfd" style:font-size-asian="12pt" style:font-size-complex="12pt"/>
    </style:style>
    <style:style style:name="P8" style:family="paragraph" style:parent-style-name="Standard">
      <style:text-properties fo:font-size="12pt" officeooo:rsid="000eea4f" officeooo:paragraph-rsid="000eea4f" style:font-size-asian="12pt" style:font-size-complex="12pt"/>
    </style:style>
    <style:style style:name="P9" style:family="paragraph" style:parent-style-name="Standard">
      <style:text-properties fo:font-size="12pt" officeooo:rsid="000eea4f" officeooo:paragraph-rsid="00186fe0" style:font-size-asian="12pt" style:font-size-complex="12pt"/>
    </style:style>
    <style:style style:name="P10" style:family="paragraph" style:parent-style-name="Standard">
      <style:text-properties fo:font-size="12pt" officeooo:rsid="000eea4f" officeooo:paragraph-rsid="003617f4" style:font-size-asian="12pt" style:font-size-complex="12pt"/>
    </style:style>
    <style:style style:name="P11" style:family="paragraph" style:parent-style-name="Standard">
      <style:text-properties fo:font-size="12pt" officeooo:rsid="001bdb0b" officeooo:paragraph-rsid="0023c992" style:font-size-asian="12pt" style:font-size-complex="12pt"/>
    </style:style>
    <style:style style:name="P12" style:family="paragraph" style:parent-style-name="Standard">
      <style:text-properties fo:font-size="12pt" officeooo:rsid="001bdb0b" officeooo:paragraph-rsid="002969ce" style:font-size-asian="12pt" style:font-size-complex="12pt"/>
    </style:style>
    <style:style style:name="P13" style:family="paragraph" style:parent-style-name="Standard">
      <style:text-properties fo:font-size="12pt" officeooo:rsid="001bdb0b" officeooo:paragraph-rsid="002e027b" style:font-size-asian="12pt" style:font-size-complex="12pt"/>
    </style:style>
    <style:style style:name="P14" style:family="paragraph" style:parent-style-name="Standard">
      <style:text-properties fo:font-size="12pt" officeooo:rsid="001bdb0b" officeooo:paragraph-rsid="0020749b" style:font-size-asian="12pt" style:font-size-complex="12pt"/>
    </style:style>
    <style:style style:name="P15" style:family="paragraph" style:parent-style-name="Standard">
      <style:text-properties fo:font-size="12pt" officeooo:rsid="001bdb0b" officeooo:paragraph-rsid="002dc080" style:font-size-asian="12pt" style:font-size-complex="12pt"/>
    </style:style>
    <style:style style:name="P16" style:family="paragraph" style:parent-style-name="Standard">
      <style:text-properties fo:font-size="12pt" officeooo:rsid="001bdb0b" officeooo:paragraph-rsid="00335714" style:font-size-asian="12pt" style:font-size-complex="12pt"/>
    </style:style>
    <style:style style:name="P17" style:family="paragraph" style:parent-style-name="Standard">
      <style:text-properties fo:font-size="12pt" officeooo:rsid="001bdb0b" officeooo:paragraph-rsid="00495142" style:font-size-asian="12pt" style:font-size-complex="12pt"/>
    </style:style>
    <style:style style:name="P18" style:family="paragraph" style:parent-style-name="Standard">
      <style:text-properties fo:font-size="12pt" officeooo:rsid="001bdb0b" officeooo:paragraph-rsid="0050a5bc" style:font-size-asian="12pt" style:font-size-complex="12pt"/>
    </style:style>
    <style:style style:name="P19" style:family="paragraph" style:parent-style-name="Standard">
      <style:text-properties fo:font-size="12pt" officeooo:rsid="001bdb0b" officeooo:paragraph-rsid="005c998b" style:font-size-asian="12pt" style:font-size-complex="12pt"/>
    </style:style>
    <style:style style:name="P20" style:family="paragraph" style:parent-style-name="Standard">
      <style:text-properties fo:font-size="12pt" officeooo:rsid="001bdb0b" officeooo:paragraph-rsid="00606575" style:font-size-asian="12pt" style:font-size-complex="12pt"/>
    </style:style>
    <style:style style:name="P21" style:family="paragraph" style:parent-style-name="Standard">
      <style:text-properties fo:font-size="12pt" officeooo:rsid="001bdb0b" officeooo:paragraph-rsid="006cf7ed" style:font-size-asian="12pt" style:font-size-complex="12pt"/>
    </style:style>
    <style:style style:name="P22" style:family="paragraph" style:parent-style-name="Standard">
      <style:text-properties fo:font-size="12pt" officeooo:rsid="001d803e" officeooo:paragraph-rsid="002969ce" style:font-size-asian="12pt" style:font-size-complex="12pt"/>
    </style:style>
    <style:style style:name="P23" style:family="paragraph" style:parent-style-name="Standard">
      <style:text-properties fo:font-size="12pt" officeooo:rsid="001d803e" officeooo:paragraph-rsid="002e027b" style:font-size-asian="12pt" style:font-size-complex="12pt"/>
    </style:style>
    <style:style style:name="P24" style:family="paragraph" style:parent-style-name="Standard">
      <style:text-properties fo:font-size="12pt" officeooo:rsid="001d803e" officeooo:paragraph-rsid="002dc080" style:font-size-asian="12pt" style:font-size-complex="12pt"/>
    </style:style>
    <style:style style:name="P25" style:family="paragraph" style:parent-style-name="Standard">
      <style:text-properties fo:font-size="12pt" officeooo:rsid="00335714" officeooo:paragraph-rsid="00335714" style:font-size-asian="12pt" style:font-size-complex="12pt"/>
    </style:style>
    <style:style style:name="P26" style:family="paragraph" style:parent-style-name="Standard">
      <style:text-properties fo:font-size="12pt" officeooo:rsid="001467aa" officeooo:paragraph-rsid="001467aa" style:font-size-asian="12pt" style:font-size-complex="12pt"/>
    </style:style>
    <style:style style:name="P27" style:family="paragraph" style:parent-style-name="Standard">
      <style:text-properties fo:font-size="12pt" officeooo:rsid="001467aa" officeooo:paragraph-rsid="003617f4" style:font-size-asian="12pt" style:font-size-complex="12pt"/>
    </style:style>
    <style:style style:name="P28" style:family="paragraph" style:parent-style-name="Standard">
      <style:text-properties fo:font-size="12pt" officeooo:rsid="00521004" officeooo:paragraph-rsid="00537733" style:font-size-asian="12pt" style:font-size-complex="12pt"/>
    </style:style>
    <style:style style:name="P29" style:family="paragraph" style:parent-style-name="Standard">
      <style:text-properties fo:font-size="12pt" officeooo:rsid="006ca78f" officeooo:paragraph-rsid="0071153a" style:font-size-asian="12pt" style:font-size-complex="12pt"/>
    </style:style>
    <style:style style:name="P30" style:family="paragraph" style:parent-style-name="Standard">
      <style:text-properties fo:font-size="12pt" officeooo:rsid="006ca78f" officeooo:paragraph-rsid="00722344" style:font-size-asian="12pt" style:font-size-complex="12pt"/>
    </style:style>
    <style:style style:name="P31" style:family="paragraph" style:parent-style-name="Standard">
      <style:text-properties fo:font-size="12pt" officeooo:rsid="006ca78f" officeooo:paragraph-rsid="00d7138d" style:font-size-asian="12pt" style:font-size-complex="12pt"/>
    </style:style>
    <style:style style:name="P32" style:family="paragraph" style:parent-style-name="Standard">
      <style:text-properties fo:font-size="12pt" officeooo:rsid="006ca78f" officeooo:paragraph-rsid="00e08f37" style:font-size-asian="12pt" style:font-size-complex="12pt"/>
    </style:style>
    <style:style style:name="P33" style:family="paragraph" style:parent-style-name="Standard">
      <style:text-properties fo:font-size="12pt" officeooo:rsid="006ca78f" officeooo:paragraph-rsid="00f126fb" style:font-size-asian="12pt" style:font-size-complex="12pt"/>
    </style:style>
    <style:style style:name="P34" style:family="paragraph" style:parent-style-name="Standard">
      <style:text-properties fo:font-size="12pt" officeooo:rsid="006ca78f" officeooo:paragraph-rsid="010cd404" style:font-size-asian="12pt" style:font-size-complex="12pt"/>
    </style:style>
    <style:style style:name="P35" style:family="paragraph" style:parent-style-name="Standard">
      <style:text-properties fo:font-size="12pt" officeooo:rsid="006ca78f" officeooo:paragraph-rsid="012125c6" style:font-size-asian="12pt" style:font-size-complex="12pt"/>
    </style:style>
    <style:style style:name="P36" style:family="paragraph" style:parent-style-name="Standard">
      <style:text-properties fo:font-size="12pt" officeooo:rsid="00722344" officeooo:paragraph-rsid="00722344" style:font-size-asian="12pt" style:font-size-complex="12pt"/>
    </style:style>
    <style:style style:name="P37" style:family="paragraph" style:parent-style-name="Standard">
      <style:text-properties fo:font-size="12pt" officeooo:rsid="00787369" officeooo:paragraph-rsid="007953bd" style:font-size-asian="12pt" style:font-size-complex="12pt"/>
    </style:style>
    <style:style style:name="P38" style:family="paragraph" style:parent-style-name="Standard">
      <style:text-properties fo:font-size="12pt" officeooo:rsid="00818e76" officeooo:paragraph-rsid="00818e76" style:font-size-asian="12pt" style:font-size-complex="12pt"/>
    </style:style>
    <style:style style:name="P39" style:family="paragraph" style:parent-style-name="Standard">
      <style:text-properties fo:font-size="12pt" officeooo:rsid="008b0763" officeooo:paragraph-rsid="008b734b" style:font-size-asian="12pt" style:font-size-complex="12pt"/>
    </style:style>
    <style:style style:name="P40" style:family="paragraph" style:parent-style-name="Standard">
      <style:text-properties fo:font-size="12pt" officeooo:rsid="009cf00a" officeooo:paragraph-rsid="009cf00a" style:font-size-asian="12pt" style:font-size-complex="12pt"/>
    </style:style>
    <style:style style:name="P41" style:family="paragraph" style:parent-style-name="Standard">
      <style:text-properties fo:font-size="12pt" officeooo:rsid="00a48171" officeooo:paragraph-rsid="00a73cc0" style:font-size-asian="12pt" style:font-size-complex="12pt"/>
    </style:style>
    <style:style style:name="P42" style:family="paragraph" style:parent-style-name="Standard">
      <style:text-properties fo:font-size="12pt" officeooo:rsid="00b0e973" officeooo:paragraph-rsid="00b0e973" style:font-size-asian="12pt" style:font-size-complex="12pt"/>
    </style:style>
    <style:style style:name="P43" style:family="paragraph" style:parent-style-name="Standard">
      <style:text-properties fo:font-size="12pt" officeooo:rsid="00b3bea3" officeooo:paragraph-rsid="00b3bea3" style:font-size-asian="12pt" style:font-size-complex="12pt"/>
    </style:style>
    <style:style style:name="P44" style:family="paragraph" style:parent-style-name="Standard">
      <style:text-properties fo:font-size="12pt" officeooo:rsid="00b3bea3" officeooo:paragraph-rsid="00d7138d" style:font-size-asian="12pt" style:font-size-complex="12pt"/>
    </style:style>
    <style:style style:name="P45" style:family="paragraph" style:parent-style-name="Standard">
      <style:text-properties fo:font-size="12pt" officeooo:rsid="00bc71ed" officeooo:paragraph-rsid="00bd1dea" style:font-size-asian="12pt" style:font-size-complex="12pt"/>
    </style:style>
    <style:style style:name="P46" style:family="paragraph" style:parent-style-name="Standard">
      <style:text-properties fo:font-size="12pt" officeooo:rsid="00a2d891" officeooo:paragraph-rsid="00ae4d46" style:font-size-asian="12pt" style:font-size-complex="12pt"/>
    </style:style>
    <style:style style:name="P47" style:family="paragraph" style:parent-style-name="Standard">
      <style:text-properties fo:font-size="12pt" officeooo:rsid="00d27384" officeooo:paragraph-rsid="00d8af98" style:font-size-asian="12pt" style:font-size-complex="12pt"/>
    </style:style>
    <style:style style:name="P48" style:family="paragraph" style:parent-style-name="Standard">
      <style:text-properties fo:font-size="12pt" officeooo:rsid="00dd3eab" officeooo:paragraph-rsid="00e05be5" style:font-size-asian="12pt" style:font-size-complex="12pt"/>
    </style:style>
    <style:style style:name="P49" style:family="paragraph" style:parent-style-name="Standard">
      <style:text-properties fo:font-size="12pt" officeooo:rsid="00dd3eab" officeooo:paragraph-rsid="00e08f37" style:font-size-asian="12pt" style:font-size-complex="12pt"/>
    </style:style>
    <style:style style:name="P50" style:family="paragraph" style:parent-style-name="Standard">
      <style:text-properties fo:font-size="12pt" officeooo:rsid="00e6144e" officeooo:paragraph-rsid="00e657b4" style:font-size-asian="12pt" style:font-size-complex="12pt"/>
    </style:style>
    <style:style style:name="P51" style:family="paragraph" style:parent-style-name="Standard">
      <style:text-properties fo:font-size="12pt" officeooo:rsid="00e8d12f" officeooo:paragraph-rsid="00eb2a97" style:font-size-asian="12pt" style:font-size-complex="12pt"/>
    </style:style>
    <style:style style:name="P52" style:family="paragraph" style:parent-style-name="Standard">
      <style:text-properties fo:font-size="12pt" officeooo:rsid="00ed6573" officeooo:paragraph-rsid="00ef620e" style:font-size-asian="12pt" style:font-size-complex="12pt"/>
    </style:style>
    <style:style style:name="P53" style:family="paragraph" style:parent-style-name="Standard">
      <style:text-properties fo:font-size="12pt" officeooo:rsid="00f111ea" officeooo:paragraph-rsid="00f126fb" style:font-size-asian="12pt" style:font-size-complex="12pt"/>
    </style:style>
    <style:style style:name="P54" style:family="paragraph" style:parent-style-name="Standard">
      <style:text-properties fo:font-size="12pt" officeooo:rsid="00f985c7" officeooo:paragraph-rsid="00fa2d14" style:font-size-asian="12pt" style:font-size-complex="12pt"/>
    </style:style>
    <style:style style:name="P55" style:family="paragraph" style:parent-style-name="Standard">
      <style:text-properties fo:font-size="12pt" officeooo:rsid="0101fb9d" officeooo:paragraph-rsid="01020c9f" style:font-size-asian="12pt" style:font-size-complex="12pt"/>
    </style:style>
    <style:style style:name="P56" style:family="paragraph" style:parent-style-name="Standard">
      <style:text-properties fo:font-size="12pt" officeooo:rsid="010bbf17" officeooo:paragraph-rsid="010cd404" style:font-size-asian="12pt" style:font-size-complex="12pt"/>
    </style:style>
    <style:style style:name="P57" style:family="paragraph" style:parent-style-name="Standard">
      <style:text-properties fo:font-size="12pt" officeooo:rsid="011143de" officeooo:paragraph-rsid="011143de" style:font-size-asian="12pt" style:font-size-complex="12pt"/>
    </style:style>
    <style:style style:name="P58" style:family="paragraph" style:parent-style-name="Standard">
      <style:text-properties fo:font-size="12pt" officeooo:rsid="011b69e8" officeooo:paragraph-rsid="011b69e8" style:font-size-asian="12pt" style:font-size-complex="12pt"/>
    </style:style>
    <style:style style:name="P59" style:family="paragraph" style:parent-style-name="Standard">
      <style:text-properties fo:font-size="12pt" officeooo:rsid="011cb24b" officeooo:paragraph-rsid="011cb24b" style:font-size-asian="12pt" style:font-size-complex="12pt"/>
    </style:style>
    <style:style style:name="P60" style:family="paragraph" style:parent-style-name="Standard">
      <style:text-properties fo:font-size="12pt" officeooo:rsid="012125c6" officeooo:paragraph-rsid="012125c6" style:font-size-asian="12pt" style:font-size-complex="12pt"/>
    </style:style>
    <style:style style:name="P61" style:family="paragraph" style:parent-style-name="Standard">
      <style:text-properties fo:font-size="12pt" officeooo:rsid="0122275c" officeooo:paragraph-rsid="01227cf9" style:font-size-asian="12pt" style:font-size-complex="12pt"/>
    </style:style>
    <style:style style:name="P62" style:family="paragraph" style:parent-style-name="Standard">
      <style:text-properties fo:font-size="12pt" officeooo:rsid="01227cf9" officeooo:paragraph-rsid="01227cf9" style:font-size-asian="12pt" style:font-size-complex="12pt"/>
    </style:style>
    <style:style style:name="P63" style:family="paragraph" style:parent-style-name="Standard">
      <style:text-properties fo:font-size="12pt" officeooo:rsid="0127119e" officeooo:paragraph-rsid="01285c85" style:font-size-asian="12pt" style:font-size-complex="12pt"/>
    </style:style>
    <style:style style:name="P64" style:family="paragraph" style:parent-style-name="Standard">
      <style:text-properties fo:font-size="12pt" officeooo:rsid="01324ffd" officeooo:paragraph-rsid="00ccc578" style:font-size-asian="12pt" style:font-size-complex="12pt"/>
    </style:style>
    <style:style style:name="P65" style:family="paragraph" style:parent-style-name="Standard">
      <style:text-properties fo:font-size="12pt" officeooo:rsid="0137093b" officeooo:paragraph-rsid="00ccc578" style:font-size-asian="12pt" style:font-size-complex="12pt"/>
    </style:style>
    <style:style style:name="P66" style:family="paragraph" style:parent-style-name="Standard">
      <style:text-properties fo:font-size="12pt" officeooo:rsid="01189175" officeooo:paragraph-rsid="010bbf17" style:font-size-asian="12pt" style:font-size-complex="12pt"/>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bf58" officeooo:paragraph-rsid="000361d7"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7369" officeooo:paragraph-rsid="007953b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a78f" officeooo:paragraph-rsid="00fc418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text-properties officeooo:paragraph-rsid="000361d7"/>
    </style:style>
    <style:style style:name="P73" style:family="paragraph" style:parent-style-name="Standard">
      <style:text-properties officeooo:paragraph-rsid="000f122d"/>
    </style:style>
    <style:style style:name="P74" style:family="paragraph" style:parent-style-name="Standard">
      <style:text-properties officeooo:paragraph-rsid="002969ce"/>
    </style:style>
    <style:style style:name="P75" style:family="paragraph" style:parent-style-name="Standard">
      <style:text-properties fo:color="#00a933" fo:font-size="12pt" officeooo:rsid="000f122d" officeooo:paragraph-rsid="000f122d" style:font-size-asian="12pt" style:font-size-complex="12pt"/>
    </style:style>
    <style:style style:name="P76" style:family="paragraph" style:parent-style-name="Standard">
      <style:paragraph-properties fo:text-align="start" style:justify-single-word="false"/>
      <style:text-properties officeooo:paragraph-rsid="00551ab9"/>
    </style:style>
    <style:style style:name="P77" style:family="paragraph" style:parent-style-name="Standard">
      <style:paragraph-properties fo:text-align="start" style:justify-single-word="false"/>
      <style:text-properties fo:color="#ff0000" officeooo:paragraph-rsid="00551ab9"/>
    </style:style>
    <style:style style:name="P78" style:family="paragraph" style:parent-style-name="Standard">
      <style:paragraph-properties fo:text-align="start" style:justify-single-word="false"/>
      <style:text-properties fo:color="#2a6099" officeooo:paragraph-rsid="00551ab9"/>
    </style:style>
    <style:style style:name="P79" style:family="paragraph" style:parent-style-name="Standard">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fa2d1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0657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b73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0e97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8af9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5be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08f3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b2a9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126f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bbf1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cd40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143d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1cb24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125c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27cf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5c8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286be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a82f"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9643" officeooo:paragraph-rsid="000d9643"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0eea4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a4f" officeooo:paragraph-rsid="00186fe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1467a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7aa"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16b64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b646" officeooo:paragraph-rsid="003c6b1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0749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2aa3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749b"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3c99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c992"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69ce" officeooo:paragraph-rsid="002969c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af54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fc4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f545" officeooo:paragraph-rsid="002bd0c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dc08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c080"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dd627"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d627" officeooo:paragraph-rsid="002e027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5714" officeooo:paragraph-rsid="00335714"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d308" officeooo:paragraph-rsid="0041d308"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5142" officeooo:paragraph-rsid="00495142"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3cb5" officeooo:paragraph-rsid="004a3cb5"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617f4"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d9e" officeooo:paragraph-rsid="003ec5f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a5bc" officeooo:paragraph-rsid="0050a5b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329e" officeooo:paragraph-rsid="005e329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2234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2344" officeooo:paragraph-rsid="007831e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18e76"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8e76" officeooo:paragraph-rsid="00838c95"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5ed7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ed77" officeooo:paragraph-rsid="0089384c"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officeooo:paragraph-rsid="003617f4"/>
    </style:style>
    <style:style style:name="P148" style:family="paragraph" style:parent-style-name="Table_20_Contents">
      <style:paragraph-properties fo:text-align="start" style:justify-single-word="false"/>
      <style:text-properties fo:color="#000000" officeooo:paragraph-rsid="003ec5f0"/>
    </style:style>
    <style:style style:name="P149" style:family="paragraph" style:parent-style-name="Table_20_Contents">
      <style:paragraph-properties fo:text-align="start" style:justify-single-word="false"/>
      <style:text-properties officeooo:paragraph-rsid="0022aa34"/>
    </style:style>
    <style:style style:name="P150" style:family="paragraph" style:parent-style-name="Table_20_Contents">
      <style:paragraph-properties fo:text-align="start" style:justify-single-word="false"/>
      <style:text-properties officeooo:paragraph-rsid="0023c992"/>
    </style:style>
    <style:style style:name="P151" style:family="paragraph" style:parent-style-name="Table_20_Contents">
      <style:paragraph-properties fo:text-align="start" style:justify-single-word="false"/>
      <style:text-properties officeooo:paragraph-rsid="002bfc47"/>
    </style:style>
    <style:style style:name="P152" style:family="paragraph" style:parent-style-name="Table_20_Contents">
      <style:paragraph-properties fo:text-align="start" style:justify-single-word="false"/>
      <style:text-properties officeooo:paragraph-rsid="002e027b"/>
    </style:style>
    <style:style style:name="P153" style:family="paragraph" style:parent-style-name="Table_20_Contents">
      <style:paragraph-properties fo:text-align="start" style:justify-single-word="false"/>
      <style:text-properties officeooo:paragraph-rsid="003617f4"/>
    </style:style>
    <style:style style:name="P154" style:family="paragraph" style:parent-style-name="Table_20_Contents">
      <style:paragraph-properties fo:text-align="start" style:justify-single-word="false"/>
      <style:text-properties officeooo:paragraph-rsid="00436d22"/>
    </style:style>
    <style:style style:name="P155" style:family="paragraph" style:parent-style-name="Table_20_Contents">
      <style:paragraph-properties fo:text-align="start" style:justify-single-word="false"/>
      <style:text-properties officeooo:paragraph-rsid="004c86c4"/>
    </style:style>
    <style:style style:name="P156" style:family="paragraph" style:parent-style-name="Table_20_Contents">
      <style:paragraph-properties fo:text-align="start" style:justify-single-word="false"/>
      <style:text-properties officeooo:paragraph-rsid="00818e76"/>
    </style:style>
    <style:style style:name="P157" style:family="paragraph" style:parent-style-name="Table_20_Contents">
      <style:paragraph-properties fo:text-align="start" style:justify-single-word="false"/>
      <style:text-properties officeooo:paragraph-rsid="00838c95"/>
    </style:style>
    <style:style style:name="P158"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6cf7ed"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9cf00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a73cc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bd1de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657b4"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ef620e"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020c9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1b69e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0d7138d"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font-style="normal" fo:text-shadow="none" style:text-underline-style="none" fo:font-weight="normal" officeooo:paragraph-rsid="00b3bea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Contents_20_1">
      <style:paragraph-properties>
        <style:tab-stops>
          <style:tab-stop style:position="17.59cm" style:type="right" style:leader-style="dotted" style:leader-text="."/>
        </style:tab-stops>
      </style:paragraph-properties>
    </style:style>
    <style:style style:name="P170" style:family="paragraph" style:parent-style-name="Contents_20_2">
      <style:paragraph-properties>
        <style:tab-stops>
          <style:tab-stop style:position="17.09cm" style:type="right" style:leader-style="dotted" style:leader-text="."/>
        </style:tab-stops>
      </style:paragraph-properties>
    </style:style>
    <style:style style:name="P171" style:family="paragraph" style:parent-style-name="Contents_20_3">
      <style:paragraph-properties>
        <style:tab-stops>
          <style:tab-stop style:position="16.591cm" style:type="right" style:leader-style="dotted" style:leader-text="."/>
        </style:tab-stops>
      </style:paragraph-properties>
    </style:style>
    <style:style style:name="P172" style:family="paragraph" style:parent-style-name="Contents_20_4">
      <style:paragraph-properties>
        <style:tab-stops>
          <style:tab-stop style:position="16.092cm" style:type="right" style:leader-style="dotted" style:leader-text="."/>
        </style:tab-stops>
      </style:paragraph-properties>
    </style:style>
    <style:style style:name="P173" style:family="paragraph" style:parent-style-name="Heading_20_1">
      <style:text-properties officeooo:paragraph-rsid="0148900b"/>
    </style:style>
    <style:style style:name="P174" style:family="paragraph" style:parent-style-name="Heading_20_1">
      <style:paragraph-properties fo:break-before="page"/>
    </style:style>
    <style:style style:name="P175" style:family="paragraph" style:parent-style-name="Heading_20_2">
      <style:text-properties officeooo:paragraph-rsid="0169c88e"/>
    </style:style>
    <style:style style:name="P176" style:family="paragraph" style:parent-style-name="Heading_20_3">
      <style:text-properties officeooo:rsid="01427063"/>
    </style:style>
    <style:style style:name="P177" style:family="paragraph" style:parent-style-name="Heading_20_3">
      <style:text-properties officeooo:rsid="00d40677"/>
    </style:style>
    <style:style style:name="P178" style:family="paragraph" style:parent-style-name="Heading_20_3">
      <style:text-properties officeooo:rsid="01701f43" officeooo:paragraph-rsid="01701f43"/>
    </style:style>
    <style:style style:name="P179" style:family="paragraph" style:parent-style-name="Standard">
      <style:text-properties fo:font-size="12pt" officeooo:rsid="001579ae" officeooo:paragraph-rsid="003617f4" style:font-size-asian="12pt" style:font-size-complex="12pt"/>
    </style:style>
    <style:style style:name="P180" style:family="paragraph" style:parent-style-name="Standard">
      <style:text-properties officeooo:paragraph-rsid="016dee3d"/>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4deaf4"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6dee3d"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745ce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4deaf4"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6dee3d"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2a6099" style:text-outline="false" style:text-line-through-style="none" style:text-line-through-type="none" style:font-name="Liberation Serif" fo:font-size="12pt" fo:font-style="normal" fo:text-shadow="none" style:text-underline-style="none" fo:font-weight="normal" officeooo:paragraph-rsid="01745ce8"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officeooo:paragraph-rsid="01745ce8"/>
    </style:style>
    <style:style style:name="P188" style:family="paragraph" style:parent-style-name="Text_20_body" style:list-style-name="L1"/>
    <style:style style:name="P189" style:family="paragraph" style:parent-style-name="Text_20_body" style:list-style-name="L2"/>
    <style:style style:name="P190" style:family="paragraph" style:parent-style-name="Text_20_body" style:list-style-name="L3"/>
    <style:style style:name="P191" style:family="paragraph" style:parent-style-name="Text_20_body" style:list-style-name="L6"/>
    <style:style style:name="P192" style:family="paragraph" style:parent-style-name="Text_20_body">
      <style:text-properties officeooo:paragraph-rsid="0169c88e"/>
    </style:style>
    <style:style style:name="P193" style:family="paragraph" style:parent-style-name="Text_20_body">
      <style:text-properties fo:font-weight="normal" officeooo:rsid="017196c2" officeooo:paragraph-rsid="017196c2" style:font-weight-asian="normal" style:font-weight-complex="normal"/>
    </style:style>
    <style:style style:name="P194" style:family="paragraph" style:parent-style-name="Text_20_body">
      <style:text-properties style:text-underline-style="none" fo:font-weight="normal" officeooo:paragraph-rsid="0169c88e" style:font-weight-asian="normal" style:font-weight-complex="normal"/>
    </style:style>
    <style:style style:name="P195" style:family="paragraph" style:parent-style-name="Text_20_body">
      <style:text-properties officeooo:rsid="017196c2" officeooo:paragraph-rsid="017196c2"/>
    </style:style>
    <style:style style:name="P196" style:family="paragraph" style:parent-style-name="Text_20_body">
      <style:text-properties officeooo:paragraph-rsid="017196c2"/>
    </style:style>
    <style:style style:name="T1" style:family="text">
      <style:text-properties style:text-underline-style="solid" style:text-underline-width="auto" style:text-underline-color="font-color"/>
    </style:style>
    <style:style style:name="T2" style:family="text">
      <style:text-properties fo:color="#2a6099"/>
    </style:style>
    <style:style style:name="T3" style:family="text">
      <style:text-properties fo:color="#2a6099" officeooo:rsid="0005f20d"/>
    </style:style>
    <style:style style:name="T4" style:family="text">
      <style:text-properties fo:color="#2a6099" officeooo:rsid="00060343"/>
    </style:style>
    <style:style style:name="T5" style:family="text">
      <style:text-properties fo:color="#2a6099"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2a6099" style:text-outline="false" style:text-line-through-style="none" style:text-line-through-type="none" style:font-name="Liberation Serif" fo:font-size="12pt" fo:font-style="normal" fo:text-shadow="none" style:text-underline-style="none" fo:font-weight="normal" officeooo:rsid="002e027b"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2a6099" style:text-outline="false" style:text-line-through-style="none" style:text-line-through-type="none" style:font-name="Liberation Serif" fo:font-size="12pt" fo:font-style="normal" fo:text-shadow="none" style:text-underline-style="none" fo:font-weight="normal" officeooo:rsid="01745ce8"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2a6099" officeooo:rsid="002e027b"/>
    </style:style>
    <style:style style:name="T9" style:family="text">
      <style:text-properties fo:color="#2a6099" officeooo:rsid="007b756f"/>
    </style:style>
    <style:style style:name="T10" style:family="text">
      <style:text-properties fo:color="#2a6099" fo:font-size="12pt" officeooo:rsid="009fe8b2" style:font-size-asian="12pt" style:font-size-complex="12pt"/>
    </style:style>
    <style:style style:name="T11" style:family="text">
      <style:text-properties fo:color="#2a6099" officeooo:rsid="00b546a2"/>
    </style:style>
    <style:style style:name="T12" style:family="text">
      <style:text-properties fo:color="#2a6099" officeooo:rsid="01745ce8"/>
    </style:style>
    <style:style style:name="T13" style:family="text">
      <style:text-properties officeooo:rsid="0002bf58"/>
    </style:style>
    <style:style style:name="T14" style:family="text">
      <style:text-properties fo:font-size="12pt" style:font-size-asian="12pt" style:font-size-complex="12pt"/>
    </style:style>
    <style:style style:name="T15" style:family="text">
      <style:text-properties fo:font-size="12pt" officeooo:rsid="0002bf58" style:font-size-asian="12pt" style:font-size-complex="12pt"/>
    </style:style>
    <style:style style:name="T16" style:family="text">
      <style:text-properties fo:font-size="12pt" officeooo:rsid="000aa82f" style:font-size-asian="12pt" style:font-size-complex="12pt"/>
    </style:style>
    <style:style style:name="T17" style:family="text">
      <style:text-properties fo:font-size="12pt" officeooo:rsid="000bdcfd" style:font-size-asian="12pt" style:font-size-complex="12pt"/>
    </style:style>
    <style:style style:name="T18" style:family="text">
      <style:text-properties fo:font-size="12pt" officeooo:rsid="000bf661" style:font-size-asian="12pt" style:font-size-complex="12pt"/>
    </style:style>
    <style:style style:name="T19" style:family="text">
      <style:text-properties fo:font-size="12pt" officeooo:rsid="00011e3c" style:font-size-asian="12pt" style:font-size-complex="12pt"/>
    </style:style>
    <style:style style:name="T20" style:family="text">
      <style:text-properties fo:font-size="12pt" officeooo:rsid="001442fb" style:font-size-asian="12pt" style:font-size-complex="12pt"/>
    </style:style>
    <style:style style:name="T21" style:family="text">
      <style:text-properties fo:font-size="12pt" officeooo:rsid="001467aa" style:font-size-asian="12pt" style:font-size-complex="12pt"/>
    </style:style>
    <style:style style:name="T22" style:family="text">
      <style:text-properties fo:font-size="12pt" officeooo:rsid="0016b646" style:font-size-asian="12pt" style:font-size-complex="12pt"/>
    </style:style>
    <style:style style:name="T23" style:family="text">
      <style:text-properties fo:font-size="12pt" officeooo:rsid="001559b8" style:font-size-asian="12pt" style:font-size-complex="12pt"/>
    </style:style>
    <style:style style:name="T24" style:family="text">
      <style:text-properties fo:font-size="12pt" officeooo:rsid="00193517" style:font-size-asian="12pt" style:font-size-complex="12pt"/>
    </style:style>
    <style:style style:name="T25" style:family="text">
      <style:text-properties fo:font-size="12pt" officeooo:rsid="0020749b" style:font-size-asian="12pt" style:font-size-complex="12pt"/>
    </style:style>
    <style:style style:name="T26" style:family="text">
      <style:text-properties fo:font-size="12pt" officeooo:rsid="001d803e" style:font-size-asian="12pt" style:font-size-complex="12pt"/>
    </style:style>
    <style:style style:name="T27" style:family="text">
      <style:text-properties fo:font-size="12pt" officeooo:rsid="002dc080" style:font-size-asian="12pt" style:font-size-complex="12pt"/>
    </style:style>
    <style:style style:name="T28" style:family="text">
      <style:text-properties fo:font-size="12pt" officeooo:rsid="002e027b" style:font-size-asian="12pt" style:font-size-complex="12pt"/>
    </style:style>
    <style:style style:name="T29" style:family="text">
      <style:text-properties fo:font-size="12pt" officeooo:rsid="001f586c" style:font-size-asian="12pt" style:font-size-complex="12pt"/>
    </style:style>
    <style:style style:name="T30" style:family="text">
      <style:text-properties fo:font-size="12pt" officeooo:rsid="002f46f8" style:font-size-asian="12pt" style:font-size-complex="12pt"/>
    </style:style>
    <style:style style:name="T31" style:family="text">
      <style:text-properties fo:font-size="12pt" officeooo:rsid="004fdaf9" style:font-size-asian="12pt" style:font-size-complex="12pt"/>
    </style:style>
    <style:style style:name="T32" style:family="text">
      <style:text-properties fo:font-size="12pt" officeooo:rsid="0050a5bc" style:font-size-asian="12pt" style:font-size-complex="12pt"/>
    </style:style>
    <style:style style:name="T33" style:family="text">
      <style:text-properties fo:font-size="12pt" officeooo:rsid="004df461" style:font-size-asian="12pt" style:font-size-complex="12pt"/>
    </style:style>
    <style:style style:name="T34" style:family="text">
      <style:text-properties fo:font-size="12pt" officeooo:rsid="005b5724" style:font-size-asian="12pt" style:font-size-complex="12pt"/>
    </style:style>
    <style:style style:name="T35" style:family="text">
      <style:text-properties fo:font-size="12pt" officeooo:rsid="006321b4" style:font-size-asian="12pt" style:font-size-complex="12pt"/>
    </style:style>
    <style:style style:name="T36" style:family="text">
      <style:text-properties fo:font-size="12pt" officeooo:rsid="00651f74" style:font-size-asian="12pt" style:font-size-complex="12pt"/>
    </style:style>
    <style:style style:name="T37" style:family="text">
      <style:text-properties fo:font-size="12pt" officeooo:rsid="0066c16f" style:font-size-asian="12pt" style:font-size-complex="12pt"/>
    </style:style>
    <style:style style:name="T38" style:family="text">
      <style:text-properties fo:font-size="12pt" officeooo:rsid="00702ff0" style:font-size-asian="12pt" style:font-size-complex="12pt"/>
    </style:style>
    <style:style style:name="T39" style:family="text">
      <style:text-properties fo:font-size="12pt" officeooo:rsid="0070c244" style:font-size-asian="12pt" style:font-size-complex="12pt"/>
    </style:style>
    <style:style style:name="T40" style:family="text">
      <style:text-properties fo:font-size="12pt" officeooo:rsid="006f3dd0" style:font-size-asian="12pt" style:font-size-complex="12pt"/>
    </style:style>
    <style:style style:name="T41" style:family="text">
      <style:text-properties fo:font-size="12pt" officeooo:rsid="00787369" style:font-size-asian="12pt" style:font-size-complex="12pt"/>
    </style:style>
    <style:style style:name="T42" style:family="text">
      <style:text-properties fo:font-size="12pt" officeooo:rsid="00818e76" style:font-size-asian="12pt" style:font-size-complex="12pt"/>
    </style:style>
    <style:style style:name="T43" style:family="text">
      <style:text-properties fo:font-size="12pt" officeooo:rsid="009b700e" style:font-size-asian="12pt" style:font-size-complex="12pt"/>
    </style:style>
    <style:style style:name="T44" style:family="text">
      <style:text-properties fo:font-size="12pt" officeooo:rsid="009cf00a" style:font-size-asian="12pt" style:font-size-complex="12pt"/>
    </style:style>
    <style:style style:name="T45" style:family="text">
      <style:text-properties fo:font-size="12pt" officeooo:rsid="00a5aa2c" style:font-size-asian="12pt" style:font-size-complex="12pt"/>
    </style:style>
    <style:style style:name="T46" style:family="text">
      <style:text-properties fo:font-size="12pt" officeooo:rsid="00a73cc0" style:font-size-asian="12pt" style:font-size-complex="12pt"/>
    </style:style>
    <style:style style:name="T47" style:family="text">
      <style:text-properties fo:font-size="12pt" officeooo:rsid="00a48171" style:font-size-asian="12pt" style:font-size-complex="12pt"/>
    </style:style>
    <style:style style:name="T48" style:family="text">
      <style:text-properties fo:font-size="12pt" officeooo:rsid="009fe8b2" style:font-size-asian="12pt" style:font-size-complex="12pt"/>
    </style:style>
    <style:style style:name="T49" style:family="text">
      <style:text-properties fo:font-size="12pt" officeooo:rsid="00a2d891" style:font-size-asian="12pt" style:font-size-complex="12pt"/>
    </style:style>
    <style:style style:name="T50" style:family="text">
      <style:text-properties fo:font-size="12pt" officeooo:rsid="00ae4d46" style:font-size-asian="12pt" style:font-size-complex="12pt"/>
    </style:style>
    <style:style style:name="T51" style:family="text">
      <style:text-properties fo:font-size="12pt" officeooo:rsid="00ed6573" style:font-size-asian="12pt" style:font-size-complex="12pt"/>
    </style:style>
    <style:style style:name="T52" style:family="text">
      <style:text-properties fo:font-size="12pt" officeooo:rsid="00efde2f" style:font-size-asian="12pt" style:font-size-complex="12pt"/>
    </style:style>
    <style:style style:name="T53" style:family="text">
      <style:text-properties fo:font-size="12pt" officeooo:rsid="01145e80" style:font-size-asian="12pt" style:font-size-complex="12pt"/>
    </style:style>
    <style:style style:name="T54" style:family="text">
      <style:text-properties fo:font-size="12pt" officeooo:rsid="0115f7a7" style:font-size-asian="12pt" style:font-size-complex="12pt"/>
    </style:style>
    <style:style style:name="T55" style:family="text">
      <style:text-properties fo:font-size="12pt" officeooo:rsid="01189175" style:font-size-asian="12pt" style:font-size-complex="12pt"/>
    </style:style>
    <style:style style:name="T56" style:family="text">
      <style:text-properties fo:font-size="12pt" officeooo:rsid="0118f318" style:font-size-asian="12pt" style:font-size-complex="12pt"/>
    </style:style>
    <style:style style:name="T57" style:family="text">
      <style:text-properties fo:font-size="12pt" officeooo:rsid="011ce1ab" style:font-size-asian="12pt" style:font-size-complex="12pt"/>
    </style:style>
    <style:style style:name="T58" style:family="text">
      <style:text-properties fo:font-size="12pt" officeooo:rsid="011d3e69" style:font-size-asian="12pt" style:font-size-complex="12pt"/>
    </style:style>
    <style:style style:name="T59" style:family="text">
      <style:text-properties fo:font-size="12pt" officeooo:rsid="011a278c" style:font-size-asian="12pt" style:font-size-complex="12pt"/>
    </style:style>
    <style:style style:name="T60" style:family="text">
      <style:text-properties fo:font-size="12pt" officeooo:rsid="011ddb94" style:font-size-asian="12pt" style:font-size-complex="12pt"/>
    </style:style>
    <style:style style:name="T61" style:family="text">
      <style:text-properties fo:font-size="12pt" officeooo:rsid="011e4961" style:font-size-asian="12pt" style:font-size-complex="12pt"/>
    </style:style>
    <style:style style:name="T62" style:family="text">
      <style:text-properties fo:font-size="12pt" officeooo:rsid="012f9837" style:font-size-asian="12pt" style:font-size-complex="12pt"/>
    </style:style>
    <style:style style:name="T63" style:family="text">
      <style:text-properties fo:font-size="12pt" officeooo:rsid="013ec10e" style:font-size-asian="12pt" style:font-size-complex="12pt"/>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fo:font-weight="bold" officeooo:rsid="006321b4" style:font-size-asian="12pt" style:font-weight-asian="bold" style:font-size-complex="12pt" style:font-weight-complex="bold"/>
    </style:style>
    <style:style style:name="T66" style:family="text">
      <style:text-properties fo:font-weight="bold" officeooo:rsid="00095996" style:font-weight-asian="bold" style:font-weight-complex="bold"/>
    </style:style>
    <style:style style:name="T67" style:family="text">
      <style:text-properties officeooo:rsid="000aa82f"/>
    </style:style>
    <style:style style:name="T68" style:family="text">
      <style:text-properties officeooo:rsid="000bdcfd"/>
    </style:style>
    <style:style style:name="T69" style:family="text">
      <style:text-properties officeooo:rsid="000bf661"/>
    </style:style>
    <style:style style:name="T70" style:family="text">
      <style:text-properties fo:color="#00a933"/>
    </style:style>
    <style:style style:name="T71" style:family="text">
      <style:text-properties fo:color="#00a933" fo:font-size="12pt" officeooo:rsid="0002bf58" style:font-size-asian="12pt" style:font-size-complex="12pt"/>
    </style:style>
    <style:style style:name="T72" style:family="text">
      <style:text-properties fo:color="#00a933" fo:font-size="12pt" officeooo:rsid="000f122d" style:font-size-asian="12pt" style:font-size-complex="12pt"/>
    </style:style>
    <style:style style:name="T73" style:family="text">
      <style:text-properties fo:color="#00a933" fo:font-size="12pt" officeooo:rsid="00135042" style:font-size-asian="12pt" style:font-size-complex="12pt"/>
    </style:style>
    <style:style style:name="T74" style:family="text">
      <style:text-properties fo:color="#00a933" officeooo:rsid="0024fd4b"/>
    </style:style>
    <style:style style:name="T75" style:family="text">
      <style:text-properties fo:color="#00a933" officeooo:rsid="003617f4"/>
    </style:style>
    <style:style style:name="T76" style:family="text">
      <style:text-properties fo:color="#00a93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a933"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a933"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a933" style:text-outline="false" style:text-line-through-style="none" style:text-line-through-type="none" style:font-name="Liberation Serif" fo:font-size="12pt" fo:font-style="normal" fo:text-shadow="none" style:text-underline-style="none" fo:font-weight="normal" officeooo:rsid="01745ce8"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a933" officeooo:rsid="01745ce8"/>
    </style:style>
    <style:style style:name="T81" style:family="text">
      <style:text-properties officeooo:rsid="001442fb"/>
    </style:style>
    <style:style style:name="T82" style:family="text">
      <style:text-properties officeooo:rsid="0016b646"/>
    </style:style>
    <style:style style:name="T83" style:family="text">
      <style:text-properties officeooo:rsid="00184a2f"/>
    </style:style>
    <style:style style:name="T84" style:family="text">
      <style:text-properties officeooo:rsid="00186fe0"/>
    </style:style>
    <style:style style:name="T85" style:family="text">
      <style:text-properties officeooo:rsid="001f586c"/>
    </style:style>
    <style:style style:name="T86" style:family="text">
      <style:text-properties officeooo:rsid="0020a0c1"/>
    </style:style>
    <style:style style:name="T87" style:family="text">
      <style:text-properties officeooo:rsid="00215722"/>
    </style:style>
    <style:style style:name="T88" style:family="text">
      <style:text-properties fo:color="#000000" style:text-outline="false" style:text-line-through-style="none" style:text-line-through-type="none" style:font-name="Liberation Serif" fo:font-size="12pt" fo:font-style="normal" fo:text-shadow="none" style:text-underline-style="none" fo:font-weight="normal" officeooo:rsid="0016b646"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20749b"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020a0c1"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0215722"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022aa34"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23c992"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font-style="normal" fo:text-shadow="none" style:text-underline-style="none" fo:font-weight="normal" officeooo:rsid="002969ce"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ize="12pt" fo:font-style="normal" fo:text-shadow="none" style:text-underline-style="none" fo:font-weight="normal" officeooo:rsid="002af545"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Liberation Serif" fo:font-size="12pt" fo:font-style="normal" fo:text-shadow="none" style:text-underline-style="none" fo:font-weight="normal" officeooo:rsid="003617f4"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Liberation Serif" fo:font-size="12pt" fo:font-style="normal" fo:text-shadow="none" style:text-underline-style="none" fo:font-weight="normal" officeooo:rsid="0036a282"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Liberation Serif" fo:font-size="12pt" fo:font-style="normal" fo:text-shadow="none" style:text-underline-style="none" fo:font-weight="normal" officeooo:rsid="00386762"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fo:color="#000000" style:text-outline="false" style:text-line-through-style="none" style:text-line-through-type="none" style:font-name="Liberation Serif" fo:font-size="12pt" fo:font-style="normal" fo:text-shadow="none" style:text-underline-style="none" fo:font-weight="normal" officeooo:rsid="003a8ca3"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fo:color="#000000" style:text-outline="false" style:text-line-through-style="none" style:text-line-through-type="none" style:font-name="Liberation Serif" fo:font-size="12pt" fo:font-style="normal" fo:text-shadow="none" style:text-underline-style="none" fo:font-weight="normal" officeooo:rsid="003c6b1b"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style:text-outline="false" style:text-line-through-style="none" style:text-line-through-type="none" style:font-name="Liberation Serif" fo:font-size="12pt" fo:font-style="normal" fo:text-shadow="none" style:text-underline-style="none" fo:font-weight="normal" officeooo:rsid="00818e76"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 fo:font-size="12pt" fo:font-style="normal" fo:text-shadow="none" style:text-underline-style="none" fo:font-weight="normal" officeooo:rsid="00838c95" style:font-size-asian="12pt" style:font-style-asian="normal" style:font-weight-asian="normal" style:font-size-complex="1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 fo:font-size="12pt" fo:font-style="normal" fo:text-shadow="none" style:text-underline-style="none" fo:font-weight="normal" officeooo:rsid="00843538" style:font-size-asian="12pt" style:font-style-asian="normal" style:font-weight-asian="normal" style:font-size-complex="12pt" style:font-style-complex="normal" style:font-weight-complex="normal" style:text-overline-style="none" style:text-overline-color="font-color"/>
    </style:style>
    <style:style style:name="T105" style:family="text">
      <style:text-properties officeooo:rsid="0023c992"/>
    </style:style>
    <style:style style:name="T106" style:family="text">
      <style:text-properties officeooo:rsid="0024ac45"/>
    </style:style>
    <style:style style:name="T107" style:family="text">
      <style:text-properties officeooo:rsid="00266ebc"/>
    </style:style>
    <style:style style:name="T108" style:family="text">
      <style:text-properties officeooo:rsid="002af545"/>
    </style:style>
    <style:style style:name="T109" style:family="text">
      <style:text-properties officeooo:rsid="00335714"/>
    </style:style>
    <style:style style:name="T110" style:family="text">
      <style:text-properties officeooo:rsid="0035481b"/>
    </style:style>
    <style:style style:name="T111" style:family="text">
      <style:text-properties officeooo:rsid="003617f4"/>
    </style:style>
    <style:style style:name="T112" style:family="text">
      <style:text-properties officeooo:rsid="00386762"/>
    </style:style>
    <style:style style:name="T113" style:family="text">
      <style:text-properties style:text-outline="false" style:text-line-through-style="none" style:text-line-through-type="none" style:font-name="Liberation Serif" fo:font-size="12pt" fo:font-style="normal" fo:text-shadow="none" style:text-underline-style="none" fo:font-weight="normal" officeooo:rsid="0038fd9e"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style:text-outline="false" style:text-line-through-style="none" style:text-line-through-type="none" style:font-name="Liberation Serif" fo:font-size="12pt" fo:font-style="normal" fo:text-shadow="none" style:text-underline-style="none" fo:font-weight="normal" officeooo:rsid="003c6d92"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style:text-outline="false" style:text-line-through-style="none" style:text-line-through-type="none" style:font-name="Liberation Serif" fo:font-size="12pt" fo:font-style="normal" fo:text-shadow="none" style:text-underline-style="none" fo:font-weight="normal" officeooo:rsid="003ccbb1"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style:text-outline="false" style:text-line-through-style="none" style:text-line-through-type="none" style:font-name="Liberation Serif" fo:font-size="12pt" fo:font-style="normal" fo:text-shadow="none" style:text-underline-style="none" fo:font-weight="normal" officeooo:rsid="003ec5f0"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officeooo:rsid="003c6b1b"/>
    </style:style>
    <style:style style:name="T118" style:family="text">
      <style:text-properties officeooo:rsid="0046e84a"/>
    </style:style>
    <style:style style:name="T119" style:family="text">
      <style:text-properties officeooo:rsid="005125f5"/>
    </style:style>
    <style:style style:name="T120" style:family="text">
      <style:text-properties officeooo:rsid="006321b4"/>
    </style:style>
    <style:style style:name="T121" style:family="text">
      <style:text-properties officeooo:rsid="00679bf8"/>
    </style:style>
    <style:style style:name="T122" style:family="text">
      <style:text-properties officeooo:rsid="006b7a10"/>
    </style:style>
    <style:style style:name="T123" style:family="text">
      <style:text-properties officeooo:rsid="006c0e30"/>
    </style:style>
    <style:style style:name="T124" style:family="text">
      <style:text-properties officeooo:rsid="006ca78f"/>
    </style:style>
    <style:style style:name="T125" style:family="text">
      <style:text-properties officeooo:rsid="006f3dd0"/>
    </style:style>
    <style:style style:name="T126" style:family="text">
      <style:text-properties officeooo:rsid="0073a5e9"/>
    </style:style>
    <style:style style:name="T127" style:family="text">
      <style:text-properties officeooo:rsid="00763a87"/>
    </style:style>
    <style:style style:name="T128" style:family="text">
      <style:text-properties officeooo:rsid="007831e7"/>
    </style:style>
    <style:style style:name="T129" style:family="text">
      <style:text-properties officeooo:rsid="007cbf75"/>
    </style:style>
    <style:style style:name="T130" style:family="text">
      <style:text-properties officeooo:rsid="00877199"/>
    </style:style>
    <style:style style:name="T131" style:family="text">
      <style:text-properties officeooo:rsid="008b734b"/>
    </style:style>
    <style:style style:name="T132" style:family="text">
      <style:text-properties officeooo:rsid="00902328"/>
    </style:style>
    <style:style style:name="T133" style:family="text">
      <style:text-properties officeooo:rsid="00ba5334"/>
    </style:style>
    <style:style style:name="T134" style:family="text">
      <style:text-properties officeooo:rsid="00bacb4f"/>
    </style:style>
    <style:style style:name="T135" style:family="text">
      <style:text-properties officeooo:rsid="00f53689"/>
    </style:style>
    <style:style style:name="T136" style:family="text">
      <style:text-properties officeooo:rsid="00ffe8a1"/>
    </style:style>
    <style:style style:name="T137" style:family="text">
      <style:text-properties officeooo:rsid="01025a07"/>
    </style:style>
    <style:style style:name="T138" style:family="text">
      <style:text-properties officeooo:rsid="013e3457"/>
    </style:style>
    <style:style style:name="T139" style:family="text">
      <style:text-properties officeooo:rsid="01424241"/>
    </style:style>
    <style:style style:name="T140" style:family="text">
      <style:text-properties officeooo:rsid="014466a3"/>
    </style:style>
    <style:style style:name="T141" style:family="text">
      <style:text-properties officeooo:rsid="0148900b"/>
    </style:style>
    <style:style style:name="T142" style:family="text">
      <style:text-properties officeooo:rsid="014f9524"/>
    </style:style>
    <style:style style:name="T143" style:family="text">
      <style:text-properties officeooo:rsid="01529263"/>
    </style:style>
    <style:style style:name="T144" style:family="text">
      <style:text-properties style:text-underline-style="none"/>
    </style:style>
    <style:style style:name="T145" style:family="text">
      <style:text-properties style:text-underline-style="none" officeooo:rsid="014bfe12"/>
    </style:style>
    <style:style style:name="T146" style:family="text">
      <style:text-properties style:text-underline-style="none" fo:font-weight="bold" officeooo:rsid="014bfe12" style:font-weight-asian="bold" style:font-weight-complex="bold"/>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17196c2" style:font-weight-asian="normal" style:font-weight-complex="normal"/>
    </style:style>
    <style:style style:name="T149" style:family="text">
      <style:text-properties style:text-underline-style="none" fo:font-weight="normal" officeooo:rsid="01731f84" style:font-weight-asian="normal" style:font-weight-complex="normal"/>
    </style:style>
    <style:style style:name="T150" style:family="text">
      <style:text-properties style:text-underline-style="none" fo:font-weight="normal" officeooo:rsid="0173aeaf" style:font-weight-asian="normal" style:font-weight-complex="normal"/>
    </style:style>
    <style:style style:name="T151" style:family="text">
      <style:text-properties style:text-underline-style="none" officeooo:rsid="017407a6"/>
    </style:style>
    <style:style style:name="T152" style:family="text">
      <style:text-properties officeooo:rsid="016b25cb"/>
    </style:style>
    <style:style style:name="T153" style:family="text">
      <style:text-properties officeooo:rsid="01745ce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1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Toc3374_3966710214" text:style-name="Index_20_Link" text:visited-style-name="Index_20_Link"><text:s/>1 <text:s/>Lifecycle<text:tab/>4</text:a></text:p>
          <text:p text:style-name="P169"><text:a xlink:type="simple" xlink:href="#__RefHeading___Toc3376_3966710214" text:style-name="Index_20_Link" text:visited-style-name="Index_20_Link"><text:s/>2 <text:s/>Directives<text:tab/>4</text:a></text:p>
          <text:p text:style-name="P170"><text:a xlink:type="simple" xlink:href="#__RefHeading___Toc3378_3966710214" text:style-name="Index_20_Link" text:visited-style-name="Index_20_Link"><text:s/>2.1 <text:s/>Attribute Directives VS Structural Directives<text:tab/>4</text:a></text:p>
          <text:p text:style-name="P170"><text:a xlink:type="simple" xlink:href="#__RefHeading___Toc3380_3966710214" text:style-name="Index_20_Link" text:visited-style-name="Index_20_Link"><text:s/>2.2 <text:s/>Create a basic attribute directive<text:tab/>4</text:a></text:p>
          <text:p text:style-name="P171"><text:a xlink:type="simple" xlink:href="#__RefHeading___Toc3382_3966710214" text:style-name="Index_20_Link" text:visited-style-name="Index_20_Link"><text:s/>2.2.1 <text:s/>Folder Tree<text:tab/>4</text:a></text:p>
          <text:p text:style-name="P171"><text:a xlink:type="simple" xlink:href="#__RefHeading___Toc3384_3966710214" text:style-name="Index_20_Link" text:visited-style-name="Index_20_Link"><text:s/>2.2.2 <text:s/>Directive file<text:tab/>4</text:a></text:p>
          <text:p text:style-name="P171"><text:a xlink:type="simple" xlink:href="#__RefHeading___Toc3386_3966710214" text:style-name="Index_20_Link" text:visited-style-name="Index_20_Link"><text:s/>2.2.3 <text:s/>app.module.ts<text:tab/>5</text:a></text:p>
          <text:p text:style-name="P171"><text:a xlink:type="simple" xlink:href="#__RefHeading___Toc3388_3966710214" text:style-name="Index_20_Link" text:visited-style-name="Index_20_Link"><text:s/>2.2.4 <text:s/>In the HTML file<text:tab/>5</text:a></text:p>
          <text:p text:style-name="P170"><text:a xlink:type="simple" xlink:href="#__RefHeading___Toc3390_3966710214" text:style-name="Index_20_Link" text:visited-style-name="Index_20_Link"><text:s/>2.3 <text:s/>Create a better attribute directive<text:tab/>5</text:a></text:p>
          <text:p text:style-name="P171"><text:a xlink:type="simple" xlink:href="#__RefHeading___Toc3392_3966710214" text:style-name="Index_20_Link" text:visited-style-name="Index_20_Link"><text:s/>2.3.1 <text:s/>Create with ng<text:tab/>5</text:a></text:p>
          <text:p text:style-name="P171"><text:a xlink:type="simple" xlink:href="#__RefHeading___Toc3394_3966710214" text:style-name="Index_20_Link" text:visited-style-name="Index_20_Link"><text:s/>2.3.2 <text:s/>Directive file<text:tab/>5</text:a></text:p>
          <text:p text:style-name="P171"><text:a xlink:type="simple" xlink:href="#__RefHeading___Toc3396_3966710214" text:style-name="Index_20_Link" text:visited-style-name="Index_20_Link"><text:s/>2.3.3 <text:s/>In the html file<text:tab/>6</text:a></text:p>
          <text:p text:style-name="P170"><text:a xlink:type="simple" xlink:href="#__RefHeading___Toc3398_3966710214" text:style-name="Index_20_Link" text:visited-style-name="Index_20_Link"><text:s/>2.4 <text:s/>Use HostListener<text:tab/>6</text:a></text:p>
          <text:p text:style-name="P171"><text:a xlink:type="simple" xlink:href="#__RefHeading___Toc3400_3966710214" text:style-name="Index_20_Link" text:visited-style-name="Index_20_Link"><text:s/>2.4.1 <text:s/>added to directive file<text:tab/>6</text:a></text:p>
          <text:p text:style-name="P170"><text:a xlink:type="simple" xlink:href="#__RefHeading___Toc3402_3966710214" text:style-name="Index_20_Link" text:visited-style-name="Index_20_Link"><text:s/>2.5 <text:s/>Use Hostbinding<text:tab/>6</text:a></text:p>
          <text:p text:style-name="P171"><text:a xlink:type="simple" xlink:href="#__RefHeading___Toc3404_3966710214" text:style-name="Index_20_Link" text:visited-style-name="Index_20_Link"><text:s/>2.5.1 <text:s/>added to directive file<text:tab/>6</text:a></text:p>
          <text:p text:style-name="P170"><text:a xlink:type="simple" xlink:href="#__RefHeading___Toc3406_3966710214" text:style-name="Index_20_Link" text:visited-style-name="Index_20_Link"><text:s/>2.6 <text:s/>Binding to directive properties<text:tab/>7</text:a></text:p>
          <text:p text:style-name="P171"><text:a xlink:type="simple" xlink:href="#__RefHeading___Toc3408_3966710214" text:style-name="Index_20_Link" text:visited-style-name="Index_20_Link"><text:s/>2.6.1 <text:s/>added to directive file<text:tab/>7</text:a></text:p>
          <text:p text:style-name="P171"><text:a xlink:type="simple" xlink:href="#__RefHeading___Toc3410_3966710214" text:style-name="Index_20_Link" text:visited-style-name="Index_20_Link"><text:s/>2.6.2 <text:s/>added to html file<text:tab/>7</text:a></text:p>
          <text:p text:style-name="P170"><text:a xlink:type="simple" xlink:href="#__RefHeading___Toc3412_3966710214" text:style-name="Index_20_Link" text:visited-style-name="Index_20_Link"><text:s/>2.7 <text:s/>Using aliases on directive properties (optional)<text:tab/>7</text:a></text:p>
          <text:p text:style-name="P171"><text:a xlink:type="simple" xlink:href="#__RefHeading___Toc3414_3966710214" text:style-name="Index_20_Link" text:visited-style-name="Index_20_Link"><text:s/>2.7.1 <text:s/>added to directive file<text:tab/>7</text:a></text:p>
          <text:p text:style-name="P171"><text:a xlink:type="simple" xlink:href="#__RefHeading___Toc3416_3966710214" text:style-name="Index_20_Link" text:visited-style-name="Index_20_Link"><text:s/>2.7.2 <text:s/>added to html file<text:tab/>8</text:a></text:p>
          <text:p text:style-name="P170"><text:a xlink:type="simple" xlink:href="#__RefHeading___Toc3418_3966710214" text:style-name="Index_20_Link" text:visited-style-name="Index_20_Link"><text:s/>2.8 <text:s/>Behind the scenes<text:tab/>8</text:a></text:p>
          <text:p text:style-name="P171"><text:a xlink:type="simple" xlink:href="#__RefHeading___Toc3420_3966710214" text:style-name="Index_20_Link" text:visited-style-name="Index_20_Link"><text:s/>2.8.1 <text:s/>stars on structural directives<text:tab/>8</text:a></text:p>
          <text:p text:style-name="P172"><text:a xlink:type="simple" xlink:href="#__RefHeading___Toc3422_3966710214" text:style-name="Index_20_Link" text:visited-style-name="Index_20_Link"><text:s/>2.8.1.1 <text:s/>Why?<text:tab/>8</text:a></text:p>
          <text:p text:style-name="P172"><text:a xlink:type="simple" xlink:href="#__RefHeading___Toc3424_3966710214" text:style-name="Index_20_Link" text:visited-style-name="Index_20_Link"><text:s/>2.8.1.2 <text:s/>Behind *ngIf<text:tab/>8</text:a></text:p>
          <text:p text:style-name="P170"><text:a xlink:type="simple" xlink:href="#__RefHeading___Toc3426_3966710214" text:style-name="Index_20_Link" text:visited-style-name="Index_20_Link"><text:s/>2.9 <text:s/>Create a structural directives<text:tab/>8</text:a></text:p>
          <text:p text:style-name="P171"><text:a xlink:type="simple" xlink:href="#__RefHeading___Toc3428_3966710214" text:style-name="Index_20_Link" text:visited-style-name="Index_20_Link"><text:s/>2.9.1 <text:s/>Create with ng<text:tab/>8</text:a></text:p>
          <text:p text:style-name="P171"><text:a xlink:type="simple" xlink:href="#__RefHeading___Toc3430_3966710214" text:style-name="Index_20_Link" text:visited-style-name="Index_20_Link"><text:s/>2.9.2 <text:s/>Directive file<text:tab/>9</text:a></text:p>
          <text:p text:style-name="P171"><text:a xlink:type="simple" xlink:href="#__RefHeading___Toc3432_3966710214" text:style-name="Index_20_Link" text:visited-style-name="Index_20_Link"><text:s/>2.9.3 <text:s/>In the html file<text:tab/>9</text:a></text:p>
          <text:p text:style-name="P170"><text:a xlink:type="simple" xlink:href="#__RefHeading___Toc3434_3966710214" text:style-name="Index_20_Link" text:visited-style-name="Index_20_Link"><text:s/>2.10 <text:s/>ngSwitch<text:tab/>9</text:a></text:p>
          <text:p text:style-name="P169"><text:a xlink:type="simple" xlink:href="#__RefHeading___Toc3436_3966710214" text:style-name="Index_20_Link" text:visited-style-name="Index_20_Link"><text:s/>3 <text:s/>Using services and dependency injection<text:tab/>9</text:a></text:p>
          <text:p text:style-name="P170"><text:a xlink:type="simple" xlink:href="#__RefHeading___Toc3438_3966710214" text:style-name="Index_20_Link" text:visited-style-name="Index_20_Link"><text:s/>3.1 <text:s/>Creating a logging service<text:tab/>10</text:a></text:p>
          <text:p text:style-name="P171"><text:a xlink:type="simple" xlink:href="#__RefHeading___Toc3440_3966710214" text:style-name="Index_20_Link" text:visited-style-name="Index_20_Link"><text:s/>3.1.1 <text:s/>Create the file<text:tab/>10</text:a></text:p>
          <text:p text:style-name="P171"><text:a xlink:type="simple" xlink:href="#__RefHeading___Toc3442_3966710214" text:style-name="Index_20_Link" text:visited-style-name="Index_20_Link"><text:s/>3.1.2 <text:s/>Use the services<text:tab/>10</text:a></text:p>
          <text:p text:style-name="P170"><text:a xlink:type="simple" xlink:href="#__RefHeading___Toc3444_3966710214" text:style-name="Index_20_Link" text:visited-style-name="Index_20_Link"><text:s/>3.2 <text:s/>Creating a data service<text:tab/>11</text:a></text:p>
          <text:p text:style-name="P171"><text:a xlink:type="simple" xlink:href="#__RefHeading___Toc3446_3966710214" text:style-name="Index_20_Link" text:visited-style-name="Index_20_Link"><text:s/>3.2.1 <text:s/>Create the file<text:tab/>11</text:a></text:p>
          <text:p text:style-name="P171"><text:a xlink:type="simple" xlink:href="#__RefHeading___Toc3448_3966710214" text:style-name="Index_20_Link" text:visited-style-name="Index_20_Link"><text:s/>3.2.2 <text:s/>Use the service<text:tab/>11</text:a></text:p>
          <text:p text:style-name="P170"><text:a xlink:type="simple" xlink:href="#__RefHeading___Toc3450_3966710214" text:style-name="Index_20_Link" text:visited-style-name="Index_20_Link"><text:s/>3.3 <text:s/>Hierarchical Injector<text:tab/>12</text:a></text:p>
          <text:p text:style-name="P170"><text:a xlink:type="simple" xlink:href="#__RefHeading___Toc3452_3966710214" text:style-name="Index_20_Link" text:visited-style-name="Index_20_Link"><text:s/>3.4 <text:s/>Injecting services into services<text:tab/>12</text:a></text:p>
          <text:p text:style-name="P171"><text:a xlink:type="simple" xlink:href="#__RefHeading___Toc3454_3966710214" text:style-name="Index_20_Link" text:visited-style-name="Index_20_Link"><text:s/>3.4.1 <text:s/>AppModule<text:tab/>12</text:a></text:p>
          <text:p text:style-name="P171"><text:a xlink:type="simple" xlink:href="#__RefHeading___Toc3456_3966710214" text:style-name="Index_20_Link" text:visited-style-name="Index_20_Link"><text:s/>3.4.2 <text:s/>Service File that calls the Service<text:tab/>12</text:a></text:p>
          <text:p text:style-name="P170"><text:a xlink:type="simple" xlink:href="#__RefHeading___Toc3458_3966710214" text:style-name="Index_20_Link" text:visited-style-name="Index_20_Link"><text:s/>3.5 <text:s/>Services for cross-component communication<text:tab/>13</text:a></text:p>
          <text:p text:style-name="P171"><text:a xlink:type="simple" xlink:href="#__RefHeading___Toc3460_3966710214" text:style-name="Index_20_Link" text:visited-style-name="Index_20_Link"><text:s/>3.5.1 <text:s/>Service File<text:tab/>13</text:a></text:p>
          <text:p text:style-name="P171"><text:a xlink:type="simple" xlink:href="#__RefHeading___Toc3462_3966710214" text:style-name="Index_20_Link" text:visited-style-name="Index_20_Link"><text:s/>3.5.2 <text:s/>Component emitting event<text:tab/>13</text:a></text:p>
          <text:p text:style-name="P171"><text:a xlink:type="simple" xlink:href="#__RefHeading___Toc3464_3966710214" text:style-name="Index_20_Link" text:visited-style-name="Index_20_Link"><text:s/>3.5.3 <text:s/>Component receiving event<text:tab/>13</text:a></text:p>
          <text:p text:style-name="P170"><text:soft-page-break/><text:a xlink:type="simple" xlink:href="#__RefHeading___Toc3466_3966710214" text:style-name="Index_20_Link" text:visited-style-name="Index_20_Link"><text:s/>3.6 <text:s/>Services in Angular 6+<text:tab/>14</text:a></text:p>
          <text:p text:style-name="P169"><text:a xlink:type="simple" xlink:href="#__RefHeading___Toc3468_3966710214" text:style-name="Index_20_Link" text:visited-style-name="Index_20_Link"><text:s/>4 <text:s/>Routing<text:tab/>14</text:a></text:p>
          <text:p text:style-name="P170"><text:a xlink:type="simple" xlink:href="#__RefHeading___Toc3470_3966710214" text:style-name="Index_20_Link" text:visited-style-name="Index_20_Link"><text:s/>4.1 <text:s/>Setting up and loading routes<text:tab/>14</text:a></text:p>
          <text:p text:style-name="P171"><text:a xlink:type="simple" xlink:href="#__RefHeading___Toc3472_3966710214" text:style-name="Index_20_Link" text:visited-style-name="Index_20_Link"><text:s/>4.1.1 <text:s/>appModule.ts<text:tab/>14</text:a></text:p>
          <text:p text:style-name="P171"><text:a xlink:type="simple" xlink:href="#__RefHeading___Toc3474_3966710214" text:style-name="Index_20_Link" text:visited-style-name="Index_20_Link"><text:s/>4.1.2 <text:s/>appComponent.html<text:tab/>15</text:a></text:p>
          <text:p text:style-name="P170"><text:a xlink:type="simple" xlink:href="#__RefHeading___Toc3476_3966710214" text:style-name="Index_20_Link" text:visited-style-name="Index_20_Link"><text:s/>4.2 <text:s/>Navigation programmatically<text:tab/>16</text:a></text:p>
          <text:p text:style-name="P171"><text:a xlink:type="simple" xlink:href="#__RefHeading___Toc3478_3966710214" text:style-name="Index_20_Link" text:visited-style-name="Index_20_Link"><text:s/>4.2.1 <text:s/>In home.component.ts file<text:tab/>16</text:a></text:p>
          <text:p text:style-name="P170"><text:a xlink:type="simple" xlink:href="#__RefHeading___Toc3480_3966710214" text:style-name="Index_20_Link" text:visited-style-name="Index_20_Link"><text:s/>4.3 <text:s/>Relative Paths<text:tab/>16</text:a></text:p>
          <text:p text:style-name="P171"><text:a xlink:type="simple" xlink:href="#__RefHeading___Toc3482_3966710214" text:style-name="Index_20_Link" text:visited-style-name="Index_20_Link"><text:s/>4.3.1 <text:s/>In servers.component.ts<text:tab/>16</text:a></text:p>
          <text:p text:style-name="P170"><text:a xlink:type="simple" xlink:href="#__RefHeading___Toc3484_3966710214" text:style-name="Index_20_Link" text:visited-style-name="Index_20_Link"><text:s/>4.4 <text:s/>Parameters to Routes<text:tab/>17</text:a></text:p>
          <text:p text:style-name="P171"><text:a xlink:type="simple" xlink:href="#__RefHeading___Toc3486_3966710214" text:style-name="Index_20_Link" text:visited-style-name="Index_20_Link"><text:s/>4.4.1 <text:s/>App.module.ts<text:tab/>17</text:a></text:p>
          <text:p text:style-name="P171"><text:a xlink:type="simple" xlink:href="#__RefHeading___Toc3488_3966710214" text:style-name="Index_20_Link" text:visited-style-name="Index_20_Link"><text:s/>4.4.2 <text:s/>User.component.ts<text:tab/>17</text:a></text:p>
          <text:p text:style-name="P171"><text:a xlink:type="simple" xlink:href="#__RefHeading___Toc3490_3966710214" text:style-name="Index_20_Link" text:visited-style-name="Index_20_Link"><text:s/>4.4.3 <text:s/>Unsubscribe (Optional)<text:tab/>18</text:a></text:p>
          <text:p text:style-name="P170"><text:a xlink:type="simple" xlink:href="#__RefHeading___Toc3492_3966710214" text:style-name="Index_20_Link" text:visited-style-name="Index_20_Link"><text:s/>4.5 <text:s/>Passing Query Parameters and Fragments<text:tab/>19</text:a></text:p>
          <text:p text:style-name="P171"><text:a xlink:type="simple" xlink:href="#__RefHeading___Toc3494_3966710214" text:style-name="Index_20_Link" text:visited-style-name="Index_20_Link"><text:s/>4.5.1 <text:s/>app.module.ts<text:tab/>19</text:a></text:p>
          <text:p text:style-name="P171"><text:a xlink:type="simple" xlink:href="#__RefHeading___Toc3496_3966710214" text:style-name="Index_20_Link" text:visited-style-name="Index_20_Link"><text:s/>4.5.2 <text:s/>With routerLink<text:tab/>19</text:a></text:p>
          <text:p text:style-name="P172"><text:a xlink:type="simple" xlink:href="#__RefHeading___Toc3498_3966710214" text:style-name="Index_20_Link" text:visited-style-name="Index_20_Link"><text:s/>4.5.2.1 <text:s/>servers.component.html<text:tab/>19</text:a></text:p>
          <text:p text:style-name="P171"><text:a xlink:type="simple" xlink:href="#__RefHeading___Toc3500_3966710214" text:style-name="Index_20_Link" text:visited-style-name="Index_20_Link"><text:s/>4.5.3 <text:s/>With the TS file<text:tab/>19</text:a></text:p>
          <text:p text:style-name="P172"><text:a xlink:type="simple" xlink:href="#__RefHeading___Toc3502_3966710214" text:style-name="Index_20_Link" text:visited-style-name="Index_20_Link"><text:s/>4.5.3.1 <text:s/>home.component.ts<text:tab/>20</text:a></text:p>
          <text:p text:style-name="P172"><text:a xlink:type="simple" xlink:href="#__RefHeading___Toc3504_3966710214" text:style-name="Index_20_Link" text:visited-style-name="Index_20_Link"><text:s/>4.5.3.2 <text:s/>home.component.html<text:tab/>20</text:a></text:p>
          <text:p text:style-name="P170"><text:a xlink:type="simple" xlink:href="#__RefHeading___Toc3506_3966710214" text:style-name="Index_20_Link" text:visited-style-name="Index_20_Link"><text:s/>4.6 <text:s/>Retrieving Query Parameters and Fragments<text:tab/>20</text:a></text:p>
          <text:p text:style-name="P171"><text:a xlink:type="simple" xlink:href="#__RefHeading___Toc3508_3966710214" text:style-name="Index_20_Link" text:visited-style-name="Index_20_Link"><text:s/>4.6.1 <text:s/>edit-server.component.ts<text:tab/>20</text:a></text:p>
          <text:p text:style-name="P170"><text:a xlink:type="simple" xlink:href="#__RefHeading___Toc3510_3966710214" text:style-name="Index_20_Link" text:visited-style-name="Index_20_Link"><text:s/>4.7 <text:s/>Child routes<text:tab/>21</text:a></text:p>
          <text:p text:style-name="P171"><text:a xlink:type="simple" xlink:href="#__RefHeading___Toc3512_3966710214" text:style-name="Index_20_Link" text:visited-style-name="Index_20_Link"><text:s/>4.7.1 <text:s/>app.module.ts<text:tab/>21</text:a></text:p>
          <text:p text:style-name="P171"><text:a xlink:type="simple" xlink:href="#__RefHeading___Toc3514_3966710214" text:style-name="Index_20_Link" text:visited-style-name="Index_20_Link"><text:s/>4.7.2 <text:s/>servers.component.html<text:tab/>21</text:a></text:p>
          <text:p text:style-name="P171"><text:a xlink:type="simple" xlink:href="#__RefHeading___Toc3516_3966710214" text:style-name="Index_20_Link" text:visited-style-name="Index_20_Link"><text:s/>4.7.3 <text:s/>server.component.ts<text:tab/>22</text:a></text:p>
          <text:p text:style-name="P170"><text:a xlink:type="simple" xlink:href="#__RefHeading___Toc3518_3966710214" text:style-name="Index_20_Link" text:visited-style-name="Index_20_Link"><text:s/>4.8 <text:s/>Redirecting and wildcard routes<text:tab/>22</text:a></text:p>
          <text:p text:style-name="P171"><text:a xlink:type="simple" xlink:href="#__RefHeading___Toc3520_3966710214" text:style-name="Index_20_Link" text:visited-style-name="Index_20_Link"><text:s/>4.8.1 <text:s/>app.module.ts<text:tab/>22</text:a></text:p>
          <text:p text:style-name="P171"><text:a xlink:type="simple" xlink:href="#__RefHeading___Toc3595_1790933503" text:style-name="Index_20_Link" text:visited-style-name="Index_20_Link"><text:s/>4.8.2 <text:s/>pathMatch<text:tab/>22</text:a></text:p>
          <text:p text:style-name="P170"><text:a xlink:type="simple" xlink:href="#__RefHeading___Toc3522_3966710214" text:style-name="Index_20_Link" text:visited-style-name="Index_20_Link"><text:s/>4.9 <text:s/>Outsourcing route configuration<text:tab/>23</text:a></text:p>
          <text:p text:style-name="P171"><text:a xlink:type="simple" xlink:href="#__RefHeading___Toc3524_3966710214" text:style-name="Index_20_Link" text:visited-style-name="Index_20_Link"><text:s/>4.9.1 <text:s/>app.module.ts<text:tab/>23</text:a></text:p>
          <text:p text:style-name="P171"><text:a xlink:type="simple" xlink:href="#__RefHeading___Toc3526_3966710214" text:style-name="Index_20_Link" text:visited-style-name="Index_20_Link"><text:s/>4.9.2 <text:s/>app-routing.module.ts<text:tab/>23</text:a></text:p>
          <text:p text:style-name="P170"><text:a xlink:type="simple" xlink:href="#__RefHeading___Toc3528_3966710214" text:style-name="Index_20_Link" text:visited-style-name="Index_20_Link"><text:s/>4.10 <text:s/>Route guards<text:tab/>24</text:a></text:p>
          <text:p text:style-name="P171"><text:a xlink:type="simple" xlink:href="#__RefHeading___Toc3530_3966710214" text:style-name="Index_20_Link" text:visited-style-name="Index_20_Link"><text:s/>4.10.1 <text:s/>Protecting a route and its children<text:tab/>24</text:a></text:p>
          <text:p text:style-name="P172"><text:a xlink:type="simple" xlink:href="#__RefHeading___Toc3532_3966710214" text:style-name="Index_20_Link" text:visited-style-name="Index_20_Link"><text:s/>4.10.1.1 <text:s/>fake an auth.service.ts<text:tab/>24</text:a></text:p>
          <text:p text:style-name="P172"><text:a xlink:type="simple" xlink:href="#__RefHeading___Toc3534_3966710214" text:style-name="Index_20_Link" text:visited-style-name="Index_20_Link"><text:s/>4.10.1.2 <text:s/>auth-guard.servce.ts<text:tab/>25</text:a></text:p>
          <text:p text:style-name="P172"><text:a xlink:type="simple" xlink:href="#__RefHeading___Toc3536_3966710214" text:style-name="Index_20_Link" text:visited-style-name="Index_20_Link"><text:s/>4.10.1.3 <text:s/>app.module.ts<text:tab/>25</text:a></text:p>
          <text:p text:style-name="P172"><text:a xlink:type="simple" xlink:href="#__RefHeading___Toc3538_3966710214" text:style-name="Index_20_Link" text:visited-style-name="Index_20_Link"><text:s/>4.10.1.4 <text:s/>app-routing.module.ts<text:tab/>26</text:a></text:p>
          <text:p text:style-name="P171"><text:a xlink:type="simple" xlink:href="#__RefHeading___Toc3540_3966710214" text:style-name="Index_20_Link" text:visited-style-name="Index_20_Link"><text:s/>4.10.2 <text:s/>Protecting only the children<text:tab/>26</text:a></text:p>
          <text:p text:style-name="P172"><text:a xlink:type="simple" xlink:href="#__RefHeading___Toc3542_3966710214" text:style-name="Index_20_Link" text:visited-style-name="Index_20_Link"><text:s/>4.10.2.1 <text:s/>auth-guard.service.ts<text:tab/>26</text:a></text:p>
          <text:p text:style-name="P172"><text:a xlink:type="simple" xlink:href="#__RefHeading___Toc3544_3966710214" text:style-name="Index_20_Link" text:visited-style-name="Index_20_Link"><text:s/>4.10.2.2 <text:s/>app-routing.module.ts<text:tab/>27</text:a></text:p>
          <text:p text:style-name="P172"><text:a xlink:type="simple" xlink:href="#__RefHeading___Toc3546_3966710214" text:style-name="Index_20_Link" text:visited-style-name="Index_20_Link"><text:s/>4.10.2.3 <text:s/>Protecting route from leaving<text:tab/>27</text:a></text:p>
          <text:p text:style-name="P172"><text:a xlink:type="simple" xlink:href="#__RefHeading___Toc3548_3966710214" text:style-name="Index_20_Link" text:visited-style-name="Index_20_Link"><text:s/>4.10.2.4 <text:s/>can-deactivate.guard.service.ts<text:tab/>27</text:a></text:p>
          <text:p text:style-name="P170"><text:a xlink:type="simple" xlink:href="#__RefHeading___Toc3550_3966710214" text:style-name="Index_20_Link" text:visited-style-name="Index_20_Link"><text:s/>4.11 <text:s/>Passing data to a Route<text:tab/>27</text:a></text:p>
          <text:p text:style-name="P171"><text:a xlink:type="simple" xlink:href="#__RefHeading___Toc3552_3966710214" text:style-name="Index_20_Link" text:visited-style-name="Index_20_Link"><text:s/>4.11.1 <text:s/>Static Data<text:tab/>27</text:a></text:p>
          <text:p text:style-name="P172"><text:a xlink:type="simple" xlink:href="#__RefHeading___Toc3554_3966710214" text:style-name="Index_20_Link" text:visited-style-name="Index_20_Link"><text:s/>4.11.1.1 <text:s/>app.module.ts<text:tab/>27</text:a></text:p>
          <text:p text:style-name="P172"><text:a xlink:type="simple" xlink:href="#__RefHeading___Toc3556_3966710214" text:style-name="Index_20_Link" text:visited-style-name="Index_20_Link"><text:s/>4.11.1.2 <text:s/>error-page.component.ts<text:tab/>28</text:a></text:p>
          <text:p text:style-name="P172"><text:a xlink:type="simple" xlink:href="#__RefHeading___Toc3558_3966710214" text:style-name="Index_20_Link" text:visited-style-name="Index_20_Link"><text:s/>4.11.1.3 <text:s/>error-page.component.html<text:tab/>28</text:a></text:p>
          <text:p text:style-name="P171"><text:a xlink:type="simple" xlink:href="#__RefHeading___Toc3560_3966710214" text:style-name="Index_20_Link" text:visited-style-name="Index_20_Link"><text:s/>4.11.2 <text:s/>Dynamic Data<text:tab/>28</text:a></text:p>
          <text:p text:style-name="P172"><text:soft-page-break/><text:a xlink:type="simple" xlink:href="#__RefHeading___Toc3562_3966710214" text:style-name="Index_20_Link" text:visited-style-name="Index_20_Link"><text:s/>4.11.2.1 <text:s/>app-routing.module.ts<text:tab/>28</text:a></text:p>
          <text:p text:style-name="P172"><text:a xlink:type="simple" xlink:href="#__RefHeading___Toc3564_3966710214" text:style-name="Index_20_Link" text:visited-style-name="Index_20_Link"><text:s/>4.11.2.2 <text:s/>server.component.ts<text:tab/>29</text:a></text:p>
          <text:p text:style-name="P172"><text:a xlink:type="simple" xlink:href="#__RefHeading___Toc3566_3966710214" text:style-name="Index_20_Link" text:visited-style-name="Index_20_Link"><text:s/>4.11.2.3 <text:s/>server-resolver.service.ts<text:tab/>29</text:a></text:p>
          <text:p text:style-name="P170"><text:a xlink:type="simple" xlink:href="#__RefHeading___Toc3568_3966710214" text:style-name="Index_20_Link" text:visited-style-name="Index_20_Link"><text:s/>4.12 <text:s/>Location Strategy<text:tab/>29</text:a></text:p>
          <text:p text:style-name="P169"><text:a xlink:type="simple" xlink:href="#__RefHeading___Toc3597_1790933503" text:style-name="Index_20_Link" text:visited-style-name="Index_20_Link"><text:s/>5 <text:s/>Observables<text:tab/>30</text:a></text:p>
          <text:p text:style-name="P170"><text:a xlink:type="simple" xlink:href="#__RefHeading___Toc3599_1790933503" text:style-name="Index_20_Link" text:visited-style-name="Index_20_Link"><text:s/>5.1 <text:s/>Build your own Observable<text:tab/>30</text:a></text:p>
          <text:p text:style-name="P171"><text:a xlink:type="simple" xlink:href="#__RefHeading___Toc3601_1790933503" text:style-name="Index_20_Link" text:visited-style-name="Index_20_Link"><text:s/>5.1.1 <text:s/>Closer to the core of Observables<text:tab/>30</text:a></text:p>
        </text:index-body>
      </text:table-of-content>
      <text:p text:style-name="P64"/>
      <text:p text:style-name="P65"/>
      <text:h text:style-name="P174" text:outline-level="1"><text:bookmark-start text:name="__RefHeading___Toc3374_3966710214"/>Lifecycle<text:bookmark-end text:name="__RefHeading___Toc3374_3966710214"/></text:h>
      <text:list xml:id="list1572933293" text:style-name="L1">
        <text:list-item>
          <text:p text:style-name="P188">ngOnChanges(arg: SimpleChanges) =&gt; called for each input property changed</text:p>
        </text:list-item>
        <text:list-item>
          <text:p text:style-name="P188">ngOnInit() =&gt; called when component initialized</text:p>
        </text:list-item>
        <text:list-item>
          <text:p text:style-name="P188">ngDoCheck() =&gt; called when changed detection runs, which is called when a property in the template is changed</text:p>
        </text:list-item>
        <text:list-item>
          <text:p text:style-name="P188">ngAfterContentInit() =&gt; called when ng-content has been projected</text:p>
        </text:list-item>
        <text:list-item>
          <text:p text:style-name="P188">ngAfterContentCheck()</text:p>
        </text:list-item>
        <text:list-item>
          <text:p text:style-name="P188">ngAfterViewInit()</text:p>
        </text:list-item>
        <text:list-item>
          <text:p text:style-name="P188">ngAfterViewCheck()</text:p>
        </text:list-item>
        <text:list-item>
          <text:p text:style-name="P188">ngOnDestroy()</text:p>
        </text:list-item>
      </text:list>
      <text:p text:style-name="Text_20_body"><text:span text:style-name="T66">GOOD PRACTICE</text:span> to implement those interface when creating the function </text:p>
      <text:p text:style-name="Text_20_body">(<text:span text:style-name="T2">class MyClass imple</text:span><text:span text:style-name="T4">me</text:span><text:span text:style-name="T2">nts OnInit, <text:s/>OnChanges,</text:span><text:span text:style-name="T3">.</text:span><text:span text:style-name="T2">..</text:span>)</text:p>
      <text:h text:style-name="Heading_20_1" text:outline-level="1"><text:bookmark-start text:name="__RefHeading___Toc3376_3966710214"/>Directives<text:bookmark-end text:name="__RefHeading___Toc3376_3966710214"/></text:h>
      <text:h text:style-name="Heading_20_2" text:outline-level="2"><text:bookmark-start text:name="__RefHeading___Toc3378_3966710214"/>Attribute Directives VS Structural Directives<text:bookmark-end text:name="__RefHeading___Toc3378_3966710214"/></text:h>
      <text:p text:style-name="Text_20_body"><text:span text:style-name="T1">Attribute Directive</text:span>: Never removes or add elements from the DOM, Only changes properties (ex: <text:span text:style-name="T2">nfClass, ngStyle)</text:span></text:p>
      <text:p text:style-name="Text_20_body"><text:span text:style-name="T1">Structure directive</text:span>: Can add or remove elements from the DOM (ex: <text:span text:style-name="T2">ngIf, ngFor</text:span>)</text:p>
      <text:h text:style-name="Heading_20_2" text:outline-level="2"><text:bookmark-start text:name="__RefHeading___Toc3380_3966710214"/>Create a <text:span text:style-name="T81">basic attribute </text:span>directive<text:bookmark-end text:name="__RefHeading___Toc3380_3966710214"/></text:h>
      <text:p text:style-name="Text_20_body">In this example, the directive is called <text:span text:style-name="T13">B</text:span>asi<text:span text:style-name="T68">c</text:span>Highlight and will highlight a text in green.</text:p>
      <text:h text:style-name="Heading_20_3" text:outline-level="3"><text:bookmark-start text:name="__RefHeading___Toc3382_3966710214"/>Folder Tree<text:bookmark-end text:name="__RefHeading___Toc3382_3966710214"/></text:h>
      <text:p text:style-name="Text_20_body"><text:span text:style-name="T15">/</text:span><text:span text:style-name="T63">app/</text:span><text:span text:style-name="T15">b</text:span><text:span text:style-name="T18">asic-highlight</text:span><text:span text:style-name="T19">/</text:span><text:span text:style-name="T15">b</text:span><text:span text:style-name="T18">asic-highlight</text:span><text:span text:style-name="T19">.directive.ts</text:span></text:p>
      <text:h text:style-name="Heading_20_3" text:outline-level="3"><text:bookmark-start text:name="__RefHeading___Toc3384_3966710214"/>Directive file<text:bookmark-end text:name="__RefHeading___Toc3384_3966710214"/></text:h>
      <text:p text:style-name="P5"/>
      <table:table table:name="Table1" table:style-name="Table1">
        <table:table-column table:style-name="Table1.A"/>
        <text:soft-page-break/>
        <table:table-row>
          <table:table-cell table:style-name="Table1.A1" office:value-type="string">
            <text:p text:style-name="P7">import { B<text:span text:style-name="T67">asicHighlightDirective</text:span> } from ‘@angular/core’;</text:p>
            <text:p text:style-name="P6"/>
            <text:p text:style-name="P6">@Directive ({</text:p>
            <text:p text:style-name="P73"><text:span text:style-name="T15"><text:tab/>selector: ‘[a</text:span><text:span text:style-name="T17">pp</text:span><text:span text:style-name="T15">B</text:span><text:span text:style-name="T16">asi</text:span><text:span text:style-name="T17">c</text:span><text:span text:style-name="T16">Highlight</text:span><text:span text:style-name="T15">]’ <text:s/></text:span><text:span text:style-name="T71">//</text:span><text:span text:style-name="T15"> </text:span><text:span text:style-name="T71">camelCase naming convention – </text:span><text:span text:style-name="T73">square-brackets</text:span><text:span text:style-name="T72"> tells</text:span></text:p>
            <text:p text:style-name="P75"><text:tab/><text:tab/><text:tab/><text:tab/><text:tab/><text:tab/>angular to get the directive as an attribute.</text:p>
            <text:p text:style-name="P6">})</text:p>
            <text:p text:style-name="P6"/>
            <text:p text:style-name="P72"><text:span text:style-name="T15">export class B</text:span><text:span text:style-name="T16">asi</text:span><text:span text:style-name="T17">c</text:span><text:span text:style-name="T16">Highlight</text:span><text:span text:style-name="T15">Directive implements OnInit {</text:span></text:p>
            <text:p text:style-name="P6"><text:tab/>constructor(private elementRef: ElementRef) { }</text:p>
            <text:p text:style-name="P6"/>
            <text:p text:style-name="P6"><text:tab/>ngOnInit() {</text:p>
            <text:p text:style-name="P67"><text:tab/><text:tab/>this.elementRef.nativeElement.style.backgroundColor = ‘green’;</text:p>
          </table:table-cell>
        </table:table-row>
      </table:table>
      <text:p text:style-name="P5"/>
      <text:p text:style-name="P1"/>
      <text:p text:style-name="P1"/>
      <text:h text:style-name="Heading_20_3" text:outline-level="3"><text:bookmark-start text:name="__RefHeading___Toc3386_3966710214"/>a<text:span text:style-name="T67">pp.module.ts</text:span><text:bookmark-end text:name="__RefHeading___Toc3386_3966710214"/></text:h>
      <text:p text:style-name="P2"/>
      <table:table table:name="Table2" table:style-name="Table2">
        <table:table-column table:style-name="Table2.A"/>
        <table:table-row>
          <table:table-cell table:style-name="Table2.A1" office:value-type="string">
            <text:p text:style-name="P107">Import { <text:span text:style-name="T69">BasicHighlightDirective } from ‘./basic-highlight/basic-highlight.directive’;</text:span></text:p>
            <text:p text:style-name="P107"/>
            <text:p text:style-name="P108">@NgModule({</text:p>
            <text:p text:style-name="P108"><text:tab/>declarations: [</text:p>
            <text:p text:style-name="P108"><text:tab/><text:tab/>...</text:p>
            <text:p text:style-name="P108"><text:tab/><text:tab/> <text:span text:style-name="T13">BasicHighlightDirective</text:span></text:p>
            <text:p text:style-name="P108"><text:tab/>],...</text:p>
          </table:table-cell>
        </table:table-row>
      </table:table>
      <text:p text:style-name="P2"/>
      <text:h text:style-name="Heading_20_3" text:outline-level="3"><text:bookmark-start text:name="__RefHeading___Toc3388_3966710214"/>In the <text:span text:style-name="T138">HTML</text:span> file<text:bookmark-end text:name="__RefHeading___Toc3388_3966710214"/></text:h>
      <text:p text:style-name="P8"/>
      <table:table table:name="Table3" table:style-name="Table3">
        <table:table-column table:style-name="Table3.A"/>
        <table:table-row>
          <table:table-cell table:style-name="Table3.A1" office:value-type="string">
            <text:p text:style-name="P109">&lt;p appBasicHighlight&gt; Your text highlighted here!&lt;/p&gt;</text:p>
          </table:table-cell>
        </table:table-row>
      </table:table>
      <text:p text:style-name="Text_20_body"><text:span text:style-name="T23">This is not a good way to access t</text:span><text:span text:style-name="T24">he DOM</text:span><text:span text:style-name="T23">. In some advance case, this way won’t work.</text:span></text:p>
      <text:h text:style-name="Heading_20_2" text:outline-level="2"><text:bookmark-start text:name="__RefHeading___Toc3390_3966710214"/><text:span text:style-name="T19">Create a </text:span><text:span text:style-name="T21">better </text:span><text:span text:style-name="T20">attribute <text:s/></text:span><text:span text:style-name="T19">directive</text:span><text:bookmark-end text:name="__RefHeading___Toc3390_3966710214"/></text:h>
      <text:h text:style-name="Heading_20_3" text:outline-level="3"><text:bookmark-start text:name="__RefHeading___Toc3392_3966710214"/><text:span text:style-name="T19">C</text:span><text:span text:style-name="T14">reate with ng</text:span><text:bookmark-end text:name="__RefHeading___Toc3392_3966710214"/></text:h>
      <text:p text:style-name="P26"/>
      <table:table table:name="Table4" table:style-name="Table4">
        <table:table-column table:style-name="Table4.A"/>
        <table:table-row>
          <table:table-cell table:style-name="Table4.A1" office:value-type="string">
            <text:p text:style-name="P111">&gt;&gt;ng g d better-highlight</text:p>
          </table:table-cell>
        </table:table-row>
      </table:table>
      <text:p text:style-name="Text_20_body"><text:span text:style-name="T22">A</text:span><text:span text:style-name="T14"> folder with all the directives can be created.</text:span></text:p>
      <text:h text:style-name="Heading_20_3" text:outline-level="3"><text:bookmark-start text:name="__RefHeading___Toc3394_3966710214"/>Directive file<text:bookmark-end text:name="__RefHeading___Toc3394_3966710214"/></text:h>
      <text:p text:style-name="P3"/>
      <table:table table:name="Table5" table:style-name="Table5">
        <table:table-column table:style-name="Table5.A"/>
        <table:table-row>
          <table:table-cell table:style-name="Table5.A1" office:value-type="string">
            <text:p text:style-name="P113">Import { Directive, OnInit, Renderer2, ElementRef } from ‘@angular/core’;</text:p>
            <text:p text:style-name="P113"/>
            <text:p text:style-name="P113">@Directive({</text:p>
            <text:p text:style-name="P113"><text:soft-page-break/><text:tab/>selector: ‘[appBetterhighlight]’</text:p>
            <text:p text:style-name="P113">})</text:p>
            <text:p text:style-name="P113">export class BetterHighlightDirective implements OnInit {</text:p>
            <text:p text:style-name="P113"/>
            <text:p text:style-name="P113"><text:tab/>constructor(private elRef: ElementRef, private renderer: Renderer2) { }</text:p>
            <text:p text:style-name="P113"/>
            <text:p text:style-name="P113"><text:tab/>ngOnInit() {</text:p>
            <text:p text:style-name="P113"><text:tab/><text:tab/>this.rendere.setStyle(<text:span text:style-name="T83">this.elRef.nativeElement, ‘background-color’, ‘blue’, false, false</text:span>);</text:p>
            <text:p text:style-name="P113"><text:tab/>}</text:p>
          </table:table-cell>
        </table:table-row>
      </table:table>
      <text:p text:style-name="P3"/>
      <text:h text:style-name="Heading_20_3" text:outline-level="3"><text:bookmark-start text:name="__RefHeading___Toc3396_3966710214"/>In the html file<text:bookmark-end text:name="__RefHeading___Toc3396_3966710214"/></text:h>
      <text:p text:style-name="P9"/>
      <table:table table:name="Table6" table:style-name="Table6">
        <table:table-column table:style-name="Table6.A"/>
        <table:table-row>
          <table:table-cell table:style-name="Table6.A1" office:value-type="string">
            <text:p text:style-name="P110">&lt;p appB<text:span text:style-name="T84">etter</text:span>Highlight&gt; Your text highlighted here!&lt;/p&gt;</text:p>
          </table:table-cell>
        </table:table-row>
      </table:table>
      <text:p text:style-name="P9"/>
      <text:h text:style-name="Heading_20_2" text:outline-level="2"><text:bookmark-start text:name="__RefHeading___Toc3398_3966710214"/><text:span text:style-name="T85">Use </text:span>HostListener<text:bookmark-end text:name="__RefHeading___Toc3398_3966710214"/></text:h>
      <text:h text:style-name="Heading_20_3" text:outline-level="3"><text:bookmark-start text:name="__RefHeading___Toc3400_3966710214"/><text:span text:style-name="T26">a</text:span><text:span text:style-name="T25">dded to</text:span><text:span text:style-name="T26"> directive file</text:span><text:bookmark-end text:name="__RefHeading___Toc3400_3966710214"/></text:h>
      <text:p text:style-name="P22"/>
      <table:table table:name="Table11" table:style-name="Table11">
        <table:table-column table:style-name="Table11.A"/>
        <table:table-row>
          <table:table-cell table:style-name="Table11.A1" office:value-type="string">
            <text:p text:style-name="P124">import { HostListener } <text:span text:style-name="T82">from ‘@angular/core’;</text:span></text:p>
          </table:table-cell>
        </table:table-row>
      </table:table>
      <text:p text:style-name="P74"/>
      <table:table table:name="Table8" table:style-name="Table8">
        <table:table-column table:style-name="Table8.A"/>
        <table:table-row>
          <table:table-cell table:style-name="Table8.A1" office:value-type="string">
            <text:p text:style-name="P116">@HostListener(‘<text:span text:style-name="T86">mouseenter</text:span>’) mouseover(<text:span text:style-name="T87">eventData: Event</text:span>) {</text:p>
            <text:p text:style-name="P117"><text:tab/><text:span text:style-name="T82">this.rendere.setStyle(this.elRef.nativeElement, ‘background-color’, ‘blue’[, flag]);</text:span></text:p>
            <text:p text:style-name="P116">}</text:p>
            <text:p text:style-name="P116"/>
            <text:p text:style-name="P149"><text:span text:style-name="T89">@HostListener(‘</text:span><text:span text:style-name="T90">mousel</text:span><text:span text:style-name="T92">eave</text:span><text:span text:style-name="T89">’) </text:span><text:span text:style-name="T90">mousel</text:span><text:span text:style-name="T92">eave</text:span><text:span text:style-name="T89">(</text:span><text:span text:style-name="T91">eventData: Event</text:span><text:span text:style-name="T89">) {</text:span></text:p>
            <text:p text:style-name="P149"><text:span text:style-name="T89"><text:tab/></text:span><text:span text:style-name="T88">this.rendere.setStyle(this.elRef.nativeElement, ‘background-color’, ‘t</text:span><text:span text:style-name="T92">ransparent</text:span><text:span text:style-name="T88">’, </text:span><text:span text:style-name="T92">false, false</text:span><text:span text:style-name="T88">);</text:span></text:p>
            <text:p text:style-name="P117">}</text:p>
          </table:table-cell>
        </table:table-row>
      </table:table>
      <text:p text:style-name="P14"/>
      <text:h text:style-name="Heading_20_2" text:outline-level="2"><text:bookmark-start text:name="__RefHeading___Toc3402_3966710214"/><text:span text:style-name="T85">Use </text:span>Host<text:span text:style-name="T105">binding</text:span><text:bookmark-end text:name="__RefHeading___Toc3402_3966710214"/></text:h>
      <text:h text:style-name="Heading_20_3" text:outline-level="3"><text:bookmark-start text:name="__RefHeading___Toc3404_3966710214"/>added to directive file<text:bookmark-end text:name="__RefHeading___Toc3404_3966710214"/></text:h>
      <text:p text:style-name="P12"/>
      <table:table table:name="Table12" table:style-name="Table12">
        <table:table-column table:style-name="Table12.A"/>
        <table:table-row>
          <table:table-cell table:style-name="Table12.A1" office:value-type="string">
            <text:p text:style-name="P155"><text:span text:style-name="T94">import { HostBinding, HostListener } </text:span><text:span text:style-name="T88">from ‘@angular/core’;</text:span></text:p>
          </table:table-cell>
        </table:table-row>
      </table:table>
      <text:p text:style-name="P12"/>
      <table:table table:name="Table9" table:style-name="Table9">
        <table:table-column table:style-name="Table9.A"/>
        <table:table-row>
          <table:table-cell table:style-name="Table9.A1" office:value-type="string">
            <text:p text:style-name="P121">@HostBinding(‘style.backgroundColor’) backgroundColor: string <text:span text:style-name="T106">= ‘transparent’</text:span>; <text:span text:style-name="T70">//</text:span><text:span text:style-name="T74">causes error if not <text:tab/><text:tab/><text:tab/><text:tab/><text:tab/><text:tab/><text:tab/><text:tab/><text:tab/><text:tab/><text:tab/><text:tab/>initialized</text:span></text:p>
            <text:p text:style-name="P118">@HostListener(‘<text:span text:style-name="T86">mouseenter</text:span>’) mouseover(<text:span text:style-name="T87">eventData: Event</text:span>) {</text:p>
            <text:p text:style-name="P118"><text:tab/><text:span text:style-name="T105">this.backgroundColor = ‘blue’;</text:span></text:p>
            <text:p text:style-name="P118">}</text:p>
            <text:p text:style-name="P118"/>
            <text:p text:style-name="P150"><text:span text:style-name="T89">@HostListener(‘</text:span><text:span text:style-name="T90">mousel</text:span><text:span text:style-name="T92">eave</text:span><text:span text:style-name="T89">’) </text:span><text:span text:style-name="T90">mousel</text:span><text:span text:style-name="T92">eave</text:span><text:span text:style-name="T89">(</text:span><text:span text:style-name="T91">eventData: Event</text:span><text:span text:style-name="T89">) {</text:span></text:p>
            <text:p text:style-name="P150"><text:soft-page-break/><text:span text:style-name="T88"><text:tab/></text:span><text:span text:style-name="T93">this.backgroundColor = ‘transparent’;</text:span></text:p>
            <text:p text:style-name="P118">}</text:p>
          </table:table-cell>
        </table:table-row>
      </table:table>
      <text:p text:style-name="P11"/>
      <text:h text:style-name="Heading_20_2" text:outline-level="2"><text:bookmark-start text:name="__RefHeading___Toc3406_3966710214"/>B<text:span text:style-name="T107">inding to directive properties</text:span><text:bookmark-end text:name="__RefHeading___Toc3406_3966710214"/></text:h>
      <text:h text:style-name="Heading_20_3" text:outline-level="3"><text:bookmark-start text:name="__RefHeading___Toc3408_3966710214"/>added to directive file<text:bookmark-end text:name="__RefHeading___Toc3408_3966710214"/></text:h>
      <text:p text:style-name="P12"/>
      <table:table table:name="Table10" table:style-name="Table10">
        <table:table-column table:style-name="Table10.A"/>
        <table:table-row>
          <table:table-cell table:style-name="Table10.A1" office:value-type="string">
            <text:p text:style-name="P125">@Input() defaultColor: string = ‘transparent’;</text:p>
            <text:p text:style-name="P125">@Input() highlightColor: string = ‘blue’;</text:p>
            <text:p text:style-name="P127">@HostBinding(‘style.backgroundColor’) backgroundColor: string;</text:p>
            <text:p text:style-name="P122"/>
            <text:p text:style-name="P131">ngOnInit() {</text:p>
            <text:p text:style-name="P131"><text:tab/>this.backgroundColor<text:span text:style-name="T108"> = this.defaultColor;</text:span></text:p>
            <text:p text:style-name="P131">}</text:p>
            <text:p text:style-name="P128"/>
            <text:p text:style-name="P119">@HostListener(‘<text:span text:style-name="T86">mouseenter</text:span>’) mouseover(<text:span text:style-name="T87">eventData: Event</text:span>) {</text:p>
            <text:p text:style-name="P119"><text:tab/><text:span text:style-name="T105">this.backgroundColor = this.highlightColor ;</text:span></text:p>
            <text:p text:style-name="P119">}</text:p>
            <text:p text:style-name="P119"/>
            <text:p text:style-name="P151"><text:span text:style-name="T89">@HostListener(‘</text:span><text:span text:style-name="T90">mousel</text:span><text:span text:style-name="T92">eave</text:span><text:span text:style-name="T89">’) </text:span><text:span text:style-name="T90">mousel</text:span><text:span text:style-name="T92">eave</text:span><text:span text:style-name="T89">(</text:span><text:span text:style-name="T91">eventData: Event</text:span><text:span text:style-name="T89">) {</text:span></text:p>
            <text:p text:style-name="P151"><text:span text:style-name="T88"><text:tab/></text:span><text:span text:style-name="T93">this.backgroundColor = </text:span><text:span text:style-name="T95">this.defaultColor</text:span><text:span text:style-name="T93">;</text:span></text:p>
            <text:p text:style-name="P127">}</text:p>
          </table:table-cell>
        </table:table-row>
      </table:table>
      <text:p text:style-name="P12"/>
      <text:h text:style-name="Heading_20_3" text:outline-level="3"><text:bookmark-start text:name="__RefHeading___Toc3410_3966710214"/><text:span text:style-name="T26">added to h</text:span><text:span text:style-name="T27">tml</text:span><text:span text:style-name="T26"> file</text:span><text:bookmark-end text:name="__RefHeading___Toc3410_3966710214"/></text:h>
      <text:p text:style-name="P24"/>
      <table:table table:name="Table13" table:style-name="Table13">
        <table:table-column table:style-name="Table13.A"/>
        <table:table-row>
          <table:table-cell table:style-name="Table13.A1" office:value-type="string">
            <text:p text:style-name="P129">&lt;p appBetterHighlight [defaultColor]=”’yellow’” [highlightColor]=”’red’”&gt;&lt;/p&gt;</text:p>
          </table:table-cell>
        </table:table-row>
      </table:table>
      <text:p text:style-name="P15"/>
      <text:h text:style-name="Heading_20_2" text:outline-level="2"><text:bookmark-start text:name="__RefHeading___Toc3412_3966710214"/><text:span text:style-name="T29">U</text:span><text:span text:style-name="T28">sing aliases on directive properties </text:span><text:span text:style-name="T30">(optional)</text:span><text:bookmark-end text:name="__RefHeading___Toc3412_3966710214"/></text:h>
      <text:h text:style-name="Heading_20_3" text:outline-level="3"><text:bookmark-start text:name="__RefHeading___Toc3414_3966710214"/>added to directive file<text:bookmark-end text:name="__RefHeading___Toc3414_3966710214"/></text:h>
      <text:p text:style-name="P13"/>
      <table:table table:name="Table14" table:style-name="Table14">
        <table:table-column table:style-name="Table14.A"/>
        <table:table-row>
          <table:table-cell table:style-name="Table14.A1" office:value-type="string">
            <text:p text:style-name="P126">@Input() defaultColor: string = ‘transparent’;</text:p>
            <text:p text:style-name="P152"><text:span text:style-name="T95">@Input(‘</text:span><text:span text:style-name="T6">appBetterHighlightColor</text:span><text:span text:style-name="T95">’) highlightColor: string = ‘blue’;</text:span></text:p>
            <text:p text:style-name="P126">@HostBinding(‘style.backgroundColor’) backgroundColor: string;</text:p>
            <text:p text:style-name="P123"/>
            <text:p text:style-name="P132">ngOnInit() {</text:p>
            <text:p text:style-name="P132"><text:tab/>this.backgroundColor<text:span text:style-name="T108"> = this.defaultColor;</text:span></text:p>
            <text:p text:style-name="P132">}</text:p>
            <text:p text:style-name="P126"/>
            <text:p text:style-name="P120">@HostListener(‘<text:span text:style-name="T86">mouseenter</text:span>’) mouseover(<text:span text:style-name="T87">eventData: Event</text:span>) {</text:p>
            <text:p text:style-name="P120"><text:tab/><text:span text:style-name="T105">this.backgroundColor = this.highlightColor ;</text:span></text:p>
            <text:p text:style-name="P120">}</text:p>
            <text:p text:style-name="P120"><text:soft-page-break/></text:p>
            <text:p text:style-name="P152"><text:span text:style-name="T89">@HostListener(‘</text:span><text:span text:style-name="T90">mousel</text:span><text:span text:style-name="T92">eave</text:span><text:span text:style-name="T89">’) </text:span><text:span text:style-name="T90">mousel</text:span><text:span text:style-name="T92">eave</text:span><text:span text:style-name="T89">(</text:span><text:span text:style-name="T91">eventData: Event</text:span><text:span text:style-name="T89">) {</text:span></text:p>
            <text:p text:style-name="P152"><text:span text:style-name="T88"><text:tab/></text:span><text:span text:style-name="T93">this.backgroundColor = </text:span><text:span text:style-name="T95">this.defaultColor</text:span><text:span text:style-name="T93">;</text:span></text:p>
            <text:p text:style-name="P126">}</text:p>
          </table:table-cell>
        </table:table-row>
      </table:table>
      <text:p text:style-name="P13"/>
      <text:h text:style-name="Heading_20_3" text:outline-level="3"><text:bookmark-start text:name="__RefHeading___Toc3416_3966710214"/><text:span text:style-name="T26">added to h</text:span><text:span text:style-name="T27">tml</text:span><text:span text:style-name="T26"> file</text:span><text:bookmark-end text:name="__RefHeading___Toc3416_3966710214"/></text:h>
      <text:p text:style-name="P23"/>
      <table:table table:name="Table15" table:style-name="Table15">
        <table:table-column table:style-name="Table15.A"/>
        <table:table-row>
          <table:table-cell table:style-name="Table15.A1" office:value-type="string">
            <text:p text:style-name="P130">&lt;p <text:span text:style-name="T8">[</text:span><text:span text:style-name="T2">appBetterHighlight</text:span><text:span text:style-name="T8">]</text:span><text:span text:style-name="T2">=”’red’”</text:span> [defaultColor]=”’yellow’”&gt;&lt;/p&gt;</text:p>
          </table:table-cell>
        </table:table-row>
      </table:table>
      <text:p text:style-name="Text_20_body">You can remove the square-brackets on the property and remove the quotation marks on the value, but it needs to be clear that it is property binding and not a real attribute existing for the element.</text:p>
      <text:h text:style-name="Heading_20_2" text:outline-level="2"><text:bookmark-start text:name="__RefHeading___Toc3418_3966710214"/>B<text:span text:style-name="T109">ehind the scenes</text:span><text:bookmark-end text:name="__RefHeading___Toc3418_3966710214"/></text:h>
      <text:h text:style-name="Heading_20_3" text:outline-level="3"><text:bookmark-start text:name="__RefHeading___Toc3420_3966710214"/>stars on structural directives<text:bookmark-end text:name="__RefHeading___Toc3420_3966710214"/></text:h>
      <text:h text:style-name="Heading_20_4" text:outline-level="4"><text:bookmark-start text:name="__RefHeading___Toc3422_3966710214"/>Why?<text:bookmark-end text:name="__RefHeading___Toc3422_3966710214"/></text:h>
      <text:p text:style-name="Text_20_body">The star indicates to angular that it is a structural directive. And the star is present because it is more intuitive for the developper.</text:p>
      <text:h text:style-name="Heading_20_4" text:outline-level="4"><text:bookmark-start text:name="__RefHeading___Toc3424_3966710214"/>Behind *ngIf<text:bookmark-end text:name="__RefHeading___Toc3424_3966710214"/></text:h>
      <text:p text:style-name="P25"/>
      <table:table table:name="Table16" table:style-name="Table16">
        <table:table-column table:style-name="Table16.A"/>
        <table:table-row>
          <table:table-cell table:style-name="Table16.A1" office:value-type="string">
            <text:p text:style-name="P133">&lt;ng-template [ngIf]=”!onlyOdd”&gt;</text:p>
            <text:p text:style-name="P133"><text:tab/>…</text:p>
            <text:p text:style-name="P133">&lt;/ng-template&gt;</text:p>
          </table:table-cell>
        </table:table-row>
      </table:table>
      <text:p text:style-name="P16"/>
      <text:h text:style-name="Heading_20_2" text:outline-level="2"><text:bookmark-start text:name="__RefHeading___Toc3426_3966710214"/>C<text:span text:style-name="T110">reate a structural directives</text:span><text:bookmark-end text:name="__RefHeading___Toc3426_3966710214"/></text:h>
      <text:h text:style-name="Heading_20_3" text:outline-level="3"><text:bookmark-start text:name="__RefHeading___Toc3428_3966710214"/><text:span text:style-name="T19">C</text:span><text:span text:style-name="T14">reate with ng</text:span><text:bookmark-end text:name="__RefHeading___Toc3428_3966710214"/></text:h>
      <text:p text:style-name="P27"/>
      <table:table table:name="Table17" table:style-name="Table17">
        <table:table-column table:style-name="Table17.A"/>
        <table:table-row>
          <table:table-cell table:style-name="Table17.A1" office:value-type="string">
            <text:p text:style-name="P112">&gt;&gt;ng g d <text:span text:style-name="T111">unless </text:span><text:span text:style-name="T75">//creating the opposite of the ngIf directive</text:span></text:p>
          </table:table-cell>
        </table:table-row>
      </table:table>
      <text:p text:style-name="P179"/>
      <text:h text:style-name="Heading_20_3" text:outline-level="3"><text:bookmark-start text:name="__RefHeading___Toc3430_3966710214"/>Directive file<text:bookmark-end text:name="__RefHeading___Toc3430_3966710214"/></text:h>
      <text:p text:style-name="P4"/>
      <table:table table:name="Table18" table:style-name="Table18">
        <table:table-column table:style-name="Table18.A"/>
        <table:table-row>
          <table:table-cell table:style-name="Table18.A1" office:value-type="string">
            <text:p text:style-name="P115">Import { Directive, OnInit, <text:span text:style-name="T112">Input, Template</text:span>Ref, V<text:span text:style-name="T117">iewContainerRef</text:span> } from ‘@angular/core’;</text:p>
            <text:p text:style-name="P114"/>
            <text:p text:style-name="P114">@Directive({</text:p>
            <text:p text:style-name="P153"><text:span text:style-name="T88"><text:tab/>selector: ‘[appU</text:span><text:span text:style-name="T96">nless</text:span><text:span text:style-name="T88">]’</text:span></text:p>
            <text:p text:style-name="P114">})</text:p>
            <text:p text:style-name="P153"><text:span text:style-name="T88">export class U</text:span><text:span text:style-name="T97">nless</text:span><text:span text:style-name="T88">Directive implements OnInit {</text:span></text:p>
            <text:p text:style-name="P154"><text:span text:style-name="T88"><text:tab/></text:span><text:span text:style-name="T98">@Input() set </text:span><text:span text:style-name="T88">appU</text:span><text:span text:style-name="T96">nless</text:span><text:span text:style-name="T98">(‘</text:span><text:span text:style-name="T99">condition: boolean</text:span><text:span text:style-name="T98">’) { </text:span><text:span text:style-name="T77">//</text:span><text:span text:style-name="T78">still a property, that will be set with the right </text:span><text:soft-page-break/><text:span text:style-name="T78">conditions</text:span></text:p>
            <text:p text:style-name="P137"><text:tab/><text:tab/>if(!condition) {</text:p>
            <text:p text:style-name="P147"><text:span text:style-name="T113"><text:tab/><text:tab/><text:tab/></text:span><text:span text:style-name="T114">this.vcRef.createEmbeddedView(</text:span><text:span text:style-name="T115">this.templateRef</text:span><text:span text:style-name="T114">);</text:span></text:p>
            <text:p text:style-name="P138"><text:tab/><text:tab/>} else { </text:p>
            <text:p text:style-name="P148"><text:span text:style-name="T113"><text:tab/><text:tab/><text:tab/></text:span><text:span text:style-name="T116">this.vcRef().clear();</text:span></text:p>
            <text:p text:style-name="P138"><text:tab/><text:tab/>}</text:p>
            <text:p text:style-name="P114"/>
            <text:p text:style-name="P153"><text:span text:style-name="T88"><text:tab/>constructor(private t</text:span><text:span text:style-name="T100">emplateRef</text:span><text:span text:style-name="T88">: </text:span><text:span text:style-name="T100">Template</text:span><text:span text:style-name="T88">Ref</text:span><text:span text:style-name="T100">&lt;any&gt;</text:span><text:span text:style-name="T88">, private c</text:span><text:span text:style-name="T101">vRef</text:span><text:span text:style-name="T88">: V</text:span><text:span text:style-name="T101">iewContainerRef</text:span><text:span text:style-name="T88">) { }</text:span></text:p>
          </table:table-cell>
        </table:table-row>
      </table:table>
      <text:p text:style-name="Text_20_body">the name of the property needs to be the same as the selector.</text:p>
      <text:h text:style-name="Heading_20_3" text:outline-level="3"><text:bookmark-start text:name="__RefHeading___Toc3432_3966710214"/>In the html file<text:bookmark-end text:name="__RefHeading___Toc3432_3966710214"/></text:h>
      <text:p text:style-name="Text_20_body"/>
      <table:table table:name="Table19" table:style-name="Table19">
        <table:table-column table:style-name="Table19.A"/>
        <table:table-row>
          <table:table-cell table:style-name="Table19.A1" office:value-type="string">
            <text:p text:style-name="P134">&lt;div *appUnless=”onlyOdd”&gt;...&lt;/div&gt;</text:p>
          </table:table-cell>
        </table:table-row>
      </table:table>
      <text:p text:style-name="P10"/>
      <text:h text:style-name="Heading_20_2" text:outline-level="2"><text:bookmark-start text:name="__RefHeading___Toc3434_3966710214"/>n<text:span text:style-name="T118">gSwitch</text:span><text:bookmark-end text:name="__RefHeading___Toc3434_3966710214"/></text:h>
      <text:p text:style-name="P17"/>
      <table:table table:name="Table20" table:style-name="Table20">
        <table:table-column table:style-name="Table20.A"/>
        <table:table-row>
          <table:table-cell table:style-name="Table20.A1" office:value-type="string">
            <text:p text:style-name="P135">&lt;div [ngSwitch]=”value”&gt;</text:p>
            <text:p text:style-name="P135"><text:tab/>&lt;p *ngSwitchcase=””&gt;&lt;/p&gt;</text:p>
            <text:p text:style-name="P135"><text:tab/>&lt;p *ngSwitchcase=””&gt;&lt;/p&gt;</text:p>
            <text:p text:style-name="P135"><text:tab/>&lt;p *ngSwitchcase=””&gt;&lt;/p&gt;</text:p>
            <text:p text:style-name="P135"><text:tab/>&lt;p *ngSwitchcase=””&gt;&lt;/p&gt;</text:p>
            <text:p text:style-name="P135"><text:tab/>&lt;P *ngSwitchDefault&gt;&lt;/p&gt;</text:p>
            <text:p text:style-name="P136">&lt;/div&gt;</text:p>
          </table:table-cell>
        </table:table-row>
      </table:table>
      <text:p text:style-name="P17"/>
      <text:p text:style-name="P14"/>
      <text:h text:style-name="Heading_20_1" text:outline-level="1"><text:bookmark-start text:name="__RefHeading___Toc3436_3966710214"/>Using services and dependency injection<text:bookmark-end text:name="__RefHeading___Toc3436_3966710214"/></text:h>
      <text:h text:style-name="Heading_20_2" text:outline-level="2"><text:bookmark-start text:name="__RefHeading___Toc3438_3966710214"/>Creating a logging service<text:bookmark-end text:name="__RefHeading___Toc3438_3966710214"/></text:h>
      <text:h text:style-name="Heading_20_3" text:outline-level="3"><text:bookmark-start text:name="__RefHeading___Toc3440_3966710214"/>Create the file<text:bookmark-end text:name="__RefHeading___Toc3440_3966710214"/></text:h>
      <text:p text:style-name="Text_20_body"><text:span text:style-name="T32">&gt;&gt;touch </text:span><text:span text:style-name="T31">./app/logging.service.ts</text:span></text:p>
      <text:list xml:id="list3474225696" text:style-name="L2">
        <text:list-item>
          <text:p text:style-name="P189"><text:span text:style-name="T31">a </text:span><text:span text:style-name="T14">service can also be put in a shared folder as in the app folder, if they are generic ones,</text:span></text:p>
        </text:list-item>
      </text:list>
      <table:table table:name="Table21" table:style-name="Table21">
        <table:table-column table:style-name="Table21.A"/>
        <table:table-row>
          <table:table-cell table:style-name="Table21.A1" office:value-type="string">
            <text:p text:style-name="P139">export class LoggingService {</text:p>
            <text:p text:style-name="P139"><text:tab/>logStatusChange(status: string) {</text:p>
            <text:p text:style-name="P139"><text:tab/><text:tab/>console.log(’A server status changed, new status: ’ + status);</text:p>
            <text:p text:style-name="P139"><text:tab/>}</text:p>
            <text:p text:style-name="P139">}</text:p>
          </table:table-cell>
        </table:table-row>
      </table:table>
      <text:p text:style-name="P18"/>
      <text:h text:style-name="Heading_20_3" text:outline-level="3"><text:bookmark-start text:name="__RefHeading___Toc3442_3966710214"/><text:soft-page-break/>U<text:span text:style-name="T119">se the services</text:span><text:bookmark-end text:name="__RefHeading___Toc3442_3966710214"/></text:h>
      <text:p text:style-name="Text_20_body">DO NOT CREATE AN INSTANCE OF THE SERVICE!!<text:tab/></text:p>
      <text:p text:style-name="Text_20_body">Add to the class where you want to call the service:</text:p>
      <table:table table:name="Table22" table:style-name="Table22">
        <table:table-column table:style-name="Table22.A"/>
        <table:table-row>
          <table:table-cell table:style-name="Table22.A1" office:value-type="string">
            <text:p text:style-name="P76">import { Component, EventEmitter, Output } from '@angular/core';</text:p>
            <text:p text:style-name="P78">import { LoggingService } from '../account/logging.service';</text:p>
            <text:p text:style-name="P76"/>
            <text:p text:style-name="P76">@Component({</text:p>
            <text:p text:style-name="P76"><text:s text:c="2"/>selector: 'app-new-account',</text:p>
            <text:p text:style-name="P76"><text:s text:c="2"/>templateUrl: './new-account.component.html',</text:p>
            <text:p text:style-name="P76"><text:s text:c="2"/>styleUrls: ['./new-account.component.css'],</text:p>
            <text:p text:style-name="P77"><text:s/><text:span text:style-name="T2"><text:s/>provider</text:span><text:span text:style-name="T9">s</text:span><text:span text:style-name="T2">: [LoggingService]</text:span></text:p>
            <text:p text:style-name="P76">})</text:p>
            <text:p text:style-name="P76">export class NewAccountComponent {</text:p>
            <text:p text:style-name="P76"><text:s text:c="2"/>@Output() accountAdded = new EventEmitter&lt;{name: string, status: string}&gt;();</text:p>
            <text:p text:style-name="P76"/>
            <text:p text:style-name="P76"><text:s/><text:span text:style-name="T2"><text:s/>constructor(private loggingService: LoggingService) {}</text:span></text:p>
            <text:p text:style-name="P76"/>
            <text:p text:style-name="P76"><text:s text:c="2"/>onCreateAccount(accountName: string, accountStatus: string) {</text:p>
            <text:p text:style-name="P76"><text:s text:c="4"/>this.accountAdded.emit({</text:p>
            <text:p text:style-name="P76"><text:s text:c="6"/>name: accountName,</text:p>
            <text:p text:style-name="P76"><text:s text:c="6"/>status: accountStatus</text:p>
            <text:p text:style-name="P76"><text:s text:c="4"/>});</text:p>
            <text:p text:style-name="P76"><text:s text:c="4"/>//console.log('A server status changed, new status: ' + accountStatus);</text:p>
            <text:p text:style-name="P76"><text:s/><text:span text:style-name="T2"><text:s text:c="3"/>this.loggingService.logStatusChange(accountStatus);</text:span></text:p>
            <text:p text:style-name="P76"><text:s text:c="2"/>}</text:p>
            <text:p text:style-name="P76">}</text:p>
          </table:table-cell>
        </table:table-row>
      </table:table>
      <text:p text:style-name="P28"/>
      <text:h text:style-name="Heading_20_2" text:outline-level="2"><text:bookmark-start text:name="__RefHeading___Toc3444_3966710214"/><text:span text:style-name="T33">Creating a d</text:span><text:span text:style-name="T34">ata</text:span><text:span text:style-name="T33"> service</text:span><text:bookmark-end text:name="__RefHeading___Toc3444_3966710214"/></text:h>
      <text:h text:style-name="Heading_20_3" text:outline-level="3"><text:bookmark-start text:name="__RefHeading___Toc3446_3966710214"/>Create the file<text:bookmark-end text:name="__RefHeading___Toc3446_3966710214"/></text:h>
      <text:p text:style-name="Text_20_body">&gt;&gt;touch app/accounts.service.ts</text:p>
      <table:table table:name="Table23" table:style-name="Table23">
        <table:table-column table:style-name="Table23.A"/>
        <table:table-row>
          <table:table-cell table:style-name="Table23.A1" office:value-type="string">
            <text:p text:style-name="P140">export class AccountsService {</text:p>
            <text:p text:style-name="P140"><text:s text:c="4"/>accounts = [</text:p>
            <text:p text:style-name="P140"><text:s text:c="8"/>{</text:p>
            <text:p text:style-name="P140"><text:s text:c="10"/>name: 'Master Account',</text:p>
            <text:p text:style-name="P140"><text:s text:c="10"/>status: 'active'</text:p>
            <text:p text:style-name="P140"><text:s text:c="8"/>},</text:p>
            <text:p text:style-name="P140"><text:s text:c="8"/>{</text:p>
            <text:p text:style-name="P140"><text:s text:c="10"/>name: 'Testaccount',</text:p>
            <text:p text:style-name="P140"><text:s text:c="10"/>status: 'inactive'</text:p>
            <text:p text:style-name="P140"><text:s text:c="8"/>},</text:p>
            <text:p text:style-name="P140"><text:s text:c="8"/>{</text:p>
            <text:p text:style-name="P140"><text:s text:c="10"/>name: 'Hidden Account',</text:p>
            <text:p text:style-name="P140"><text:s text:c="10"/>status: 'unknown'</text:p>
            <text:p text:style-name="P140"><text:soft-page-break/><text:s text:c="8"/>}</text:p>
            <text:p text:style-name="P140"><text:s text:c="6"/>];</text:p>
            <text:p text:style-name="P140"/>
            <text:p text:style-name="P140"><text:s text:c="6"/>addAccount(name: string, status: string) { <text:s text:c="2"/></text:p>
            <text:p text:style-name="P140"><text:s text:c="8"/>this.accounts.push({name: name, status: status});</text:p>
            <text:p text:style-name="P140"><text:s text:c="6"/>}</text:p>
            <text:p text:style-name="P140"/>
            <text:p text:style-name="P140"><text:s text:c="6"/>updateStatus(id: number, status: string) {</text:p>
            <text:p text:style-name="P140"><text:s text:c="8"/>this.accounts[id].status = status;</text:p>
            <text:p text:style-name="P140"><text:s text:c="6"/>}</text:p>
            <text:p text:style-name="P140">}</text:p>
          </table:table-cell>
        </table:table-row>
      </table:table>
      <text:p text:style-name="P19"/>
      <text:h text:style-name="Heading_20_3" text:outline-level="3"><text:bookmark-start text:name="__RefHeading___Toc3448_3966710214"/>Use the service<text:bookmark-end text:name="__RefHeading___Toc3448_3966710214"/></text:h>
      <text:p text:style-name="P20"/>
      <table:table table:name="Table24" table:style-name="Table24">
        <table:table-column table:style-name="Table24.A"/>
        <table:table-row>
          <table:table-cell table:style-name="Table24.A1" office:value-type="string">
            <text:p text:style-name="P81">import { Component, OnInit } from '@angular/core';</text:p>
            <text:p text:style-name="P81">import { AccountsService } from './accounts.service';</text:p>
            <text:p text:style-name="P81"/>
            <text:p text:style-name="P81">@Component({</text:p>
            <text:p text:style-name="P81"><text:s text:c="2"/>selector: 'app-root',</text:p>
            <text:p text:style-name="P81"><text:s text:c="2"/>templateUrl: './app.component.html',</text:p>
            <text:p text:style-name="P81"><text:s text:c="2"/>styleUrls: ['./app.component.css'],</text:p>
            <text:p text:style-name="P81"><text:s text:c="2"/>providers: [AccountsService]</text:p>
            <text:p text:style-name="P81">})</text:p>
            <text:p text:style-name="P81">export class AppComponent implements OnInit{</text:p>
            <text:p text:style-name="P81"><text:s text:c="2"/>accounts: {name: string, status: string}[] = [];</text:p>
            <text:p text:style-name="P81"/>
            <text:p text:style-name="P81"><text:s text:c="2"/>constructor(private accountsService: AccountsService) {}</text:p>
            <text:p text:style-name="P81"/>
            <text:p text:style-name="P81"><text:s text:c="2"/>ngOnInit() {</text:p>
            <text:p text:style-name="P81"><text:s text:c="4"/>this.accounts = this.accountsService.accounts;</text:p>
            <text:p text:style-name="P81"><text:s text:c="2"/>}</text:p>
            <text:p text:style-name="P81">}</text:p>
          </table:table-cell>
        </table:table-row>
      </table:table>
      <text:p text:style-name="P20"/>
      <text:h text:style-name="Heading_20_2" text:outline-level="2"><text:bookmark-start text:name="__RefHeading___Toc3450_3966710214"/>H<text:span text:style-name="T120">ierarchical Injector</text:span><text:bookmark-end text:name="__RefHeading___Toc3450_3966710214"/></text:h>
      <text:p text:style-name="Text_20_body">Angular has a hierarchy for injectors, so when a service is injected in a component, all children of this component will have access to the service.</text:p>
      <text:list xml:id="list11716027" text:style-name="L3">
        <text:list-item>
          <text:p text:style-name="P190"><text:span text:style-name="T35">AppModule: Same instance of service is available </text:span><text:span text:style-name="T65">Application-wide</text:span></text:p>
        </text:list-item>
        <text:list-item>
          <text:p text:style-name="P190"><text:span text:style-name="T14">AppComponent: Same instance of service is available for </text:span><text:span text:style-name="T64">all Components</text:span><text:span text:style-name="T14"> (but </text:span><text:span text:style-name="T64">not for other services</text:span><text:span text:style-name="T14">)</text:span></text:p>
        </text:list-item>
        <text:list-item>
          <text:p text:style-name="P190"><text:span text:style-name="T14">Any other component: same instance of service is available for </text:span><text:span text:style-name="T64">the component and all its child components</text:span></text:p>
        </text:list-item>
      </text:list>
      <text:p text:style-name="Text_20_body"><text:soft-page-break/><text:span text:style-name="T36">To use one instance of a service, </text:span><text:span text:style-name="T37">keep it in the constructor but </text:span><text:span text:style-name="T36">don’t a</text:span><text:span text:style-name="T37">dd</text:span><text:span text:style-name="T36"> it to the provider array in the children components.</text:span></text:p>
      <text:h text:style-name="Heading_20_2" text:outline-level="2"><text:bookmark-start text:name="__RefHeading___Toc3452_3966710214"/>I<text:span text:style-name="T121">njecting services into services</text:span><text:bookmark-end text:name="__RefHeading___Toc3452_3966710214"/></text:h>
      <text:h text:style-name="Heading_20_3" text:outline-level="3"><text:bookmark-start text:name="__RefHeading___Toc3454_3966710214"/>AppModule<text:bookmark-end text:name="__RefHeading___Toc3454_3966710214"/></text:h>
      <text:p text:style-name="Text_20_body">Add <text:span text:style-name="T122">the</text:span> Service <text:span text:style-name="T123">you want to inject</text:span> to the provider of AppModule <text:span text:style-name="T124">(see hierarchical injector)</text:span></text:p>
      <text:h text:style-name="Heading_20_3" text:outline-level="3"><text:bookmark-start text:name="__RefHeading___Toc3456_3966710214"/>Service File that calls the Service<text:bookmark-end text:name="__RefHeading___Toc3456_3966710214"/></text:h>
      <text:p text:style-name="P21"/>
      <table:table table:name="Table25" table:style-name="Table25">
        <table:table-column table:style-name="Table25.A"/>
        <table:table-row>
          <table:table-cell table:style-name="Table25.A1" office:value-type="string">
            <text:p text:style-name="P158">import { Injectable } from "@angular/core";</text:p>
            <text:p text:style-name="P82">import { LoggingService } from "./logging.service";</text:p>
            <text:p text:style-name="P82"/>
            <text:p text:style-name="P158">@Injectable()</text:p>
            <text:p text:style-name="P82">export class AccountsService {</text:p>
            <text:p text:style-name="P82"><text:s text:c="4"/>accounts = [</text:p>
            <text:p text:style-name="P82"><text:s text:c="8"/>{</text:p>
            <text:p text:style-name="P82"><text:s text:c="10"/>name: 'Master Account',</text:p>
            <text:p text:style-name="P82"><text:s text:c="10"/>status: 'active'</text:p>
            <text:p text:style-name="P82"><text:s text:c="8"/>},</text:p>
            <text:p text:style-name="P82"><text:s text:c="8"/>{</text:p>
            <text:p text:style-name="P82"><text:s text:c="10"/>name: 'Testaccount',</text:p>
            <text:p text:style-name="P82"><text:s text:c="10"/>status: 'inactive'</text:p>
            <text:p text:style-name="P82"><text:s text:c="8"/>},</text:p>
            <text:p text:style-name="P82"><text:s text:c="8"/>{</text:p>
            <text:p text:style-name="P82"><text:s text:c="10"/>name: 'Hidden Account',</text:p>
            <text:p text:style-name="P82"><text:s text:c="10"/>status: 'unknown'</text:p>
            <text:p text:style-name="P82"><text:s text:c="8"/>}</text:p>
            <text:p text:style-name="P82"><text:s text:c="6"/>];</text:p>
            <text:p text:style-name="P82"/>
            <text:p text:style-name="P158"><text:s text:c="6"/>constructor(private loggingService: LoggingService) {}</text:p>
            <text:p text:style-name="P82"/>
            <text:p text:style-name="P82"><text:s text:c="6"/>addAccount(name: string, status: string) { <text:s text:c="2"/></text:p>
            <text:p text:style-name="P82"><text:s text:c="8"/>this.accounts.push({name: name, status: status});</text:p>
            <text:p text:style-name="P82"><text:s text:c="8"/>this.loggingService.logStatusChange(status);</text:p>
            <text:p text:style-name="P82"><text:s text:c="6"/>}</text:p>
            <text:p text:style-name="P82"/>
            <text:p text:style-name="P82"><text:s text:c="6"/>updateStatus(id: number, status: string) {</text:p>
            <text:p text:style-name="P82"><text:s text:c="8"/>this.accounts[id].status = status;</text:p>
            <text:p text:style-name="P82"><text:s text:c="8"/>this.loggingService.logStatusChange(status);</text:p>
            <text:p text:style-name="P82"><text:s text:c="6"/>}</text:p>
            <text:p text:style-name="P82">}</text:p>
          </table:table-cell>
        </table:table-row>
      </table:table>
      <text:p text:style-name="Text_20_body">For a service to be called in a class, this last one needs to have meta-data attached to it. It works for components and directives because they have respectively the meta-data @component and @directive attached to it.</text:p>
      <text:p text:style-name="Text_20_body"><text:soft-page-break/>The meta-data @injectable need to be added for any other class without meta-data to tell Angular that a service can be injected in it.</text:p>
      <text:h text:style-name="Heading_20_2" text:outline-level="2"><text:bookmark-start text:name="__RefHeading___Toc3458_3966710214"/>S<text:span text:style-name="T125">ervices for cross-component communication</text:span><text:bookmark-end text:name="__RefHeading___Toc3458_3966710214"/></text:h>
      <text:p text:style-name="Text_20_body"><text:span text:style-name="T38">An EventEmmiter can be created in the service. The component using that service can then emit this event a</text:span><text:span text:style-name="T39">nd</text:span><text:span text:style-name="T38"> subscribe to it to perform an action upon receiving it.</text:span></text:p>
      <text:h text:style-name="Heading_20_3" text:outline-level="3"><text:bookmark-start text:name="__RefHeading___Toc3460_3966710214"/>Service File <text:bookmark-end text:name="__RefHeading___Toc3460_3966710214"/></text:h>
      <text:p text:style-name="P30"/>
      <table:table table:name="Table27" table:style-name="Table27">
        <table:table-column table:style-name="Table27.A"/>
        <table:table-row>
          <table:table-cell table:style-name="Table27.A1" office:value-type="string">
            <text:p text:style-name="P141">statusUpdated = New EventEmitter&lt;string&gt;();</text:p>
          </table:table-cell>
        </table:table-row>
      </table:table>
      <text:p text:style-name="P30"/>
      <text:h text:style-name="Heading_20_3" text:outline-level="3"><text:bookmark-start text:name="__RefHeading___Toc3462_3966710214"/>Component emitting event<text:bookmark-end text:name="__RefHeading___Toc3462_3966710214"/></text:h>
      <text:p text:style-name="P36"/>
      <table:table table:name="Table28" table:style-name="Table28">
        <table:table-column table:style-name="Table28.A"/>
        <table:table-row>
          <table:table-cell table:style-name="Table28.A1" office:value-type="string">
            <text:p text:style-name="P141"><text:span text:style-name="T128">this.accountsService.</text:span>statusUpdated.emit(status);</text:p>
          </table:table-cell>
        </table:table-row>
      </table:table>
      <text:p text:style-name="P36"/>
      <text:h text:style-name="Heading_20_3" text:outline-level="3"><text:bookmark-start text:name="__RefHeading___Toc3464_3966710214"/>Component receiving event<text:bookmark-end text:name="__RefHeading___Toc3464_3966710214"/></text:h>
      <text:p text:style-name="P29"/>
      <table:table table:name="Table26" table:style-name="Table26">
        <table:table-column table:style-name="Table26.A"/>
        <table:table-row>
          <table:table-cell table:style-name="Table26.A1" office:value-type="string">
            <text:p text:style-name="P142"><text:span text:style-name="T128">this.accountsService.</text:span>statusUpdated.subscribe((status: string) =&gt; alert(’New s<text:span text:style-name="T127">t</text:span>atus: ’ + status<text:span text:style-name="T126">)</text:span>);</text:p>
          </table:table-cell>
        </table:table-row>
      </table:table>
      <text:p text:style-name="P29"/>
      <text:h text:style-name="Heading_20_2" text:outline-level="2"><text:bookmark-start text:name="__RefHeading___Toc3466_3966710214"/><text:span text:style-name="T33">S</text:span><text:span text:style-name="T40">ervices i</text:span><text:span text:style-name="T41">n Angular 6+</text:span><text:bookmark-end text:name="__RefHeading___Toc3466_3966710214"/></text:h>
      <text:p text:style-name="Text_20_body">If you're using Angular 6+ (check your package.json <text:s/>to find out), you can provide application-wide services in a different way.</text:p>
      <text:p text:style-name="Text_20_body">Instead of adding a service class to the providers[] <text:s/>array in AppModule , you can set the following config in @Injectable() :</text:p>
      <text:p text:style-name="P37"/>
      <table:table table:name="Table29" table:style-name="Table29">
        <table:table-column table:style-name="Table29.A"/>
        <table:table-row>
          <table:table-cell table:style-name="Table29.A1" office:value-type="string">
            <text:p text:style-name="P37">@Injectable({providedIn: 'root'})</text:p>
            <text:p text:style-name="P68">export class MyService { ... }</text:p>
          </table:table-cell>
        </table:table-row>
      </table:table>
      <text:p text:style-name="Text_20_body">This is exactly the same as:</text:p>
      <table:table table:name="Table30" table:style-name="Table30">
        <table:table-column table:style-name="Table30.A"/>
        <table:table-row>
          <table:table-cell table:style-name="Table30.A1" office:value-type="string">
            <text:p text:style-name="P68">export class MyService { ... }</text:p>
          </table:table-cell>
        </table:table-row>
      </table:table>
      <text:p text:style-name="Text_20_body">and</text:p>
      <table:table table:name="Table31" table:style-name="Table31">
        <table:table-column table:style-name="Table31.A"/>
        <table:table-row>
          <table:table-cell table:style-name="Table31.A1" office:value-type="string">
            <text:p text:style-name="P37">import { MyService } from './path/to/my.service';</text:p>
            <text:p text:style-name="P37"><text:s/></text:p>
            <text:p text:style-name="P37">@NgModule({</text:p>
            <text:p text:style-name="P37"><text:s text:c="4"/>...</text:p>
            <text:p text:style-name="P37"><text:s text:c="4"/>providers: [MyService]</text:p>
            <text:p text:style-name="P37">})</text:p>
            <text:p text:style-name="P68">export class AppModule { ... }</text:p>
          </table:table-cell>
        </table:table-row>
      </table:table>
      <text:p text:style-name="Text_20_body"><text:soft-page-break/>Using this new syntax is completely optional, the traditional syntax (using providers[]) will still work. The "new syntax" does offer one advantage though: Services can be loaded lazily by Angular (behind the scenes) and redundant code can be removed automatically. This can lead to a better performance and loading speed-though this really only kicks in for bigger services and apps in general.</text:p>
      <text:h text:style-name="Heading_20_1" text:outline-level="1"><text:bookmark-start text:name="__RefHeading___Toc3468_3966710214"/>R<text:span text:style-name="T129">outing</text:span><text:bookmark-end text:name="__RefHeading___Toc3468_3966710214"/></text:h>
      <text:h text:style-name="Heading_20_2" text:outline-level="2"><text:bookmark-start text:name="__RefHeading___Toc3470_3966710214"/><text:span text:style-name="T42">Setting up a</text:span><text:span text:style-name="T43">nd</text:span><text:span text:style-name="T42"> loading routes</text:span><text:bookmark-end text:name="__RefHeading___Toc3470_3966710214"/></text:h>
      <text:h text:style-name="Heading_20_3" text:outline-level="3"><text:bookmark-start text:name="__RefHeading___Toc3472_3966710214"/>appModule.ts<text:bookmark-end text:name="__RefHeading___Toc3472_3966710214"/></text:h>
      <text:p text:style-name="P38"/>
      <table:table table:name="Table32" table:style-name="Table32">
        <table:table-column table:style-name="Table32.A"/>
        <table:table-row>
          <table:table-cell table:style-name="Table32.A1" office:value-type="string">
            <text:p text:style-name="P143">Import { Routes, <text:span text:style-name="T130">RouterModule</text:span>} from ’@angular/router’;</text:p>
            <text:p text:style-name="P143"/>
            <text:p text:style-name="P143">const appRoutes: Routes = [</text:p>
            <text:p text:style-name="P156"><text:span text:style-name="T102">{path: ’’, component: H</text:span><text:span text:style-name="T103">omeComponent</text:span><text:span text:style-name="T102">},</text:span></text:p>
            <text:p text:style-name="P144">{path: ’users’, component: UsersComponent},</text:p>
            <text:p text:style-name="P157"><text:span text:style-name="T102">{path: ’s</text:span><text:span text:style-name="T103">ervers</text:span><text:span text:style-name="T102">’, component: </text:span><text:span text:style-name="T104">S</text:span><text:span text:style-name="T103">ervers</text:span><text:span text:style-name="T102">Component}</text:span></text:p>
            <text:p text:style-name="P143">];</text:p>
            <text:p text:style-name="P143">...</text:p>
            <text:p text:style-name="P146">imports: [ </text:p>
            <text:p text:style-name="P146"><text:tab/>...</text:p>
            <text:p text:style-name="P145"><text:tab/>RouterModule.forRo<text:span text:style-name="T131">o</text:span>t(appRoutes)</text:p>
            <text:p text:style-name="P145">]</text:p>
            <text:p text:style-name="P145">...</text:p>
          </table:table-cell>
        </table:table-row>
      </table:table>
      <text:p text:style-name="P38"/>
      <text:h text:style-name="Heading_20_3" text:outline-level="3"><text:bookmark-start text:name="__RefHeading___Toc3474_3966710214"/>appComponent.<text:span text:style-name="T140">html</text:span><text:bookmark-end text:name="__RefHeading___Toc3474_3966710214"/></text:h>
      <text:p text:style-name="P39"/>
      <table:table table:name="Table33" table:style-name="Table33">
        <table:table-column table:style-name="Table33.A"/>
        <table:table-row>
          <table:table-cell table:style-name="Table33.A1" office:value-type="string">
            <text:p text:style-name="P83">&lt;div class="container"&gt;</text:p>
            <text:p text:style-name="P83"><text:s text:c="2"/>&lt;div class="row"&gt;</text:p>
            <text:p text:style-name="P83"><text:s text:c="4"/>&lt;div class="col-xs-12 col-sm-10 col-md-8 col-offset-3 col-sm-offset-1 col-md-offset-2"&gt;</text:p>
            <text:p text:style-name="P83"><text:s text:c="6"/>&lt;ul class="nav nav-tabs"&gt;</text:p>
            <text:p text:style-name="P83"><text:s text:c="8"/>&lt;li role="presentation" </text:p>
            <text:p text:style-name="P83"><text:s text:c="12"/><text:span text:style-name="T2">routerLinkActive="active" </text:span></text:p>
            <text:p text:style-name="P83"><text:span text:style-name="T2"><text:s text:c="12"/>[routerLinkActiveOptions]="{exact: true}"</text:span>&gt;</text:p>
            <text:p text:style-name="P83"><text:s text:c="10"/>&lt;a <text:span text:style-name="T2">routerLink="/"</text:span>&gt;Home&lt;/a&gt;</text:p>
            <text:p text:style-name="P83"><text:s text:c="8"/>&lt;/li&gt;</text:p>
            <text:p text:style-name="P83"><text:s text:c="8"/>&lt;li role="presentation" </text:p>
            <text:p text:style-name="P83"><text:s text:c="12"/><text:span text:style-name="T2">routerLinkActive="active"</text:span>&gt;</text:p>
            <text:p text:style-name="P83"><text:s text:c="10"/>&lt;a <text:span text:style-name="T2">routerLink="/servers"</text:span>&gt;Servers&lt;/a&gt;</text:p>
            <text:p text:style-name="P83"><text:s text:c="8"/>&lt;/li&gt;</text:p>
            <text:p text:style-name="P83"><text:s text:c="8"/>&lt;li role="presentation" </text:p>
            <text:p text:style-name="P83"><text:s text:c="12"/><text:span text:style-name="T2">routerLinkActive="active</text:span>"&gt;</text:p>
            <text:p text:style-name="P83"><text:s text:c="10"/>&lt;a <text:span text:style-name="T2">[routerLink]="['/users']"</text:span>&gt;Users&lt;/a&gt;</text:p>
            <text:p text:style-name="P83"><text:s text:c="8"/>&lt;/li&gt;</text:p>
            <text:p text:style-name="P83"><text:soft-page-break/><text:s text:c="6"/>&lt;/ul&gt;</text:p>
            <text:p text:style-name="P83"><text:s text:c="4"/>&lt;/div&gt;</text:p>
            <text:p text:style-name="P83"><text:s text:c="2"/>&lt;/div&gt;</text:p>
            <text:p text:style-name="P83"><text:s text:c="2"/>&lt;div class="row"&gt;</text:p>
            <text:p text:style-name="P83"><text:s text:c="4"/>&lt;div class="col-xs-12 col-sm-10 col-md-8 col-sm-offset-1 col-md-offset-2"&gt;</text:p>
            <text:p text:style-name="P83"><text:s text:c="6"/>&lt;router-outlet&gt;&lt;/router-outlet&gt;</text:p>
            <text:p text:style-name="P83"><text:s text:c="4"/>&lt;/div&gt;</text:p>
            <text:p text:style-name="P83"><text:s text:c="2"/>&lt;/div&gt;</text:p>
            <text:p text:style-name="P83">&lt;/div&gt;</text:p>
          </table:table-cell>
        </table:table-row>
      </table:table>
      <text:p text:style-name="Text_20_body">routerLink=”” &lt;= put the path to your page. <text:span text:style-name="T132">The path is the one defined for your route in appModule</text:span></text:p>
      <text:p text:style-name="Text_20_body">routerLink=”[‘’,...]” &lt;= put every part of your path in the array. Only the first part needs to be an</text:p>
      <text:p text:style-name="Text_20_body"><text:tab/><text:tab/><text:tab/>absolute path.</text:p>
      <text:p text:style-name="Text_20_body"><text:tab/><text:tab/><text:tab/>Ex: for localhost:4200/users/myAccount/parameters =&gt;</text:p>
      <text:p text:style-name="Text_20_body"><text:tab/><text:tab/><text:tab/>[routerLink]=”[’/users’,’myAccount’,’parameters’]”</text:p>
      <text:p text:style-name="Text_20_body">Not specifying the ’/’ to your routerLink will make Angular append your path to the current path.</text:p>
      <text:p text:style-name="Text_20_body">With routerLink, you can navigate using absolute paths, relative paths and by navigation like in directories.</text:p>
      <text:h text:style-name="Heading_20_2" text:outline-level="2"><text:bookmark-start text:name="__RefHeading___Toc3476_3966710214"/>Navigation programmatically<text:bookmark-end text:name="__RefHeading___Toc3476_3966710214"/></text:h>
      <text:h text:style-name="Heading_20_3" text:outline-level="3"><text:bookmark-start text:name="__RefHeading___Toc3478_3966710214"/><text:span text:style-name="T44">In h</text:span><text:span text:style-name="T45">ome.component.ts</text:span><text:span text:style-name="T44"> file</text:span><text:bookmark-end text:name="__RefHeading___Toc3478_3966710214"/></text:h>
      <text:p text:style-name="P40"/>
      <table:table table:name="Table34" table:style-name="Table34">
        <table:table-column table:style-name="Table34.A"/>
        <table:table-row>
          <table:table-cell table:style-name="Table34.A1" office:value-type="string">
            <text:p text:style-name="P84">import { Component, OnInit } from '@angular/core';</text:p>
            <text:p text:style-name="P159">import { Router } from '@angular/router';</text:p>
            <text:p text:style-name="P84"/>
            <text:p text:style-name="P84">@Component({</text:p>
            <text:p text:style-name="P84"><text:s text:c="2"/>selector: 'app-home',</text:p>
            <text:p text:style-name="P84"><text:s text:c="2"/>templateUrl: './home.component.html',</text:p>
            <text:p text:style-name="P84"><text:s text:c="2"/>styleUrls: ['./home.component.css']</text:p>
            <text:p text:style-name="P84">})</text:p>
            <text:p text:style-name="P84">export class HomeComponent implements OnInit {</text:p>
            <text:p text:style-name="P84"><text:s text:c="2"/>constructor(<text:span text:style-name="T2">private router: Router</text:span>) { }</text:p>
            <text:p text:style-name="P84"><text:s text:c="2"/>ngOnInit() {}</text:p>
            <text:p text:style-name="P84"/>
            <text:p text:style-name="P84"><text:s text:c="2"/>onLoadServers() {</text:p>
            <text:p text:style-name="P84"><text:s text:c="4"/>// complex calculation</text:p>
            <text:p text:style-name="P84"><text:s text:c="4"/><text:span text:style-name="T2">this.router.navigate(['/servers']);</text:span></text:p>
            <text:p text:style-name="P84"><text:s text:c="2"/>}</text:p>
            <text:p text:style-name="P84">}</text:p>
          </table:table-cell>
        </table:table-row>
      </table:table>
      <text:p text:style-name="Text_20_body"><text:span text:style-name="T48">OnLoadServers() is linked to a button that, when clicked, will change the current page to the array defined in </text:span><text:span text:style-name="T10">this.router.navigate([])</text:span><text:span text:style-name="T48">. </text:span><text:span text:style-name="T49">The array can be an absolute or relative path to the page.</text:span></text:p>
      <text:p text:style-name="P46"/>
      <text:h text:style-name="Heading_20_2" text:outline-level="2"><text:bookmark-start text:name="__RefHeading___Toc3480_3966710214"/><text:soft-page-break/><text:span text:style-name="T50">R</text:span><text:span text:style-name="T47">elative </text:span><text:span text:style-name="T46">P</text:span><text:span text:style-name="T47">aths</text:span><text:bookmark-end text:name="__RefHeading___Toc3480_3966710214"/></text:h>
      <text:h text:style-name="Heading_20_3" text:outline-level="3"><text:bookmark-start text:name="__RefHeading___Toc3482_3966710214"/><text:span text:style-name="T47">I</text:span><text:span text:style-name="T14">n servers.component.ts</text:span><text:bookmark-end text:name="__RefHeading___Toc3482_3966710214"/></text:h>
      <text:p text:style-name="P41"/>
      <table:table table:name="Table35" table:style-name="Table35">
        <table:table-column table:style-name="Table35.A"/>
        <table:table-row>
          <table:table-cell table:style-name="Table35.A1" office:value-type="string">
            <text:p text:style-name="P85">import { Component, OnInit } from '@angular/core';</text:p>
            <text:p text:style-name="P85">import { ServersService } from './servers.service';</text:p>
            <text:p text:style-name="P160">import { Router, ActivatedRoute } from '@angular/router';</text:p>
            <text:p text:style-name="P85"/>
            <text:p text:style-name="P85">@Component({</text:p>
            <text:p text:style-name="P85"><text:s text:c="2"/>selector: 'app-servers',</text:p>
            <text:p text:style-name="P85"><text:s text:c="2"/>templateUrl: './servers.component.html',</text:p>
            <text:p text:style-name="P85"><text:s text:c="2"/>styleUrls: ['./servers.component.css']</text:p>
            <text:p text:style-name="P85">})</text:p>
            <text:p text:style-name="P85">export class ServersComponent implements OnInit {</text:p>
            <text:p text:style-name="P85"><text:s text:c="2"/>private servers: {id: number, name: string, status: string}[] = [];</text:p>
            <text:p text:style-name="P85"/>
            <text:p text:style-name="P85"><text:s text:c="2"/>constructor(private serversService: ServersService,</text:p>
            <text:p text:style-name="P85"><text:s text:c="4"/><text:span text:style-name="T2">private router: Router,</text:span></text:p>
            <text:p text:style-name="P85"><text:span text:style-name="T2"><text:s text:c="4"/>private route: ActivatedRoute</text:span>) { }</text:p>
            <text:p text:style-name="P85"/>
            <text:p text:style-name="P85"><text:s text:c="2"/>ngOnInit() {</text:p>
            <text:p text:style-name="P85"><text:s text:c="4"/>this.servers = this.serversService.getServers();</text:p>
            <text:p text:style-name="P85"><text:s text:c="2"/>}</text:p>
            <text:p text:style-name="P85"/>
            <text:p text:style-name="P85"><text:s text:c="2"/>onReload(){</text:p>
            <text:p text:style-name="P85"><text:s text:c="4"/><text:span text:style-name="T2">this.router.navigate(['servers'],{relativeTo: this.route});</text:span></text:p>
            <text:p text:style-name="P85"><text:s text:c="2"/>}</text:p>
            <text:p text:style-name="P85">}</text:p>
          </table:table-cell>
        </table:table-row>
      </table:table>
      <text:p text:style-name="Text_20_body">By adding the property ‘relativeTo’ is the navigate function, you can tell it from which path you want to navigate from.</text:p>
      <text:p text:style-name="Text_20_body">WARNING: not to break the app using it!</text:p>
      <text:h text:style-name="Heading_20_2" text:outline-level="2"><text:bookmark-start text:name="__RefHeading___Toc3484_3966710214"/>Parameters to Routes<text:bookmark-end text:name="__RefHeading___Toc3484_3966710214"/></text:h>
      <text:h text:style-name="Heading_20_3" text:outline-level="3"><text:bookmark-start text:name="__RefHeading___Toc3486_3966710214"/>A<text:span text:style-name="T139">pp.module.ts</text:span><text:bookmark-end text:name="__RefHeading___Toc3486_3966710214"/></text:h>
      <text:p text:style-name="P42"/>
      <table:table table:name="Table36" table:style-name="Table36">
        <table:table-column table:style-name="Table36.A"/>
        <table:table-row>
          <table:table-cell table:style-name="Table36.A1" office:value-type="string">
            <text:p text:style-name="P86">...</text:p>
            <text:p text:style-name="P86">const appRoutes: Routes = [</text:p>
            <text:p text:style-name="P86"><text:s text:c="2"/>{ path: '', component: HomeComponent },</text:p>
            <text:p text:style-name="P86"><text:s text:c="2"/>{ path: 'users', component: UsersComponent },</text:p>
            <text:p text:style-name="P86"><text:s text:c="2"/><text:span text:style-name="T2">{ path: 'users/:id/</text:span><text:span text:style-name="T11">:name</text:span><text:span text:style-name="T2">', component: UserComponent },</text:span></text:p>
            <text:p text:style-name="P86"><text:s text:c="2"/>{ path: 'servers', component: ServersComponent }</text:p>
            <text:p text:style-name="P86">]</text:p>
            <text:p text:style-name="P86">...</text:p>
          </table:table-cell>
        </table:table-row>
      </table:table>
      <text:p text:style-name="P42"/>
      <text:h text:style-name="P176" text:outline-level="3"><text:bookmark-start text:name="__RefHeading___Toc3488_3966710214"/><text:soft-page-break/>User.component.ts<text:bookmark-end text:name="__RefHeading___Toc3488_3966710214"/></text:h>
      <text:p text:style-name="P43"/>
      <table:table table:name="Table37" table:style-name="Table37">
        <table:table-column table:style-name="Table37.A"/>
        <table:table-row>
          <table:table-cell table:style-name="Table37.A1" office:value-type="string">
            <text:p text:style-name="P87">import { Component, OnInit } from '@angular/core';</text:p>
            <text:p text:style-name="P161">import { ActivatedRoute } from '@angular/router';</text:p>
            <text:p text:style-name="P87"/>
            <text:p text:style-name="P87">@Component({</text:p>
            <text:p text:style-name="P87"><text:s text:c="2"/>selector: 'app-user',</text:p>
            <text:p text:style-name="P87"><text:s text:c="2"/>templateUrl: './user.component.html',</text:p>
            <text:p text:style-name="P87"><text:s text:c="2"/>styleUrls: ['./user.component.css']</text:p>
            <text:p text:style-name="P87">})</text:p>
            <text:p text:style-name="P87">export class UserComponent implements OnInit {</text:p>
            <text:p text:style-name="P87"><text:s text:c="2"/>user: {id: number, name: string};</text:p>
            <text:p text:style-name="P87"/>
            <text:p text:style-name="P87"><text:s text:c="2"/>constructor(<text:span text:style-name="T2">private route: ActivatedRoute</text:span>) { }</text:p>
            <text:p text:style-name="P87"/>
            <text:p text:style-name="P87"><text:s text:c="2"/>ngOnInit() {</text:p>
            <text:p text:style-name="P168">// <text:span text:style-name="T133">On initialization of the component</text:span></text:p>
            <text:p text:style-name="P87"><text:s text:c="4"/>this.user = {</text:p>
            <text:p text:style-name="P87"><text:s text:c="6"/><text:span text:style-name="T2">id: this.route.snapshot.params['id'],</text:span></text:p>
            <text:p text:style-name="P161"><text:s text:c="6"/>name: this.route.snapshot.params['name']</text:p>
            <text:p text:style-name="P87"><text:s text:c="4"/>};</text:p>
            <text:p text:style-name="P168">// <text:span text:style-name="T134">For each change in the components parameters</text:span></text:p>
            <text:p text:style-name="P161"><text:s text:c="4"/>this.route.params.subscribe(</text:p>
            <text:p text:style-name="P161"><text:s text:c="6"/>(params: Params) =&gt; {</text:p>
            <text:p text:style-name="P161"><text:s text:c="8"/>this.user.id = params['id'];</text:p>
            <text:p text:style-name="P161"><text:s text:c="8"/>this.user.name = params['name'];</text:p>
            <text:p text:style-name="P161"><text:s text:c="6"/>}</text:p>
            <text:p text:style-name="P161"><text:s text:c="4"/>);</text:p>
            <text:p text:style-name="P87"><text:s text:c="2"/>}</text:p>
            <text:p text:style-name="P87"/>
            <text:p text:style-name="P87">}</text:p>
          </table:table-cell>
        </table:table-row>
      </table:table>
      <text:p text:style-name="P43"/>
      <text:h text:style-name="Heading_20_3" text:outline-level="3"><text:bookmark-start text:name="__RefHeading___Toc3490_3966710214"/>Unsubscribe (Optional)<text:bookmark-end text:name="__RefHeading___Toc3490_3966710214"/></text:h>
      <text:p text:style-name="Text_20_body">Angular will do it on its own, but if custom Observatories are done, will need to do it.</text:p>
      <table:table table:name="Table38" table:style-name="Table38">
        <table:table-column table:style-name="Table38.A"/>
        <table:table-row>
          <table:table-cell table:style-name="Table38.A1" office:value-type="string">
            <text:p text:style-name="P162">import { Subscription } from 'rxjs';</text:p>
            <text:p text:style-name="P88">...</text:p>
            <text:p text:style-name="P88">export class UserComponent implements OnInit {</text:p>
            <text:p text:style-name="P88">...</text:p>
            <text:p text:style-name="P88"><text:s text:c="2"/><text:span text:style-name="T2">paramSubscription: Subscription;</text:span></text:p>
            <text:p text:style-name="P88">...</text:p>
            <text:p text:style-name="P88"/>
            <text:p text:style-name="P88"><text:s text:c="2"/>ngOnInit() {</text:p>
            <text:p text:style-name="P88"><text:s text:c="4"/>this.user = {</text:p>
            <text:p text:style-name="P88"><text:s text:c="6"/>id: this.route.snapshot.params['id'],</text:p>
            <text:p text:style-name="P88"><text:s text:c="6"/>name: this.route.snapshot.params['name']</text:p>
            <text:p text:style-name="P88"><text:soft-page-break/><text:s text:c="4"/>};</text:p>
            <text:p text:style-name="P88"><text:s text:c="3"/><text:span text:style-name="T2"><text:s/>this.paramSubscription =</text:span></text:p>
            <text:p text:style-name="P88"><text:s text:c="4"/>this.route.params.subscribe(</text:p>
            <text:p text:style-name="P88"><text:s text:c="6"/>(params: Params) =&gt; {</text:p>
            <text:p text:style-name="P88"><text:s text:c="8"/>this.user.id = params['id'];</text:p>
            <text:p text:style-name="P88"><text:s text:c="8"/>this.user.name = params['name'];</text:p>
            <text:p text:style-name="P88"><text:s text:c="6"/>}</text:p>
            <text:p text:style-name="P88"><text:s text:c="4"/>);</text:p>
            <text:p text:style-name="P88"><text:s text:c="2"/>}</text:p>
            <text:p text:style-name="P88"/>
            <text:p text:style-name="P88"><text:s text:c="2"/><text:span text:style-name="T2">ngOnDestroy() {</text:span></text:p>
            <text:p text:style-name="P162"><text:s text:c="4"/>this.paramSubscription.unsubscribe();</text:p>
            <text:p text:style-name="P162"><text:s text:c="2"/>}</text:p>
            <text:p text:style-name="P88">}</text:p>
          </table:table-cell>
        </table:table-row>
      </table:table>
      <text:p text:style-name="P45"/>
      <text:h text:style-name="Heading_20_2" text:outline-level="2"><text:bookmark-start text:name="__RefHeading___Toc3492_3966710214"/>Passing Query Parameters and Fragments<text:bookmark-end text:name="__RefHeading___Toc3492_3966710214"/></text:h>
      <text:h text:style-name="Heading_20_3" text:outline-level="3"><text:bookmark-start text:name="__RefHeading___Toc3494_3966710214"/>app.module.ts<text:bookmark-end text:name="__RefHeading___Toc3494_3966710214"/></text:h>
      <text:p text:style-name="P47"/>
      <table:table table:name="Table40" table:style-name="Table40">
        <table:table-column table:style-name="Table40.A"/>
        <table:table-row>
          <table:table-cell table:style-name="Table40.A1" office:value-type="string">
            <text:p text:style-name="P90"><text:s text:c="2"/>{ path: 'servers/:id/edit', component: EditServerComponent }</text:p>
          </table:table-cell>
        </table:table-row>
      </table:table>
      <text:p text:style-name="P47"/>
      <text:h text:style-name="P177" text:outline-level="3"><text:bookmark-start text:name="__RefHeading___Toc3496_3966710214"/>With routerLink<text:bookmark-end text:name="__RefHeading___Toc3496_3966710214"/></text:h>
      <text:h text:style-name="Heading_20_4" text:outline-level="4"><text:bookmark-start text:name="__RefHeading___Toc3498_3966710214"/>servers.component.html<text:bookmark-end text:name="__RefHeading___Toc3498_3966710214"/></text:h>
      <text:p text:style-name="P44"/>
      <table:table table:name="Table39" table:style-name="Table39">
        <table:table-column table:style-name="Table39.A"/>
        <table:table-row>
          <table:table-cell table:style-name="Table39.A1" office:value-type="string">
            <text:p text:style-name="P89">&lt;div class="row"&gt;</text:p>
            <text:p text:style-name="P89"><text:s text:c="2"/>&lt;div class="col-xs-12 col-sm-4"&gt;</text:p>
            <text:p text:style-name="P89"><text:s text:c="4"/>&lt;div class="list-group"&gt;</text:p>
            <text:p text:style-name="P89"><text:s text:c="6"/>&lt;a</text:p>
            <text:p text:style-name="P89"><text:s text:c="8"/>[routerLink]="['/servers', 5, 'edit']"</text:p>
            <text:p text:style-name="P89"><text:s text:c="8"/><text:span text:style-name="T2">[queryParams]="{allowEdit: '1'}"</text:span></text:p>
            <text:p text:style-name="P167"><text:s text:c="8"/>fragment="loading"</text:p>
            <text:p text:style-name="P89"><text:s text:c="8"/>href="#"</text:p>
            <text:p text:style-name="P89"><text:s text:c="8"/>class="list-group-item"</text:p>
            <text:p text:style-name="P89"><text:s text:c="8"/>*ngFor="let server of servers"&gt;</text:p>
            <text:p text:style-name="P89"><text:s text:c="8"/>{{ server.name }}</text:p>
            <text:p text:style-name="P89"><text:s text:c="6"/>&lt;/a&gt;</text:p>
            <text:p text:style-name="P89"><text:s text:c="4"/>&lt;/div&gt;</text:p>
            <text:p text:style-name="P89"><text:s text:c="2"/>&lt;/div&gt;</text:p>
            <text:p text:style-name="P89"><text:s text:c="2"/>&lt;div class="col-xs-12 col-sm-4"&gt;</text:p>
            <text:p text:style-name="P89"><text:s text:c="4"/>&lt;button class="btn btn-primary" (click)="onReload()"&gt;Reload Page&lt;/button&gt;</text:p>
            <text:p text:style-name="P89"><text:s text:c="4"/>&lt;app-edit-server&gt;&lt;/app-edit-server&gt;</text:p>
            <text:p text:style-name="P89"><text:s text:c="4"/>&lt;hr&gt;</text:p>
            <text:p text:style-name="P89"><text:s text:c="4"/>&lt;app-server&gt;&lt;/app-server&gt;</text:p>
            <text:p text:style-name="P89"><text:s text:c="2"/>&lt;/div&gt;</text:p>
            <text:p text:style-name="P89"><text:soft-page-break/>&lt;/div&gt;</text:p>
          </table:table-cell>
        </table:table-row>
      </table:table>
      <text:p text:style-name="P31"/>
      <text:h text:style-name="Heading_20_3" text:outline-level="3"><text:bookmark-start text:name="__RefHeading___Toc3500_3966710214"/>With the TS file<text:bookmark-end text:name="__RefHeading___Toc3500_3966710214"/></text:h>
      <text:h text:style-name="Heading_20_4" text:outline-level="4"><text:bookmark-start text:name="__RefHeading___Toc3502_3966710214"/>home.component.ts<text:bookmark-end text:name="__RefHeading___Toc3502_3966710214"/></text:h>
      <text:p text:style-name="P48"/>
      <table:table table:name="Table41" table:style-name="Table41">
        <table:table-column table:style-name="Table41.A"/>
        <table:table-row>
          <table:table-cell table:style-name="Table41.A1" office:value-type="string">
            <text:p text:style-name="P91">import { Component, OnInit } from '@angular/core';</text:p>
            <text:p text:style-name="P91">import { Router } from '@angular/router';</text:p>
            <text:p text:style-name="P91"/>
            <text:p text:style-name="P91">@Component({</text:p>
            <text:p text:style-name="P91"><text:s text:c="2"/>selector: 'app-home',</text:p>
            <text:p text:style-name="P91"><text:s text:c="2"/>templateUrl: './home.component.html',</text:p>
            <text:p text:style-name="P91"><text:s text:c="2"/>styleUrls: ['./home.component.css']</text:p>
            <text:p text:style-name="P91">})</text:p>
            <text:p text:style-name="P91">export class HomeComponent implements OnInit {</text:p>
            <text:p text:style-name="P91"/>
            <text:p text:style-name="P91"><text:s text:c="2"/>constructor(private router: Router) { }</text:p>
            <text:p text:style-name="P91"/>
            <text:p text:style-name="P91"><text:s text:c="2"/>ngOnInit() {</text:p>
            <text:p text:style-name="P91"><text:s text:c="2"/>}</text:p>
            <text:p text:style-name="P91"/>
            <text:p text:style-name="P91"><text:s text:c="2"/>onLoadServers(<text:span text:style-name="T2">id: number</text:span>) {</text:p>
            <text:p text:style-name="P91"><text:s text:c="4"/>// complex calculation</text:p>
            <text:p text:style-name="P91"><text:s text:c="4"/><text:span text:style-name="T2">this.router.navigate(['/servers', id, 'edit'], {queryParams: {allowEdit: '1'}, fragment: 'loading'});</text:span></text:p>
            <text:p text:style-name="P91"><text:s text:c="2"/>}</text:p>
            <text:p text:style-name="P91"/>
            <text:p text:style-name="P91">}</text:p>
          </table:table-cell>
        </table:table-row>
      </table:table>
      <text:p text:style-name="P48"/>
      <text:h text:style-name="Heading_20_4" text:outline-level="4"><text:bookmark-start text:name="__RefHeading___Toc3504_3966710214"/>home.component.html<text:bookmark-end text:name="__RefHeading___Toc3504_3966710214"/></text:h>
      <text:p text:style-name="P49"/>
      <table:table table:name="Table42" table:style-name="Table42">
        <table:table-column table:style-name="Table42.A"/>
        <table:table-row>
          <table:table-cell table:style-name="Table42.A1" office:value-type="string">
            <text:p text:style-name="P92">&lt;h4&gt;Welcome to Server Manager 4.0&lt;/h4&gt;</text:p>
            <text:p text:style-name="P92">&lt;p&gt;Manage your Servers and Users.&lt;/p&gt;</text:p>
            <text:p text:style-name="P92">&lt;button class="btn btn-primary" (click)="onLoadServers<text:span text:style-name="T2">(1)</text:span>"&gt;Load Server 1&lt;/button&gt;</text:p>
          </table:table-cell>
        </table:table-row>
      </table:table>
      <text:p text:style-name="P32"/>
      <text:h text:style-name="Heading_20_2" text:outline-level="2"><text:bookmark-start text:name="__RefHeading___Toc3506_3966710214"/>Retrieving Query Parameters and Fragments<text:bookmark-end text:name="__RefHeading___Toc3506_3966710214"/></text:h>
      <text:h text:style-name="Heading_20_3" text:outline-level="3"><text:bookmark-start text:name="__RefHeading___Toc3508_3966710214"/>edit-server.component.ts<text:bookmark-end text:name="__RefHeading___Toc3508_3966710214"/></text:h>
      <text:p text:style-name="P50"/>
      <table:table table:name="Table43" table:style-name="Table43">
        <table:table-column table:style-name="Table43.A"/>
        <table:table-row>
          <table:table-cell table:style-name="Table43.A1" office:value-type="string">
            <text:p text:style-name="P93">...</text:p>
            <text:p text:style-name="P93"><text:s text:c="2"/>constructor(private serversService: ServersService,</text:p>
            <text:p text:style-name="P93"><text:s text:c="4"/><text:span text:style-name="T2">private route: ActivatedRoute</text:span>) { }</text:p>
            <text:p text:style-name="P93"/>
            <text:p text:style-name="P93"><text:s text:c="2"/>ngOnInit() {</text:p>
            <text:p text:style-name="P93"><text:soft-page-break/><text:s text:c="4"/><text:span text:style-name="T2">console.log(this.route.snapshot.queryParams);</text:span></text:p>
            <text:p text:style-name="P163"><text:s text:c="4"/>console.log(this.route.snapshot.fragment);</text:p>
            <text:p text:style-name="P163"><text:s text:c="4"/>this.route.queryParams.subscribe();</text:p>
            <text:p text:style-name="P163"><text:s text:c="4"/>this.route.fragment.subscribe();</text:p>
            <text:p text:style-name="P93">...</text:p>
          </table:table-cell>
        </table:table-row>
      </table:table>
      <text:p text:style-name="Text_20_body">There are 2 ways to retrieve query parameters and fragments.</text:p>
      <text:list xml:id="list2070971758" text:style-name="L6">
        <text:list-item>
          <text:p text:style-name="P191">First way is on snapshot and will not change with update of parameters and fragments.</text:p>
        </text:list-item>
        <text:list-item>
          <text:p text:style-name="P191">Second is by subscribing to the observable queryParams and Fragment.</text:p>
        </text:list-item>
      </text:list>
      <text:p text:style-name="Text_20_body">WARNING! When retrieving parameters, watch out for the type. You might wait for a number, but it will be a string.</text:p>
      <text:p text:style-name="Text_20_body">To convert you can you the following method:</text:p>
      <table:table table:name="Table44" table:style-name="Table44">
        <table:table-column table:style-name="Table44.A"/>
        <table:table-row>
          <table:table-cell table:style-name="Table44.A1" office:value-type="string">
            <text:p text:style-name="P94">const id: number = +this.route.snapshot.params['id'];</text:p>
          </table:table-cell>
        </table:table-row>
      </table:table>
      <text:p text:style-name="P51"/>
      <text:h text:style-name="Heading_20_2" text:outline-level="2"><text:bookmark-start text:name="__RefHeading___Toc3510_3966710214"/>Child routes<text:bookmark-end text:name="__RefHeading___Toc3510_3966710214"/></text:h>
      <text:h text:style-name="Heading_20_3" text:outline-level="3"><text:bookmark-start text:name="__RefHeading___Toc3512_3966710214"/>app.module.ts<text:bookmark-end text:name="__RefHeading___Toc3512_3966710214"/></text:h>
      <text:p text:style-name="P52"/>
      <table:table table:name="Table45" table:style-name="Table45">
        <table:table-column table:style-name="Table45.A"/>
        <table:table-row>
          <table:table-cell table:style-name="Table45.A1" office:value-type="string">
            <text:p text:style-name="P95">const appRoutes: Routes = [</text:p>
            <text:p text:style-name="P95"><text:s text:c="2"/>{ path: '', component: HomeComponent },</text:p>
            <text:p text:style-name="P95"><text:s text:c="2"/>{ path: 'users', component: UsersComponent, children: [</text:p>
            <text:p text:style-name="P95"><text:s text:c="4"/>{ path: ':id/:name', component: UserComponent },</text:p>
            <text:p text:style-name="P95"><text:s text:c="2"/>] },</text:p>
            <text:p text:style-name="P95"><text:s text:c="2"/><text:span text:style-name="T2">{ path: 'servers', component: ServersComponent, children: [</text:span></text:p>
            <text:p text:style-name="P164"><text:s text:c="4"/>{ path: ':id', component: ServerComponent },</text:p>
            <text:p text:style-name="P164"><text:s text:c="4"/>{ path: ':id/edit', component: EditServerComponent }</text:p>
            <text:p text:style-name="P164"><text:s text:c="2"/>] },</text:p>
            <text:p text:style-name="P95">]</text:p>
          </table:table-cell>
        </table:table-row>
      </table:table>
      <text:p text:style-name="P52"/>
      <text:h text:style-name="Heading_20_3" text:outline-level="3"><text:bookmark-start text:name="__RefHeading___Toc3514_3966710214"/><text:span text:style-name="T51">servers.component.h</text:span><text:span text:style-name="T52">tml</text:span><text:bookmark-end text:name="__RefHeading___Toc3514_3966710214"/></text:h>
      <text:p text:style-name="P52"/>
      <table:table table:name="Table46" table:style-name="Table46">
        <table:table-column table:style-name="Table46.A"/>
        <table:table-row>
          <table:table-cell table:style-name="Table46.A1" office:value-type="string">
            <text:p text:style-name="P95">&lt;div class="row"&gt;</text:p>
            <text:p text:style-name="P95"><text:s text:c="2"/>&lt;div class="col-xs-12 col-sm-4"&gt;</text:p>
            <text:p text:style-name="P95"><text:s text:c="4"/>&lt;div class="list-group"&gt;</text:p>
            <text:p text:style-name="P95"><text:s text:c="6"/>&lt;a</text:p>
            <text:p text:style-name="P95"><text:s text:c="8"/>[routerLink]="['/servers', server.id]"</text:p>
            <text:p text:style-name="P95"><text:s text:c="8"/>[queryParams]="{allowEdit: '1'}"</text:p>
            <text:p text:style-name="P95"><text:s text:c="8"/>fragment="loading"</text:p>
            <text:p text:style-name="P95"><text:s text:c="8"/>href="#"</text:p>
            <text:p text:style-name="P95"><text:s text:c="8"/>class="list-group-item"</text:p>
            <text:p text:style-name="P95"><text:s text:c="8"/>*ngFor="let server of servers"&gt;</text:p>
            <text:p text:style-name="P95"><text:s text:c="8"/>{{ server.name }}</text:p>
            <text:p text:style-name="P95"><text:soft-page-break/><text:s text:c="6"/>&lt;/a&gt;</text:p>
            <text:p text:style-name="P95"><text:s text:c="4"/>&lt;/div&gt;</text:p>
            <text:p text:style-name="P95"><text:s text:c="2"/>&lt;/div&gt;</text:p>
            <text:p text:style-name="P95"><text:s text:c="2"/>&lt;div class="col-xs-12 col-sm-4"&gt;</text:p>
            <text:p text:style-name="P95"><text:s text:c="4"/><text:span text:style-name="T2">&lt;router-outlet&gt;&lt;/router-outlet&gt;</text:span></text:p>
            <text:p text:style-name="P95"><text:s text:c="2"/>&lt;/div&gt;</text:p>
            <text:p text:style-name="P95">&lt;/div&gt;</text:p>
            <text:p text:style-name="P95"/>
          </table:table-cell>
        </table:table-row>
      </table:table>
      <text:p text:style-name="P52"/>
      <text:h text:style-name="Heading_20_2" text:outline-level="2">Query Parameters</text:h>
      <text:p text:style-name="Text_20_body">The default behavior when navigating to another page, is dropping the queryParameters you had previously. <text:span text:style-name="T135">To keep them you can add the property ’queryParamsHandling’ with the value ’preserve’, or ’merge’ to add to them.</text:span></text:p>
      <text:h text:style-name="Heading_20_3" text:outline-level="3"><text:bookmark-start text:name="__RefHeading___Toc3516_3966710214"/>server.component.ts<text:bookmark-end text:name="__RefHeading___Toc3516_3966710214"/></text:h>
      <text:p text:style-name="P53"/>
      <table:table table:name="Table47" table:style-name="Table47">
        <table:table-column table:style-name="Table47.A"/>
        <table:table-row>
          <table:table-cell table:style-name="Table47.A1" office:value-type="string">
            <text:p text:style-name="P96"><text:s text:c="2"/>onEdit(){</text:p>
            <text:p text:style-name="P96"><text:s text:c="4"/>this.router.navigate(['edit'],{relativeTo: this.route, <text:span text:style-name="T2">queryParamsHandling: 'preserve'</text:span>});</text:p>
            <text:p text:style-name="P96"><text:s text:c="2"/>}</text:p>
          </table:table-cell>
        </table:table-row>
      </table:table>
      <text:p text:style-name="P33"/>
      <text:h text:style-name="Heading_20_2" text:outline-level="2"><text:bookmark-start text:name="__RefHeading___Toc3518_3966710214"/>Redirecting and wildcard routes<text:bookmark-end text:name="__RefHeading___Toc3518_3966710214"/></text:h>
      <text:h text:style-name="Heading_20_3" text:outline-level="3"><text:bookmark-start text:name="__RefHeading___Toc3520_3966710214"/>app.module.ts<text:bookmark-end text:name="__RefHeading___Toc3520_3966710214"/></text:h>
      <text:p text:style-name="P54"/>
      <table:table table:name="Table48" table:style-name="Table48">
        <table:table-column table:style-name="Table48.A"/>
        <table:table-row>
          <table:table-cell table:style-name="Table48.A1" office:value-type="string">
            <text:p text:style-name="P69">const appRoutes: Routes = [</text:p>
            <text:p text:style-name="P69"><text:s text:c="2"/>{ path: '', component: HomeComponent },</text:p>
            <text:p text:style-name="P69"><text:s text:c="2"/>{ path: 'users', component: UsersComponent, children: [</text:p>
            <text:p text:style-name="P69"><text:s text:c="4"/>{ path: ':id/:name', component: UserComponent },</text:p>
            <text:p text:style-name="P69"><text:s text:c="2"/>] },</text:p>
            <text:p text:style-name="P69"><text:s text:c="2"/>{ path: 'servers', component: ServersComponent, children: [</text:p>
            <text:p text:style-name="P69"><text:s text:c="4"/>{ path: ':id', component: ServerComponent },</text:p>
            <text:p text:style-name="P69"><text:s text:c="4"/>{ path: ':id/edit', component: EditServerComponent }</text:p>
            <text:p text:style-name="P69"><text:s text:c="2"/>] },</text:p>
            <text:p text:style-name="P69"><text:s text:c="2"/><text:span text:style-name="T2">{ path: 'not-found', component: PageNotFoundComponent },</text:span></text:p>
            <text:p text:style-name="P79"><text:s text:c="2"/>{ path: '**', redirectTo: '/not-found' }</text:p>
            <text:p text:style-name="P69">]</text:p>
          </table:table-cell>
        </table:table-row>
      </table:table>
      <text:p text:style-name="P54"/>
      <text:h text:style-name="Heading_20_3" text:outline-level="3"><text:bookmark-start text:name="__RefHeading___Toc3595_1790933503"/>pathMatch<text:bookmark-end text:name="__RefHeading___Toc3595_1790933503"/></text:h>
      <text:p text:style-name="Text_20_body">In our example, we didn't encounter any issues when we tried to redirect the user. But that's not always the case when adding redirections.</text:p>
      <text:p text:style-name="Text_20_body"/>
      <text:p text:style-name="Text_20_body"><text:soft-page-break/>By default, Angular matches paths by prefix. That means, that the following route will match both /recipes <text:s/>and just / </text:p>
      <table:table table:name="Table49" table:style-name="Table49">
        <table:table-column table:style-name="Table49.A"/>
        <table:table-row>
          <table:table-cell table:style-name="Table49.A1" office:value-type="string">
            <text:p text:style-name="P71">{ path: '', redirectTo: '/somewhere-else' } </text:p>
          </table:table-cell>
        </table:table-row>
      </table:table>
      <text:p text:style-name="Text_20_body">Actually, Angular will give you an error here, because that's a common gotcha: This route will now ALWAYS redirect you! Why?</text:p>
      <text:p text:style-name="Text_20_body">Since the default matching strategy is "prefix", Angular checks if the path you entered in the URL does start with the path specified in the route. Of course every path starts with '' <text:s/>(Important: That's no <text:span text:style-name="T136">white-space</text:span>, it's simply "nothing").</text:p>
      <text:p text:style-name="Text_20_body">To fix this behavior, you need to change the matching strategy to "full":</text:p>
      <table:table table:name="Table50" table:style-name="Table50">
        <table:table-column table:style-name="Table50.A"/>
        <table:table-row>
          <table:table-cell table:style-name="Table50.A1" office:value-type="string">
            <text:p text:style-name="P71">{ path: '', redirectTo: '/somewhere-else', pathMatch: 'full' } </text:p>
          </table:table-cell>
        </table:table-row>
      </table:table>
      <text:p text:style-name="Text_20_body">Now, you only get redirected, if the full path is '' <text:s/>(so only if you got NO other content in your path in this example).</text:p>
      <text:h text:style-name="Heading_20_2" text:outline-level="2"><text:bookmark-start text:name="__RefHeading___Toc3522_3966710214"/>Outsourcing route configuratio<text:span text:style-name="T137">n</text:span><text:bookmark-end text:name="__RefHeading___Toc3522_3966710214"/></text:h>
      <text:h text:style-name="Heading_20_3" text:outline-level="3"><text:bookmark-start text:name="__RefHeading___Toc3524_3966710214"/>app.module.ts<text:bookmark-end text:name="__RefHeading___Toc3524_3966710214"/></text:h>
      <text:p text:style-name="Text_20_body">Remove all reference to routing and import the module that takes care of it:</text:p>
      <table:table table:name="Table51" table:style-name="Table51">
        <table:table-column table:style-name="Table51.A"/>
        <table:table-row>
          <table:table-cell table:style-name="Table51.A1" office:value-type="string">
            <text:p text:style-name="P97">Import ...</text:p>
            <text:p text:style-name="P165">import { AppRoutingModule } from './app-routing.module';</text:p>
            <text:p text:style-name="P97"/>
            <text:p text:style-name="P97">...</text:p>
            <text:p text:style-name="P97"><text:s text:c="2"/>imports: [</text:p>
            <text:p text:style-name="P97"><text:s text:c="4"/>BrowserModule,</text:p>
            <text:p text:style-name="P97"><text:s text:c="4"/>FormsModule,</text:p>
            <text:p text:style-name="P97"><text:s text:c="3"/><text:span text:style-name="T2"><text:s/>AppRoutingModule</text:span></text:p>
            <text:p text:style-name="P97"><text:s text:c="2"/>],</text:p>
            <text:p text:style-name="P97">...</text:p>
          </table:table-cell>
        </table:table-row>
      </table:table>
      <text:p text:style-name="P55"/>
      <text:h text:style-name="Heading_20_3" text:outline-level="3"><text:bookmark-start text:name="__RefHeading___Toc3526_3966710214"/>app-routing.module.ts<text:bookmark-end text:name="__RefHeading___Toc3526_3966710214"/></text:h>
      <text:p text:style-name="Text_20_body">Will take care of the routing. Needs all components to be imported as well as router components and ngModule:</text:p>
      <table:table table:name="Table52" table:style-name="Table52">
        <table:table-column table:style-name="Table52.A"/>
        <table:table-row>
          <table:table-cell table:style-name="Table52.A1" office:value-type="string">
            <text:p text:style-name="P165">import { NgModule } from "@angular/core";</text:p>
            <text:p text:style-name="P165">import { Routes, RouterModule } from "@angular/router";</text:p>
            <text:p text:style-name="P97">import { HomeComponent } from "./home/home.component";</text:p>
            <text:p text:style-name="P97">import { UsersComponent } from "./users/users.component";</text:p>
            <text:p text:style-name="P97">import { UserComponent } from "./users/user/user.component";</text:p>
            <text:p text:style-name="P97">import { ServersComponent } from "./servers/servers.component";</text:p>
            <text:p text:style-name="P97">import { ServerComponent } from "./servers/server/server.component";</text:p>
            <text:p text:style-name="P97">import { EditServerComponent } from "./servers/edit-server/edit-server.component";</text:p>
            <text:p text:style-name="P97">import { PageNotFoundComponent } from "./page-not-found/page-not-found.component";</text:p>
            <text:p text:style-name="P97"><text:soft-page-break/></text:p>
            <text:p text:style-name="P97">const appRoutes: Routes = [</text:p>
            <text:p text:style-name="P97"><text:s text:c="4"/>{ path: '', component: HomeComponent },</text:p>
            <text:p text:style-name="P97"><text:s text:c="4"/>{ path: 'users', component: UsersComponent, children: [</text:p>
            <text:p text:style-name="P97"><text:s text:c="6"/>{ path: ':id/:name', component: UserComponent },</text:p>
            <text:p text:style-name="P97"><text:s text:c="4"/>] },</text:p>
            <text:p text:style-name="P97"><text:s text:c="4"/>{ path: 'servers', component: ServersComponent, children: [</text:p>
            <text:p text:style-name="P97"><text:s text:c="6"/>{ path: ':id', component: ServerComponent },</text:p>
            <text:p text:style-name="P97"><text:s text:c="6"/>{ path: ':id/edit', component: EditServerComponent }</text:p>
            <text:p text:style-name="P97"><text:s text:c="4"/>] },</text:p>
            <text:p text:style-name="P97"><text:s text:c="4"/>{ path: 'not-found', component: PageNotFoundComponent },</text:p>
            <text:p text:style-name="P97"><text:s text:c="4"/>{ path: '**', redirectTo: '/not-found' }</text:p>
            <text:p text:style-name="P97"><text:s text:c="2"/>]</text:p>
            <text:p text:style-name="P97"/>
            <text:p text:style-name="P165">@NgModule({</text:p>
            <text:p text:style-name="P165"><text:s text:c="4"/>imports: [</text:p>
            <text:p text:style-name="P165"><text:s text:c="8"/>RouterModule.forRoot(appRoutes)</text:p>
            <text:p text:style-name="P165"><text:s text:c="4"/>],</text:p>
            <text:p text:style-name="P165"><text:s text:c="4"/>exports: [RouterModule]</text:p>
            <text:p text:style-name="P165">})</text:p>
            <text:p text:style-name="P97">export class AppRoutingModule {}</text:p>
          </table:table-cell>
        </table:table-row>
      </table:table>
      <text:p text:style-name="P55"/>
      <text:h text:style-name="Heading_20_2" text:outline-level="2"><text:bookmark-start text:name="__RefHeading___Toc3528_3966710214"/>Route guards<text:bookmark-end text:name="__RefHeading___Toc3528_3966710214"/></text:h>
      <text:h text:style-name="Heading_20_3" text:outline-level="3"><text:bookmark-start text:name="__RefHeading___Toc3530_3966710214"/><text:span text:style-name="T55">P</text:span><text:span text:style-name="T56">rotecting</text:span><text:span text:style-name="T55"> a </text:span><text:span text:style-name="T57">route</text:span><text:span text:style-name="T55"> and </text:span><text:span text:style-name="T58">its </text:span><text:span text:style-name="T55">children</text:span><text:bookmark-end text:name="__RefHeading___Toc3530_3966710214"/></text:h>
      <text:p text:style-name="Text_20_body"><text:span text:style-name="T53">The following code will imitate an authentication and will allow or not access to the server route and its children </text:span><text:span text:style-name="T54">depending on the value of ’loggedIn’.</text:span></text:p>
      <text:h text:style-name="Heading_20_4" text:outline-level="4"><text:bookmark-start text:name="__RefHeading___Toc3532_3966710214"/>fake an auth.service.ts<text:bookmark-end text:name="__RefHeading___Toc3532_3966710214"/></text:h>
      <text:p text:style-name="Text_20_body"/>
      <table:table table:name="Table53" table:style-name="Table53">
        <table:table-column table:style-name="Table53.A"/>
        <table:table-row>
          <table:table-cell table:style-name="Table53.A1" office:value-type="string">
            <text:p text:style-name="P98">export class AuthService {</text:p>
            <text:p text:style-name="P98"><text:s text:c="4"/>loggedIn = false;</text:p>
            <text:p text:style-name="P98"/>
            <text:p text:style-name="P98"><text:s text:c="4"/>isAuthenticated() {</text:p>
            <text:p text:style-name="P98"><text:s text:c="8"/>const promise = new Promise(</text:p>
            <text:p text:style-name="P98"><text:s text:c="12"/>(resolve, reject) =&gt; {</text:p>
            <text:p text:style-name="P98"><text:s text:c="16"/>setTimeout(() =&gt; {</text:p>
            <text:p text:style-name="P98"><text:s text:c="20"/>resolve(this.loggedIn)</text:p>
            <text:p text:style-name="P98"><text:s text:c="16"/>}, 800);</text:p>
            <text:p text:style-name="P98"><text:s text:c="12"/>}</text:p>
            <text:p text:style-name="P98"><text:s text:c="8"/>)</text:p>
            <text:p text:style-name="P98"><text:s text:c="8"/>return promise;</text:p>
            <text:p text:style-name="P98"><text:s text:c="4"/>}</text:p>
            <text:p text:style-name="P98"/>
            <text:p text:style-name="P98"><text:s text:c="4"/>loggin(){</text:p>
            <text:p text:style-name="P98"><text:soft-page-break/><text:s text:c="8"/>this.loggedIn = true;</text:p>
            <text:p text:style-name="P98"><text:s text:c="4"/>}</text:p>
            <text:p text:style-name="P98"/>
            <text:p text:style-name="P98"><text:s text:c="4"/>loggout(){</text:p>
            <text:p text:style-name="P98"><text:s text:c="8"/>this.loggedIn = false;</text:p>
            <text:p text:style-name="P98"><text:s text:c="4"/>}</text:p>
            <text:p text:style-name="P98">}</text:p>
          </table:table-cell>
        </table:table-row>
      </table:table>
      <text:p text:style-name="P66"/>
      <text:h text:style-name="Heading_20_4" text:outline-level="4"><text:bookmark-start text:name="__RefHeading___Toc3534_3966710214"/>auth-guard.servce.ts<text:bookmark-end text:name="__RefHeading___Toc3534_3966710214"/></text:h>
      <text:p text:style-name="P56"/>
      <table:table table:name="Table54" table:style-name="Table54">
        <table:table-column table:style-name="Table54.A"/>
        <table:table-row>
          <table:table-cell table:style-name="Table54.A1" office:value-type="string">
            <text:p text:style-name="P99">import { CanActivate, ActivatedRouteSnapshot, RouterStateSnapshot, Router } from "@angular/router";</text:p>
            <text:p text:style-name="P99">import { Observable } from "rxjs";</text:p>
            <text:p text:style-name="P99">import { AuthService } from "./auth.sevice";</text:p>
            <text:p text:style-name="P99">import { Injectable } from "@angular/core";</text:p>
            <text:p text:style-name="P99"/>
            <text:p text:style-name="P99">@Injectable()</text:p>
            <text:p text:style-name="P99">export class AuthGuard implements CanActivate{</text:p>
            <text:p text:style-name="P99">constructor(private authService: AuthService,</text:p>
            <text:p text:style-name="P99"><text:s text:c="4"/>private router: Router) {}</text:p>
            <text:p text:style-name="P99"/>
            <text:p text:style-name="P99"><text:s text:c="4"/>canActivate(route: ActivatedRouteSnapshot,</text:p>
            <text:p text:style-name="P99"><text:s text:c="8"/>state: RouterStateSnapshot): Observable&lt;boolean&gt; | Promise&lt;boolean&gt; | boolean {</text:p>
            <text:p text:style-name="P99"><text:s text:c="12"/>return this.authService.isAuthenticated().then(</text:p>
            <text:p text:style-name="P99"><text:s text:c="16"/>(authenticated: boolean) =&gt; {</text:p>
            <text:p text:style-name="P99"><text:s text:c="20"/>if (authenticated) {</text:p>
            <text:p text:style-name="P99"><text:s text:c="24"/>return true;</text:p>
            <text:p text:style-name="P99"><text:s text:c="20"/>} else {</text:p>
            <text:p text:style-name="P99"><text:s text:c="24"/>this.router.navigate(['/']);</text:p>
            <text:p text:style-name="P99"><text:s text:c="20"/>}</text:p>
            <text:p text:style-name="P99"><text:s text:c="16"/>}</text:p>
            <text:p text:style-name="P99"><text:s text:c="12"/>);</text:p>
            <text:p text:style-name="P99"><text:s text:c="8"/>}</text:p>
            <text:p text:style-name="P99">}</text:p>
          </table:table-cell>
        </table:table-row>
      </table:table>
      <text:p text:style-name="P56"/>
      <text:h text:style-name="Heading_20_4" text:outline-level="4"><text:bookmark-start text:name="__RefHeading___Toc3536_3966710214"/>app.module.ts<text:bookmark-end text:name="__RefHeading___Toc3536_3966710214"/></text:h>
      <text:p text:style-name="P34"/>
      <table:table table:name="Table55" table:style-name="Table55">
        <table:table-column table:style-name="Table55.A"/>
        <table:table-row>
          <table:table-cell table:style-name="Table55.A1" office:value-type="string">
            <text:p text:style-name="P70">...</text:p>
            <text:p text:style-name="P70">import { AuthService } from './auth.sevice';</text:p>
            <text:p text:style-name="P70">import { AuthGuard } from './auth-guard.service';</text:p>
            <text:p text:style-name="P70">...</text:p>
            <text:p text:style-name="P70"><text:s text:c="2"/>providers: [ServersService, <text:span text:style-name="T2">AuthService, AuthGuard</text:span>],</text:p>
            <text:p text:style-name="P70"><text:s text:c="2"/>bootstrap: [AppComponent]</text:p>
            <text:p text:style-name="P70">})</text:p>
            <text:p text:style-name="P70">export class AppModule { }</text:p>
          </table:table-cell>
        </table:table-row>
      </table:table>
      <text:p text:style-name="P34"><text:soft-page-break/></text:p>
      <text:h text:style-name="Heading_20_4" text:outline-level="4"><text:bookmark-start text:name="__RefHeading___Toc3538_3966710214"/>app-routing.module.ts<text:bookmark-end text:name="__RefHeading___Toc3538_3966710214"/></text:h>
      <text:p text:style-name="P57"/>
      <table:table table:name="Table56" table:style-name="Table56">
        <table:table-column table:style-name="Table56.A"/>
        <table:table-row>
          <table:table-cell table:style-name="Table56.A1" office:value-type="string">
            <text:p text:style-name="P100">...</text:p>
            <text:p text:style-name="P100">import { AuthGuard } from "./auth-guard.service";</text:p>
            <text:p text:style-name="P100"/>
            <text:p text:style-name="P100">const appRoutes: Routes = [</text:p>
            <text:p text:style-name="P100">...</text:p>
            <text:p text:style-name="P100"><text:s text:c="4"/>{ path: 'servers', <text:span text:style-name="T2">canActivate: [AuthGuard]</text:span>,component: ServersComponent, children: [</text:p>
            <text:p text:style-name="P100"><text:s text:c="6"/>{ path: ':id', component: ServerComponent },</text:p>
            <text:p text:style-name="P100"><text:s text:c="6"/>{ path: ':id/edit', component: EditServerComponent }</text:p>
            <text:p text:style-name="P100"><text:s text:c="4"/>] },</text:p>
            <text:p text:style-name="P100">...</text:p>
            <text:p text:style-name="P100"><text:s text:c="2"/>]</text:p>
            <text:p text:style-name="P100"/>
            <text:p text:style-name="P100">@NgModule({</text:p>
            <text:p text:style-name="P100"><text:s text:c="4"/>imports: [</text:p>
            <text:p text:style-name="P100"><text:s text:c="8"/>RouterModule.forRoot(appRoutes)</text:p>
            <text:p text:style-name="P100"><text:s text:c="4"/>],</text:p>
            <text:p text:style-name="P100"><text:s text:c="4"/>exports: [RouterModule]</text:p>
            <text:p text:style-name="P100">})</text:p>
            <text:p text:style-name="P100">export class AppRoutingModule {}</text:p>
          </table:table-cell>
        </table:table-row>
      </table:table>
      <text:p text:style-name="P57"/>
      <text:h text:style-name="Heading_20_3" text:outline-level="3"><text:bookmark-start text:name="__RefHeading___Toc3540_3966710214"/>Protecting only the children<text:bookmark-end text:name="__RefHeading___Toc3540_3966710214"/></text:h>
      <text:p text:style-name="Text_20_body"><text:span text:style-name="T59">We will modify the previous code to access the parent r</text:span><text:span text:style-name="T60">oute</text:span><text:span text:style-name="T59"> but guard the children r</text:span><text:span text:style-name="T61">outes</text:span></text:p>
      <text:h text:style-name="Heading_20_4" text:outline-level="4"><text:bookmark-start text:name="__RefHeading___Toc3542_3966710214"/>auth-guard.service.ts<text:bookmark-end text:name="__RefHeading___Toc3542_3966710214"/></text:h>
      <text:p text:style-name="P58"/>
      <table:table table:name="Table57" table:style-name="Table57">
        <table:table-column table:style-name="Table57.A"/>
        <table:table-row>
          <table:table-cell table:style-name="Table57.A1" office:value-type="string">
            <text:p text:style-name="P101">import { CanActivate, ActivatedRouteSnapshot, RouterStateSnapshot, Router, <text:span text:style-name="T2">CanActivateChild</text:span>, ActivatedRoute } from "@angular/router";</text:p>
            <text:p text:style-name="P101">...</text:p>
            <text:p text:style-name="P101"/>
            <text:p text:style-name="P101">@Injectable()</text:p>
            <text:p text:style-name="P101">export class AuthGuard implements CanActivate, <text:span text:style-name="T2">CanActivateChild</text:span>{</text:p>
            <text:p text:style-name="P101">...</text:p>
            <text:p text:style-name="P101"><text:s text:c="3"/><text:span text:style-name="T2"><text:s/>canActivateChild(route: ActivatedRouteSnapshot,</text:span></text:p>
            <text:p text:style-name="P166"><text:s text:c="8"/>state: RouterStateSnapshot): Observable&lt;boolean&gt; | Promise&lt;boolean&gt; | boolean {</text:p>
            <text:p text:style-name="P166"><text:s text:c="12"/>return this.canActivate(route, state);</text:p>
            <text:p text:style-name="P166"><text:s text:c="8"/>}</text:p>
            <text:p text:style-name="P101">}</text:p>
          </table:table-cell>
        </table:table-row>
      </table:table>
      <text:p text:style-name="P58"/>
      <text:h text:style-name="Heading_20_4" text:outline-level="4"><text:bookmark-start text:name="__RefHeading___Toc3544_3966710214"/>app-routing.module.ts<text:bookmark-end text:name="__RefHeading___Toc3544_3966710214"/></text:h>
      <text:p text:style-name="P59"/>
      <table:table table:name="Table58" table:style-name="Table58">
        <table:table-column table:style-name="Table58.A"/>
        <table:table-row>
          <table:table-cell table:style-name="Table58.A1" office:value-type="string">
            <text:p text:style-name="P102">...</text:p>
            <text:p text:style-name="P102"><text:soft-page-break/><text:s text:c="4"/>{ path: 'servers', <text:span text:style-name="T2">canActivateChild: [AuthGuard]</text:span>,component: ServersComponent, children: [</text:p>
            <text:p text:style-name="P102"><text:s text:c="6"/>{ path: ':id', component: ServerComponent },</text:p>
            <text:p text:style-name="P102"><text:s text:c="6"/>{ path: ':id/edit', component: EditServerComponent }</text:p>
            <text:p text:style-name="P102"><text:s text:c="4"/>] },...</text:p>
          </table:table-cell>
        </table:table-row>
      </table:table>
      <text:p text:style-name="P59"/>
      <text:h text:style-name="Heading_20_4" text:outline-level="4"><text:bookmark-start text:name="__RefHeading___Toc3546_3966710214"/>Protecting route from leaving<text:bookmark-end text:name="__RefHeading___Toc3546_3966710214"/></text:h>
      <text:p text:style-name="Text_20_body">We will add a guard to protect a route if the user leaves without saving his changes</text:p>
      <text:h text:style-name="Heading_20_4" text:outline-level="4"><text:bookmark-start text:name="__RefHeading___Toc3548_3966710214"/>can-deactivate.guard.service.ts<text:bookmark-end text:name="__RefHeading___Toc3548_3966710214"/></text:h>
      <text:p text:style-name="P60"/>
      <table:table table:name="Table59" table:style-name="Table59">
        <table:table-column table:style-name="Table59.A"/>
        <table:table-row>
          <table:table-cell table:style-name="Table59.A1" office:value-type="string">
            <text:p text:style-name="P103">import { Observable } from "rxjs";</text:p>
            <text:p text:style-name="P103">import { CanDeactivate, ActivatedRouteSnapshot, RouterStateSnapshot } from "@angular/router";</text:p>
            <text:p text:style-name="P103">import { componentFactoryName } from "@angular/compiler";</text:p>
            <text:p text:style-name="P103"/>
            <text:p text:style-name="P103">export interface CanComponentDesactivate {</text:p>
            <text:p text:style-name="P103"><text:s text:c="4"/>canDeactivate: () =&gt; Observable&lt;boolean&gt; | Promise&lt;boolean&gt; | boolean;</text:p>
            <text:p text:style-name="P103">}</text:p>
            <text:p text:style-name="P103"/>
            <text:p text:style-name="P103">export class canDeactivateGuard implements CanDeactivate&lt;CanComponentDesactivate&gt; {</text:p>
            <text:p text:style-name="P103"/>
            <text:p text:style-name="P103"><text:s text:c="4"/>canDeactivate(component: CanComponentDesactivate,</text:p>
            <text:p text:style-name="P103"><text:s text:c="8"/>currentRoute: ActivatedRouteSnapshot,</text:p>
            <text:p text:style-name="P103"><text:s text:c="8"/>currentState: RouterStateSnapshot,</text:p>
            <text:p text:style-name="P103"><text:s text:c="8"/>nextState?: RouterStateSnapshot): Observable&lt;boolean&gt; | Promise&lt;boolean&gt; | boolean {</text:p>
            <text:p text:style-name="P103"><text:s text:c="12"/>return component.canDeactivate();</text:p>
            <text:p text:style-name="P103"><text:s text:c="4"/>}</text:p>
            <text:p text:style-name="P103">}</text:p>
          </table:table-cell>
        </table:table-row>
      </table:table>
      <text:p text:style-name="P35"/>
      <text:h text:style-name="Heading_20_2" text:outline-level="2"><text:bookmark-start text:name="__RefHeading___Toc3550_3966710214"/>Passing data to a Route<text:bookmark-end text:name="__RefHeading___Toc3550_3966710214"/></text:h>
      <text:h text:style-name="Heading_20_3" text:outline-level="3"><text:bookmark-start text:name="__RefHeading___Toc3552_3966710214"/>Static Data<text:bookmark-end text:name="__RefHeading___Toc3552_3966710214"/></text:h>
      <text:h text:style-name="Heading_20_4" text:outline-level="4"><text:bookmark-start text:name="__RefHeading___Toc3554_3966710214"/>app.module.ts<text:bookmark-end text:name="__RefHeading___Toc3554_3966710214"/></text:h>
      <text:p text:style-name="P62"/>
      <table:table table:name="Table61" table:style-name="Table61">
        <table:table-column table:style-name="Table61.A"/>
        <table:table-row>
          <table:table-cell table:style-name="Table61.A1" office:value-type="string">
            <text:p text:style-name="P104">…</text:p>
            <text:p text:style-name="P104"><text:s text:c="4"/>// { path: 'not-found', component: PageNotFoundComponent },</text:p>
            <text:p text:style-name="P104"><text:s text:c="4"/>{ path: 'not-found', component: ErrorPageComponent, <text:span text:style-name="T2">data: {message: 'Page not found!'}</text:span> },</text:p>
            <text:p text:style-name="P104"><text:s text:c="4"/>{ path: '**', redirectTo: '/not-found' }</text:p>
            <text:p text:style-name="P104"><text:s text:c="2"/>]</text:p>
            <text:p text:style-name="P104">...</text:p>
          </table:table-cell>
        </table:table-row>
      </table:table>
      <text:p text:style-name="P62"/>
      <text:h text:style-name="Heading_20_4" text:outline-level="4"><text:bookmark-start text:name="__RefHeading___Toc3556_3966710214"/>error-page.component.ts<text:bookmark-end text:name="__RefHeading___Toc3556_3966710214"/></text:h>
      <text:p text:style-name="P62"/>
      <table:table table:name="Table62" table:style-name="Table62">
        <table:table-column table:style-name="Table62.A"/>
        <text:soft-page-break/>
        <table:table-row>
          <table:table-cell table:style-name="Table62.A1" office:value-type="string">
            <text:p text:style-name="P104">import { Component, OnInit } from '@angular/core';</text:p>
            <text:p text:style-name="P104">import { ActivatedRoute, Data } from '@angular/router';</text:p>
            <text:p text:style-name="P104">@Component({</text:p>
            <text:p text:style-name="P104"><text:s text:c="2"/>selector: 'app-error-page',</text:p>
            <text:p text:style-name="P104"><text:s text:c="2"/>templateUrl: './error-page.component.html',</text:p>
            <text:p text:style-name="P104"><text:s text:c="2"/>styleUrls: ['./error-page.component.css']</text:p>
            <text:p text:style-name="P104">})</text:p>
            <text:p text:style-name="P104">export class ErrorPageComponent implements OnInit {</text:p>
            <text:p text:style-name="P104"><text:s text:c="2"/>errorMessage: string;</text:p>
            <text:p text:style-name="P104"><text:s text:c="2"/>constructor(private route: ActivatedRoute) { }</text:p>
            <text:p text:style-name="P104"/>
            <text:p text:style-name="P104"><text:s text:c="2"/>ngOnInit() {</text:p>
            <text:p text:style-name="P104"><text:s text:c="4"/>this.errorMessage = this.route.snapshot.data['message'];</text:p>
            <text:p text:style-name="P104"><text:s text:c="4"/>this.route.data.subscribe(</text:p>
            <text:p text:style-name="P104"><text:s text:c="6"/>(data: Data) =&gt; {</text:p>
            <text:p text:style-name="P104"><text:s text:c="8"/>this.errorMessage = data['message'];</text:p>
            <text:p text:style-name="P104"><text:s text:c="6"/>}</text:p>
            <text:p text:style-name="P104"><text:s text:c="4"/>); <text:s/>}</text:p>
            <text:p text:style-name="P104">}</text:p>
          </table:table-cell>
        </table:table-row>
      </table:table>
      <text:p text:style-name="P62"/>
      <text:h text:style-name="Heading_20_4" text:outline-level="4"><text:bookmark-start text:name="__RefHeading___Toc3558_3966710214"/>error-page.component.html<text:bookmark-end text:name="__RefHeading___Toc3558_3966710214"/></text:h>
      <text:p text:style-name="P61"/>
      <table:table table:name="Table60" table:style-name="Table60">
        <table:table-column table:style-name="Table60.A"/>
        <table:table-row>
          <table:table-cell table:style-name="Table60.A1" office:value-type="string">
            <text:p text:style-name="P104">&lt;p&gt;{{ errorMessage }}&lt;/p&gt;</text:p>
          </table:table-cell>
        </table:table-row>
      </table:table>
      <text:p text:style-name="P61"/>
      <text:h text:style-name="Heading_20_3" text:outline-level="3"><text:bookmark-start text:name="__RefHeading___Toc3560_3966710214"/>Dynamic Data<text:bookmark-end text:name="__RefHeading___Toc3560_3966710214"/></text:h>
      <text:h text:style-name="Heading_20_4" text:outline-level="4"><text:bookmark-start text:name="__RefHeading___Toc3562_3966710214"/>app-routing.module.ts<text:bookmark-end text:name="__RefHeading___Toc3562_3966710214"/></text:h>
      <text:p text:style-name="P63"/>
      <table:table table:name="Table63" table:style-name="Table63">
        <table:table-column table:style-name="Table63.A"/>
        <table:table-row>
          <table:table-cell table:style-name="Table63.A1" office:value-type="string">
            <text:p text:style-name="P105">...</text:p>
            <text:p text:style-name="P105">import { ServerResolver } from "./servers/server/server-resolver.service";</text:p>
            <text:p text:style-name="P105">...</text:p>
            <text:p text:style-name="P105"><text:s text:c="4"/>{ path: 'servers', canActivateChild: [AuthGuard],component: ServersComponent, children: [</text:p>
            <text:p text:style-name="P105"><text:s text:c="6"/>{ path: ':id', component: ServerComponent, <text:span text:style-name="T2">resolve: {server: ServerResolver}</text:span> },</text:p>
            <text:p text:style-name="P105"><text:s text:c="6"/>{ path: ':id/edit', component: EditServerComponent, canDeactivate: [canDeactivateGuard] }</text:p>
            <text:p text:style-name="P106"><text:s text:c="4"/>] },</text:p>
            <text:p text:style-name="P106">...</text:p>
          </table:table-cell>
        </table:table-row>
      </table:table>
      <text:p text:style-name="P63"/>
      <text:h text:style-name="Heading_20_4" text:outline-level="4"><text:bookmark-start text:name="__RefHeading___Toc3564_3966710214"/>server.component.ts<text:bookmark-end text:name="__RefHeading___Toc3564_3966710214"/></text:h>
      <text:p text:style-name="P63"/>
      <table:table table:name="Table64" table:style-name="Table64">
        <table:table-column table:style-name="Table64.A"/>
        <table:table-row>
          <table:table-cell table:style-name="Table64.A1" office:value-type="string">
            <text:p text:style-name="P105">import { Component, OnInit } from '@angular/core';</text:p>
            <text:p text:style-name="P105">import { ActivatedRoute, Params, Router, Data } from '@angular/router';</text:p>
            <text:p text:style-name="P105"/>
            <text:p text:style-name="P105">import { ServersService } from '../servers.service';</text:p>
            <text:p text:style-name="P105">...</text:p>
            <text:p text:style-name="P105"><text:soft-page-break/><text:s text:c="2"/>ngOnInit() {</text:p>
            <text:p text:style-name="P105"><text:s text:c="4"/>this.route.data.subscribe(</text:p>
            <text:p text:style-name="P105"><text:s text:c="6"/>(data: Data) =&gt; {</text:p>
            <text:p text:style-name="P105"><text:s text:c="8"/>this.server = data['server'];</text:p>
            <text:p text:style-name="P105"><text:s text:c="6"/>}</text:p>
            <text:p text:style-name="P105"><text:s text:c="4"/>);</text:p>
            <text:p text:style-name="P105"><text:s text:c="2"/>}</text:p>
            <text:p text:style-name="P105">...</text:p>
          </table:table-cell>
        </table:table-row>
      </table:table>
      <text:p text:style-name="P63"/>
      <text:h text:style-name="Heading_20_4" text:outline-level="4"><text:bookmark-start text:name="__RefHeading___Toc3566_3966710214"/>server-resolver.service.ts<text:bookmark-end text:name="__RefHeading___Toc3566_3966710214"/></text:h>
      <text:p text:style-name="P63"/>
      <table:table table:name="Table65" table:style-name="Table65">
        <table:table-column table:style-name="Table65.A"/>
        <table:table-row>
          <table:table-cell table:style-name="Table65.A1" office:value-type="string">
            <text:p text:style-name="P105">import { Resolve, ActivatedRouteSnapshot, RouterStateSnapshot } from "@angular/router";</text:p>
            <text:p text:style-name="P105">import { Observable } from "rxjs";</text:p>
            <text:p text:style-name="P105">import { Injectable } from "@angular/core";</text:p>
            <text:p text:style-name="P105">import { ServersService } from "../servers.service";</text:p>
            <text:p text:style-name="P105"/>
            <text:p text:style-name="P105">interface Server { <text:s text:c="3"/>id: number, <text:s text:c="3"/>name: string, <text:s text:c="3"/>status: string}</text:p>
            <text:p text:style-name="P105">@Injectable()</text:p>
            <text:p text:style-name="P105">export class ServerResolver implements Resolve&lt;Server&gt; {</text:p>
            <text:p text:style-name="P105"><text:s text:c="4"/>constructor(private serversService: ServersService) {}</text:p>
            <text:p text:style-name="P105"/>
            <text:p text:style-name="P105"><text:s text:c="4"/>resolve(route: ActivatedRouteSnapshot,</text:p>
            <text:p text:style-name="P105"><text:s text:c="8"/>state: RouterStateSnapshot): Observable&lt;Server&gt; | Promise&lt;Server&gt; | Server {</text:p>
            <text:p text:style-name="P105"><text:s text:c="12"/>return this.serversService.getServer(+route.params['id']);</text:p>
            <text:p text:style-name="P105"><text:s text:c="8"/>}</text:p>
            <text:p text:style-name="P105">}</text:p>
          </table:table-cell>
        </table:table-row>
      </table:table>
      <text:p text:style-name="P63"/>
      <text:h text:style-name="Heading_20_2" text:outline-level="2"><text:bookmark-start text:name="__RefHeading___Toc3568_3966710214"/>Location Strategy<text:bookmark-end text:name="__RefHeading___Toc3568_3966710214"/></text:h>
      <text:p text:style-name="Text_20_body"><text:span text:style-name="T62">T</text:span><text:span text:style-name="T14">he server should not parse the URL, but if it does, it should send the index,html as an 404 error. </text:span>If it doesn’t, we can use in app-routing.module.ts:</text:p>
      <table:table table:name="Table66" table:style-name="Table66">
        <table:table-column table:style-name="Table66.A"/>
        <table:table-row>
          <table:table-cell table:style-name="Table66.A1" office:value-type="string">
            <text:p text:style-name="Standard">RouterModule.forRoot(appRoutes, <text:span text:style-name="T2">{useHash: true}</text:span>)</text:p>
          </table:table-cell>
        </table:table-row>
      </table:table>
      <text:p text:style-name="Text_20_body">But it is not recommended to use it.Configuring the server correctly is the better way.</text:p>
      <text:h text:style-name="P173" text:outline-level="1"><text:bookmark-start text:name="__RefHeading___Toc3597_1790933503"/><text:span text:style-name="T141">Observables</text:span><text:bookmark-end text:name="__RefHeading___Toc3597_1790933503"/></text:h>
      <text:p text:style-name="Text_20_body">Observables are used for asynchronous events, instead of blocking your code for a change or event that might or might not happen.</text:p>
      <text:p text:style-name="Text_20_body">Observables are <text:span text:style-name="T152">construct</text:span> on which you subscribe to be informed about changes in data.</text:p>
      <text:h text:style-name="Heading_20_2" text:outline-level="2"><text:bookmark-start text:name="__RefHeading___Toc3601_1790933503"/><text:soft-page-break/>Closer to the core of Observables<text:bookmark-end text:name="__RefHeading___Toc3601_1790933503"/></text:h>
      <text:p text:style-name="P192">When subscribing to an observable, this one will not disappear when the component is destroy. It will continue to observe. And, if a new identical component is initialized, a new subscription will be created. This can lead to memory leaks. Thus, it is important to unsubscribe before destroying the component.</text:p>
      <text:p text:style-name="P194"><text:span text:style-name="T142">In </text:span><text:span text:style-name="T143">Angular, no unsubscribe is done because Angular takes care of it for us.</text:span></text:p>
      <text:h text:style-name="Heading_20_3" text:outline-level="3">Home.component.ts</text:h>
      <table:table table:name="Tableau1" table:style-name="Tableau1">
        <table:table-column table:style-name="Tableau1.A"/>
        <table:table-row>
          <table:table-cell table:style-name="Tableau1.A1" office:value-type="string">
            <text:p text:style-name="P181">import { Component, OnDestroy, OnInit } from '@angular/core';</text:p>
            <text:p text:style-name="P184">import { interval, Subscription } from 'rxjs';</text:p>
            <text:p text:style-name="P181"/>
            <text:p text:style-name="P181">@Component({</text:p>
            <text:p text:style-name="P181"><text:s text:c="2"/>selector: 'app-home',</text:p>
            <text:p text:style-name="P181"><text:s text:c="2"/>templateUrl: './home.component.html',</text:p>
            <text:p text:style-name="P181"><text:s text:c="2"/>styleUrls: ['./home.component.css']</text:p>
            <text:p text:style-name="P181">})</text:p>
            <text:p text:style-name="P181">export class HomeComponent implements OnInit, OnDestroy {</text:p>
            <text:p text:style-name="P184"><text:s text:c="2"/>private firstObsSubscription: Subscription;</text:p>
            <text:p text:style-name="P181"/>
            <text:p text:style-name="P181"><text:s text:c="2"/>constructor() { <text:s/>}</text:p>
            <text:p text:style-name="P181"/>
            <text:p text:style-name="P181"><text:s text:c="2"/>ngOnInit() {</text:p>
            <text:p text:style-name="P184"><text:s text:c="4"/>this.firstObsSubscription = interval(1000).subscribe(count =&gt; {</text:p>
            <text:p text:style-name="P184"><text:s text:c="6"/>console.log(count);</text:p>
            <text:p text:style-name="P181"><text:s text:c="4"/>});</text:p>
            <text:p text:style-name="P181"><text:s text:c="2"/>}</text:p>
            <text:p text:style-name="P181"/>
            <text:p text:style-name="P181"><text:s text:c="2"/>ngOnDestroy(): void {</text:p>
            <text:p text:style-name="P184"><text:s text:c="4"/>this.firstObsSubscription.unsubscribe();</text:p>
            <text:p text:style-name="P181"><text:s text:c="2"/>}</text:p>
            <text:p text:style-name="P181">}</text:p>
          </table:table-cell>
        </table:table-row>
      </table:table>
      <text:h text:style-name="P175" text:outline-level="2"><text:span text:style-name="T146">Build your own Observable</text:span></text:h>
      <text:p text:style-name="P193"><text:span text:style-name="T145">T</text:span><text:span text:style-name="T144">he subscribe fu</text:span><text:span text:style-name="T151">n</text:span><text:span text:style-name="T144">ction has 3 arguments or handlers. The first one is mandatory, the 2 others are optional.</text:span></text:p>
      <text:p text:style-name="P196"><text:span text:style-name="T148">The first h</text:span><text:span text:style-name="T150">an</text:span><text:span text:style-name="T148">dler is called for the data change. The Observer continues to function but it has changed.</text:span></text:p>
      <text:p text:style-name="P195"><text:span text:style-name="T147">The second handler is called on error. It might happen when using HTTP services.</text:span></text:p>
      <text:p text:style-name="P195"><text:span text:style-name="T147">The third handler is called on completion of the observer </text:span><text:span text:style-name="T149">if an observer can complete.</text:span></text:p>
      <text:h text:style-name="P178" text:outline-level="3">Home.component.ts</text:h>
      <table:table table:name="Tableau2" table:style-name="Tableau2">
        <table:table-column table:style-name="Tableau2.A"/>
        <table:table-row>
          <table:table-cell table:style-name="Tableau2.A1" office:value-type="string">
            <text:p text:style-name="P182"><text:s text:c="2"/>ngOnInit() {</text:p>
            <text:p text:style-name="P182"><text:s text:c="4"/>const customIntervalObservable = <text:span text:style-name="T2">Observable.create(observer =&gt; {</text:span></text:p>
            <text:p text:style-name="P182"><text:soft-page-break/><text:s text:c="6"/>let count = 0;</text:p>
            <text:p text:style-name="P182"><text:s text:c="6"/>setInterval(() =&gt; {</text:p>
            <text:p text:style-name="P182"><text:s text:c="8"/><text:span text:style-name="T2">observer.next(count);</text:span></text:p>
            <text:p text:style-name="P182"><text:s text:c="8"/>if (count === 5) {</text:p>
            <text:p text:style-name="P182"><text:s text:c="10"/><text:span text:style-name="T2">observer.complete();</text:span></text:p>
            <text:p text:style-name="P182"><text:s text:c="8"/>}</text:p>
            <text:p text:style-name="P182"><text:s text:c="8"/>if (count &gt; 3) {</text:p>
            <text:p text:style-name="P182"><text:s text:c="10"/><text:span text:style-name="T2">observer.error(new Error('Count is greater 3!'));</text:span></text:p>
            <text:p text:style-name="P182"><text:s text:c="8"/>}</text:p>
            <text:p text:style-name="P182"><text:s text:c="8"/>count++;</text:p>
            <text:p text:style-name="P182"><text:s text:c="6"/>}, 1000);</text:p>
            <text:p text:style-name="P182"><text:s text:c="4"/>});</text:p>
            <text:p text:style-name="P182"/>
            <text:p text:style-name="P183"><text:s text:c="4"/>this.firstObsSubscription = <text:span text:style-name="T2">customIntervalObservable.subscribe(data =&gt; { </text:span><text:span text:style-name="T70">// </text:span><text:span text:style-name="T80">first handler</text:span></text:p>
            <text:p text:style-name="P185"><text:s text:c="6"/>console.log(data);</text:p>
            <text:p text:style-name="P187"><text:span text:style-name="T5"><text:s text:c="4"/>}, error =&gt; { </text:span><text:span text:style-name="T76">// </text:span><text:span text:style-name="T79">second handler</text:span></text:p>
            <text:p text:style-name="P185"><text:s text:c="6"/>console.log(error);</text:p>
            <text:p text:style-name="P185"><text:s text:c="6"/>alert(error.message);</text:p>
            <text:p text:style-name="P186"><text:s text:c="4"/>}, () =&gt; { <text:s/><text:span text:style-name="T70">// </text:span><text:span text:style-name="T80">third handler</text:span></text:p>
            <text:p text:style-name="P185"><text:s text:c="6"/>console.log('Completed!');</text:p>
            <text:p text:style-name="P182"><text:s text:c="4"/>});</text:p>
            <text:p text:style-name="P182"><text:s text:c="2"/>}</text:p>
          </table:table-cell>
        </table:table-row>
      </table:table>
      <text:p text:style-name="P18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7" table:style-name="Table7">
        <table:table-column table:style-name="Table7.A"/>
        <table:table-row>
          <table:table-cell table:style-name="Table7.A1" office:value-type="string">
            <text:p text:style-name="P80"/>
          </table:table-cell>
        </table:table-row>
      </table:table>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ext-properties officeooo:rsid="00011e3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7T10:02:37.995000000</meta:creation-date>
    <dc:date>2020-02-03T16:22:00.292000000</dc:date>
    <meta:editing-duration>P1DT14H25M37S</meta:editing-duration>
    <meta:editing-cycles>375</meta:editing-cycles>
    <meta:generator>LibreOffice/6.4.0.3$Windows_X86_64 LibreOffice_project/b0a288ab3d2d4774cb44b62f04d5d28733ac6df8</meta:generator>
    <meta:document-statistic meta:table-count="68" meta:image-count="0" meta:object-count="0" meta:page-count="30" meta:paragraph-count="936" meta:word-count="4136" meta:character-count="34367" meta:non-whitespace-character-count="28787"/>
  </office:meta>
</office:document-meta>
</file>